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7100000230F715A67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863e" officeooo:paragraph-rsid="001a863e"/>
    </style:style>
    <style:style style:name="P2" style:family="paragraph" style:parent-style-name="Standard">
      <style:text-properties officeooo:rsid="001cf2fc" officeooo:paragraph-rsid="001cf2fc" fo:background-color="#ffff00"/>
    </style:style>
    <style:style style:name="P3" style:family="paragraph" style:parent-style-name="Standard">
      <style:text-properties officeooo:rsid="001a863e" officeooo:paragraph-rsid="001a863e" fo:background-color="#ffff00"/>
    </style:style>
    <style:style style:name="P4" style:family="paragraph" style:parent-style-name="Standard">
      <style:text-properties officeooo:rsid="001ee0d3" officeooo:paragraph-rsid="001ee0d3" fo:background-color="#ffff00"/>
    </style:style>
    <style:style style:name="P5" style:family="paragraph" style:parent-style-name="Standard">
      <style:text-properties officeooo:rsid="002267f9" officeooo:paragraph-rsid="002267f9" fo:background-color="#ffff00"/>
    </style:style>
    <style:style style:name="P6" style:family="paragraph" style:parent-style-name="Standard">
      <style:text-properties officeooo:rsid="00237583" officeooo:paragraph-rsid="00237583" fo:background-color="#ffff00"/>
    </style:style>
    <style:style style:name="P7" style:family="paragraph" style:parent-style-name="Standard">
      <style:text-properties officeooo:rsid="0024d580" officeooo:paragraph-rsid="0024d580" fo:background-color="#ffff00"/>
    </style:style>
    <style:style style:name="P8" style:family="paragraph" style:parent-style-name="Standard">
      <style:text-properties officeooo:rsid="0024d580" officeooo:paragraph-rsid="00283311" fo:background-color="#ffff00"/>
    </style:style>
    <style:style style:name="P9" style:family="paragraph" style:parent-style-name="Standard">
      <style:text-properties officeooo:rsid="00484775" officeooo:paragraph-rsid="00484775" fo:background-color="#ffff00"/>
    </style:style>
    <style:style style:name="P10" style:family="paragraph" style:parent-style-name="Standard">
      <style:text-properties officeooo:rsid="004a716d" officeooo:paragraph-rsid="004a716d" fo:background-color="#ffff00"/>
    </style:style>
    <style:style style:name="P11" style:family="paragraph" style:parent-style-name="Standard">
      <style:text-properties officeooo:rsid="004bb3e8" officeooo:paragraph-rsid="004bb3e8" fo:background-color="#ffff00"/>
    </style:style>
    <style:style style:name="P12" style:family="paragraph" style:parent-style-name="Standard">
      <style:text-properties officeooo:rsid="004d00ab" officeooo:paragraph-rsid="004d00ab" fo:background-color="#ffff00"/>
    </style:style>
    <style:style style:name="P13" style:family="paragraph" style:parent-style-name="Standard">
      <style:text-properties officeooo:rsid="004d721e" officeooo:paragraph-rsid="004d721e" fo:background-color="#ffff00"/>
    </style:style>
    <style:style style:name="P14" style:family="paragraph" style:parent-style-name="Standard">
      <style:text-properties officeooo:rsid="0054368c" officeooo:paragraph-rsid="0054368c" fo:background-color="#ffff00"/>
    </style:style>
    <style:style style:name="P15" style:family="paragraph" style:parent-style-name="Standard">
      <style:text-properties officeooo:rsid="0054ab68" officeooo:paragraph-rsid="0054ab68" fo:background-color="#ffff00"/>
    </style:style>
    <style:style style:name="P16" style:family="paragraph" style:parent-style-name="Standard">
      <style:text-properties officeooo:rsid="005c3ed5" officeooo:paragraph-rsid="0054368c" fo:background-color="#ffff00"/>
    </style:style>
    <style:style style:name="P17" style:family="paragraph" style:parent-style-name="Standard">
      <style:text-properties officeooo:rsid="0061b0e7" officeooo:paragraph-rsid="0061b0e7" fo:background-color="#ffff00"/>
    </style:style>
    <style:style style:name="P18" style:family="paragraph" style:parent-style-name="Standard">
      <style:text-properties officeooo:rsid="00a9a6fd" officeooo:paragraph-rsid="00a9a6fd" fo:background-color="#ffff00"/>
    </style:style>
    <style:style style:name="P19" style:family="paragraph" style:parent-style-name="Standard">
      <style:text-properties officeooo:rsid="00bcf31f" officeooo:paragraph-rsid="00bcf31f" fo:background-color="#ffff00"/>
    </style:style>
    <style:style style:name="P20" style:family="paragraph" style:parent-style-name="Standard">
      <style:text-properties officeooo:rsid="0099832e" officeooo:paragraph-rsid="0099832e" fo:background-color="#ffff00"/>
    </style:style>
    <style:style style:name="P21" style:family="paragraph" style:parent-style-name="Standard">
      <style:text-properties officeooo:rsid="00c2220a" officeooo:paragraph-rsid="00c2220a" fo:background-color="#ffff00"/>
    </style:style>
    <style:style style:name="P22" style:family="paragraph" style:parent-style-name="Standard">
      <style:text-properties officeooo:rsid="00c68337" officeooo:paragraph-rsid="00c68337" fo:background-color="#ffff00"/>
    </style:style>
    <style:style style:name="P23" style:family="paragraph" style:parent-style-name="Standard">
      <style:text-properties officeooo:rsid="00cb16e9" officeooo:paragraph-rsid="00cb16e9" fo:background-color="#ffff00"/>
    </style:style>
    <style:style style:name="P24" style:family="paragraph" style:parent-style-name="Standard">
      <style:text-properties officeooo:rsid="00d48cb6" officeooo:paragraph-rsid="00d48cb6" fo:background-color="#ffff00"/>
    </style:style>
    <style:style style:name="P25" style:family="paragraph" style:parent-style-name="Standard">
      <style:text-properties officeooo:rsid="00d799d4" officeooo:paragraph-rsid="00d799d4" fo:background-color="#ffff00"/>
    </style:style>
    <style:style style:name="P26" style:family="paragraph" style:parent-style-name="Standard">
      <style:text-properties officeooo:rsid="00e3e2ab" officeooo:paragraph-rsid="00e3e2ab" fo:background-color="#ffff00"/>
    </style:style>
    <style:style style:name="P27" style:family="paragraph" style:parent-style-name="Standard">
      <style:text-properties officeooo:rsid="00e5ecba" officeooo:paragraph-rsid="00e5ecba" fo:background-color="#ffff00"/>
    </style:style>
    <style:style style:name="P28" style:family="paragraph" style:parent-style-name="Standard">
      <style:text-properties officeooo:rsid="00fba9cc" officeooo:paragraph-rsid="00fba9cc" fo:background-color="#ffff00"/>
    </style:style>
    <style:style style:name="P29" style:family="paragraph" style:parent-style-name="Standard">
      <style:text-properties officeooo:rsid="0120000d" officeooo:paragraph-rsid="0120000d" fo:background-color="#ffff00"/>
    </style:style>
    <style:style style:name="P30" style:family="paragraph" style:parent-style-name="Standard">
      <style:text-properties officeooo:rsid="0127dd17" officeooo:paragraph-rsid="0127dd17" fo:background-color="#ffff00"/>
    </style:style>
    <style:style style:name="P31" style:family="paragraph" style:parent-style-name="Standard">
      <style:text-properties officeooo:rsid="018a0337" officeooo:paragraph-rsid="018a0337" fo:background-color="#ffff00"/>
    </style:style>
    <style:style style:name="P32" style:family="paragraph" style:parent-style-name="Standard">
      <style:text-properties officeooo:rsid="01a54989" officeooo:paragraph-rsid="01a54989" fo:background-color="#ffff00"/>
    </style:style>
    <style:style style:name="P33" style:family="paragraph" style:parent-style-name="Standard">
      <style:text-properties officeooo:rsid="01a74954" officeooo:paragraph-rsid="01a74954" fo:background-color="#ffff00"/>
    </style:style>
    <style:style style:name="P34" style:family="paragraph" style:parent-style-name="Standard">
      <style:text-properties officeooo:rsid="01a75d07" officeooo:paragraph-rsid="01a75d07" fo:background-color="#ffff00"/>
    </style:style>
    <style:style style:name="P35" style:family="paragraph" style:parent-style-name="Standard">
      <style:text-properties officeooo:rsid="0188c8ed" officeooo:paragraph-rsid="0188c8ed" fo:background-color="#ffff00"/>
    </style:style>
    <style:style style:name="P36" style:family="paragraph" style:parent-style-name="Standard">
      <style:text-properties officeooo:rsid="01a7d018" officeooo:paragraph-rsid="01a7d018" fo:background-color="#ffff00"/>
    </style:style>
    <style:style style:name="P37" style:family="paragraph" style:parent-style-name="Standard">
      <style:text-properties officeooo:rsid="01a8cf70" officeooo:paragraph-rsid="00d06940" fo:background-color="#ffff00"/>
    </style:style>
    <style:style style:name="P38" style:family="paragraph" style:parent-style-name="Standard">
      <style:text-properties officeooo:rsid="01af9d02" officeooo:paragraph-rsid="01af9d02" fo:background-color="#ffff00"/>
    </style:style>
    <style:style style:name="P39" style:family="paragraph" style:parent-style-name="Standard">
      <style:text-properties officeooo:rsid="02000117" officeooo:paragraph-rsid="02000117" fo:background-color="#ffff00"/>
    </style:style>
    <style:style style:name="P40" style:family="paragraph" style:parent-style-name="Standard">
      <style:text-properties officeooo:rsid="02016f52" officeooo:paragraph-rsid="02016f52" fo:background-color="#ffff00"/>
    </style:style>
    <style:style style:name="P41" style:family="paragraph" style:parent-style-name="Standard">
      <style:text-properties officeooo:rsid="02032e93" officeooo:paragraph-rsid="02032e93" fo:background-color="#ffff00"/>
    </style:style>
    <style:style style:name="P42" style:family="paragraph" style:parent-style-name="Standard">
      <style:text-properties officeooo:rsid="0204b13f" officeooo:paragraph-rsid="0204b13f" fo:background-color="#ffff00"/>
    </style:style>
    <style:style style:name="P43" style:family="paragraph" style:parent-style-name="Standard">
      <style:text-properties officeooo:rsid="0207f821" officeooo:paragraph-rsid="0207f821" fo:background-color="#ffff00"/>
    </style:style>
    <style:style style:name="P44" style:family="paragraph" style:parent-style-name="Standard">
      <style:text-properties officeooo:rsid="020aeee6" officeooo:paragraph-rsid="020aeee6" fo:background-color="#ffff00"/>
    </style:style>
    <style:style style:name="P45" style:family="paragraph" style:parent-style-name="Standard">
      <style:text-properties officeooo:rsid="020e3610" officeooo:paragraph-rsid="020e3610" fo:background-color="#ffff00"/>
    </style:style>
    <style:style style:name="P46" style:family="paragraph" style:parent-style-name="Standard">
      <style:text-properties officeooo:rsid="020e8b9b" officeooo:paragraph-rsid="020e8b9b" fo:background-color="#ffff00"/>
    </style:style>
    <style:style style:name="P47" style:family="paragraph" style:parent-style-name="Standard">
      <style:text-properties officeooo:rsid="0212274c" officeooo:paragraph-rsid="0212274c" fo:background-color="#ffff00"/>
    </style:style>
    <style:style style:name="P48" style:family="paragraph" style:parent-style-name="Standard">
      <style:text-properties officeooo:rsid="0214496b" officeooo:paragraph-rsid="0214496b" fo:background-color="#ffff00"/>
    </style:style>
    <style:style style:name="P49" style:family="paragraph" style:parent-style-name="Standard">
      <style:text-properties officeooo:rsid="02150556" officeooo:paragraph-rsid="02150556" fo:background-color="#ffff00"/>
    </style:style>
    <style:style style:name="P50" style:family="paragraph" style:parent-style-name="Standard">
      <style:text-properties officeooo:rsid="0216194e" officeooo:paragraph-rsid="0216194e" fo:background-color="#ffff00"/>
    </style:style>
    <style:style style:name="P51" style:family="paragraph" style:parent-style-name="Standard">
      <style:text-properties officeooo:rsid="023146a1" officeooo:paragraph-rsid="023146a1" fo:background-color="#ffff00"/>
    </style:style>
    <style:style style:name="P52" style:family="paragraph" style:parent-style-name="Standard">
      <style:text-properties officeooo:rsid="022eeffc" officeooo:paragraph-rsid="022eeffc" fo:background-color="#ffff00"/>
    </style:style>
    <style:style style:name="P53" style:family="paragraph" style:parent-style-name="Standard">
      <style:text-properties officeooo:rsid="02381761" officeooo:paragraph-rsid="02381761" fo:background-color="#ffff00"/>
    </style:style>
    <style:style style:name="P54" style:family="paragraph" style:parent-style-name="Standard">
      <style:text-properties officeooo:rsid="023c0cee" officeooo:paragraph-rsid="023c0cee" fo:background-color="#ffff00"/>
    </style:style>
    <style:style style:name="P55" style:family="paragraph" style:parent-style-name="Standard">
      <style:text-properties officeooo:rsid="028b1eaa" officeooo:paragraph-rsid="028b1eaa" fo:background-color="#ffff00"/>
    </style:style>
    <style:style style:name="P56" style:family="paragraph" style:parent-style-name="Standard">
      <style:text-properties officeooo:rsid="0297a899" officeooo:paragraph-rsid="0297a899" fo:background-color="#ffff00"/>
    </style:style>
    <style:style style:name="P57" style:family="paragraph" style:parent-style-name="Standard">
      <style:text-properties officeooo:rsid="02a42a37" officeooo:paragraph-rsid="02a42a37" fo:background-color="#ffff00"/>
    </style:style>
    <style:style style:name="P58" style:family="paragraph" style:parent-style-name="Standard">
      <style:text-properties officeooo:rsid="001ee0d3" officeooo:paragraph-rsid="001ee0d3"/>
    </style:style>
    <style:style style:name="P59" style:family="paragraph" style:parent-style-name="Standard">
      <style:text-properties officeooo:rsid="00212053" officeooo:paragraph-rsid="00212053"/>
    </style:style>
    <style:style style:name="P60" style:family="paragraph" style:parent-style-name="Standard">
      <style:text-properties officeooo:rsid="00218fb9" officeooo:paragraph-rsid="00218fb9"/>
    </style:style>
    <style:style style:name="P61" style:family="paragraph" style:parent-style-name="Standard">
      <style:text-properties officeooo:rsid="002267f9" officeooo:paragraph-rsid="002267f9"/>
    </style:style>
    <style:style style:name="P62" style:family="paragraph" style:parent-style-name="Standard">
      <style:text-properties officeooo:rsid="00237583" officeooo:paragraph-rsid="00237583"/>
    </style:style>
    <style:style style:name="P63" style:family="paragraph" style:parent-style-name="Standard">
      <style:text-properties officeooo:rsid="0024d580" officeooo:paragraph-rsid="0024d580"/>
    </style:style>
    <style:style style:name="P64" style:family="paragraph" style:parent-style-name="Standard">
      <style:text-properties officeooo:rsid="0026a657" officeooo:paragraph-rsid="0026a657" fo:background-color="#ffffff"/>
    </style:style>
    <style:style style:name="P65" style:family="paragraph" style:parent-style-name="Standard">
      <style:text-properties officeooo:rsid="0033727c" officeooo:paragraph-rsid="0033727c" fo:background-color="#ffffff"/>
    </style:style>
    <style:style style:name="P66" style:family="paragraph" style:parent-style-name="Standard">
      <style:text-properties officeooo:rsid="0034d3e9" officeooo:paragraph-rsid="0034d3e9" fo:background-color="#ffffff"/>
    </style:style>
    <style:style style:name="P67" style:family="paragraph" style:parent-style-name="Standard">
      <style:text-properties officeooo:rsid="0034d3e9" officeooo:paragraph-rsid="0094f309" fo:background-color="#ffffff"/>
    </style:style>
    <style:style style:name="P68" style:family="paragraph" style:parent-style-name="Standard">
      <style:text-properties officeooo:rsid="00409390" officeooo:paragraph-rsid="00409390" fo:background-color="#ffffff"/>
    </style:style>
    <style:style style:name="P69" style:family="paragraph" style:parent-style-name="Standard">
      <style:text-properties officeooo:rsid="00409390" officeooo:paragraph-rsid="0041a1ea" fo:background-color="#ffffff"/>
    </style:style>
    <style:style style:name="P70" style:family="paragraph" style:parent-style-name="Standard">
      <style:text-properties officeooo:rsid="0041a1ea" officeooo:paragraph-rsid="0041a1ea" fo:background-color="#ffffff"/>
    </style:style>
    <style:style style:name="P71" style:family="paragraph" style:parent-style-name="Standard">
      <style:text-properties officeooo:rsid="0041a1ea" officeooo:paragraph-rsid="0049afcd" fo:background-color="#ffffff"/>
    </style:style>
    <style:style style:name="P72" style:family="paragraph" style:parent-style-name="Standard">
      <style:text-properties officeooo:rsid="0041aca3" officeooo:paragraph-rsid="0041aca3" fo:background-color="#ffffff"/>
    </style:style>
    <style:style style:name="P73" style:family="paragraph" style:parent-style-name="Standard">
      <style:text-properties officeooo:rsid="0041aca3" officeooo:paragraph-rsid="00428ed6" fo:background-color="#ffffff"/>
    </style:style>
    <style:style style:name="P74" style:family="paragraph" style:parent-style-name="Standard">
      <style:text-properties officeooo:rsid="0043cf48" officeooo:paragraph-rsid="0043cf48" fo:background-color="#ffffff"/>
    </style:style>
    <style:style style:name="P75" style:family="paragraph" style:parent-style-name="Standard">
      <style:text-properties officeooo:rsid="00446b52" officeooo:paragraph-rsid="00446b52" fo:background-color="#ffffff"/>
    </style:style>
    <style:style style:name="P76" style:family="paragraph" style:parent-style-name="Standard">
      <style:text-properties officeooo:rsid="0046037e" officeooo:paragraph-rsid="0046037e" fo:background-color="#ffffff"/>
    </style:style>
    <style:style style:name="P77" style:family="paragraph" style:parent-style-name="Standard">
      <style:text-properties officeooo:rsid="0060ccf2" officeooo:paragraph-rsid="0060ccf2" fo:background-color="#ffffff"/>
    </style:style>
    <style:style style:name="P78" style:family="paragraph" style:parent-style-name="Standard">
      <style:text-properties officeooo:rsid="007acf5d" officeooo:paragraph-rsid="007acf5d" fo:background-color="#ffffff"/>
    </style:style>
    <style:style style:name="P79" style:family="paragraph" style:parent-style-name="Standard">
      <style:text-properties officeooo:rsid="00ba9229" officeooo:paragraph-rsid="00ba9229" fo:background-color="#ffffff"/>
    </style:style>
    <style:style style:name="P80" style:family="paragraph" style:parent-style-name="Standard">
      <style:text-properties officeooo:rsid="002c323b" officeooo:paragraph-rsid="002c323b" fo:background-color="#ffffff"/>
    </style:style>
    <style:style style:name="P81" style:family="paragraph" style:parent-style-name="Standard">
      <style:text-properties officeooo:rsid="00e60b13" officeooo:paragraph-rsid="00e60b13" fo:background-color="#ffffff"/>
    </style:style>
    <style:style style:name="P82" style:family="paragraph" style:parent-style-name="Standard">
      <style:text-properties officeooo:rsid="00fdf96b" officeooo:paragraph-rsid="00fdf96b" fo:background-color="#ffffff"/>
    </style:style>
    <style:style style:name="P83" style:family="paragraph" style:parent-style-name="Standard">
      <style:text-properties officeooo:rsid="018af9df" officeooo:paragraph-rsid="018af9df" fo:background-color="#ffffff"/>
    </style:style>
    <style:style style:name="P84" style:family="paragraph" style:parent-style-name="Standard">
      <style:text-properties officeooo:rsid="017e3fb0" officeooo:paragraph-rsid="017e3fb0" fo:background-color="#ffffff"/>
    </style:style>
    <style:style style:name="P85" style:family="paragraph" style:parent-style-name="Standard">
      <style:text-properties officeooo:rsid="0205f85a" officeooo:paragraph-rsid="0205f85a" fo:background-color="#ffffff"/>
    </style:style>
    <style:style style:name="P86" style:family="paragraph" style:parent-style-name="Standard">
      <style:text-properties officeooo:rsid="028b1eaa" officeooo:paragraph-rsid="028b1eaa" fo:background-color="#ffffff"/>
    </style:style>
    <style:style style:name="P87" style:family="paragraph" style:parent-style-name="Standard">
      <style:text-properties officeooo:rsid="0297a899" officeooo:paragraph-rsid="0297a899" fo:background-color="#ffffff"/>
    </style:style>
    <style:style style:name="P88" style:family="paragraph" style:parent-style-name="Standard">
      <style:text-properties officeooo:rsid="0204b13f" officeooo:paragraph-rsid="0204b13f" fo:background-color="#ffffff"/>
    </style:style>
    <style:style style:name="P89" style:family="paragraph" style:parent-style-name="Standard">
      <style:text-properties officeooo:rsid="00290fa9" officeooo:paragraph-rsid="00290fa9"/>
    </style:style>
    <style:style style:name="P90" style:family="paragraph" style:parent-style-name="Standard">
      <style:text-properties officeooo:rsid="0029e95f" officeooo:paragraph-rsid="0029e95f"/>
    </style:style>
    <style:style style:name="P91" style:family="paragraph" style:parent-style-name="Standard">
      <style:text-properties officeooo:rsid="002a7770" officeooo:paragraph-rsid="002a7770"/>
    </style:style>
    <style:style style:name="P92" style:family="paragraph" style:parent-style-name="Standard">
      <style:text-properties officeooo:rsid="002a7770" officeooo:paragraph-rsid="002a7770" fo:background-color="#ffff99"/>
    </style:style>
    <style:style style:name="P93" style:family="paragraph" style:parent-style-name="Standard">
      <style:text-properties officeooo:rsid="002a8f79" officeooo:paragraph-rsid="002a8f79" fo:background-color="#ffff99"/>
    </style:style>
    <style:style style:name="P94" style:family="paragraph" style:parent-style-name="Standard">
      <style:text-properties officeooo:rsid="002b9fcc" officeooo:paragraph-rsid="002b9fcc" fo:background-color="#ffff99"/>
    </style:style>
    <style:style style:name="P95" style:family="paragraph" style:parent-style-name="Standard">
      <style:text-properties officeooo:rsid="002c323b" officeooo:paragraph-rsid="002c323b" fo:background-color="#ffff99"/>
    </style:style>
    <style:style style:name="P96" style:family="paragraph" style:parent-style-name="Standard">
      <style:text-properties officeooo:rsid="002c323b" officeooo:paragraph-rsid="00bb835f" fo:background-color="#ffff99"/>
    </style:style>
    <style:style style:name="P97" style:family="paragraph" style:parent-style-name="Standard">
      <style:text-properties officeooo:rsid="00290fa9" officeooo:paragraph-rsid="00290fa9" fo:background-color="#ffff99"/>
    </style:style>
    <style:style style:name="P98" style:family="paragraph" style:parent-style-name="Standard">
      <style:text-properties officeooo:rsid="0033727c" officeooo:paragraph-rsid="0033727c" fo:background-color="#ffff99"/>
    </style:style>
    <style:style style:name="P99" style:family="paragraph" style:parent-style-name="Standard">
      <style:text-properties officeooo:rsid="00446b52" officeooo:paragraph-rsid="00446b52" fo:background-color="#ffff99"/>
    </style:style>
    <style:style style:name="P100" style:family="paragraph" style:parent-style-name="Standard">
      <style:text-properties officeooo:rsid="004494e4" officeooo:paragraph-rsid="004494e4" fo:background-color="#ffff99"/>
    </style:style>
    <style:style style:name="P101" style:family="paragraph" style:parent-style-name="Standard">
      <style:text-properties officeooo:rsid="0045f1b8" officeooo:paragraph-rsid="0045f1b8" fo:background-color="#ffff99"/>
    </style:style>
    <style:style style:name="P102" style:family="paragraph" style:parent-style-name="Standard">
      <style:text-properties officeooo:rsid="0063f3eb" officeooo:paragraph-rsid="0063f3eb" fo:background-color="#ffff99"/>
    </style:style>
    <style:style style:name="P103" style:family="paragraph" style:parent-style-name="Standard">
      <style:text-properties officeooo:rsid="006c93b1" officeooo:paragraph-rsid="006c93b1" fo:background-color="#ffff99"/>
    </style:style>
    <style:style style:name="P104" style:family="paragraph" style:parent-style-name="Standard">
      <style:text-properties officeooo:rsid="006c93b1" officeooo:paragraph-rsid="00645bbd" fo:background-color="#ffff99"/>
    </style:style>
    <style:style style:name="P105" style:family="paragraph" style:parent-style-name="Standard">
      <style:text-properties officeooo:rsid="006e8111" officeooo:paragraph-rsid="006e8111" fo:background-color="#ffff99"/>
    </style:style>
    <style:style style:name="P106" style:family="paragraph" style:parent-style-name="Standard">
      <style:text-properties officeooo:rsid="007c2ec6" officeooo:paragraph-rsid="007c2ec6" fo:background-color="#ffff99"/>
    </style:style>
    <style:style style:name="P107" style:family="paragraph" style:parent-style-name="Standard">
      <style:text-properties officeooo:rsid="008252f1" officeooo:paragraph-rsid="008252f1" fo:background-color="#ffff99"/>
    </style:style>
    <style:style style:name="P108" style:family="paragraph" style:parent-style-name="Standard">
      <style:text-properties officeooo:rsid="0082af9a" officeooo:paragraph-rsid="0082af9a" fo:background-color="#ffff99"/>
    </style:style>
    <style:style style:name="P109" style:family="paragraph" style:parent-style-name="Standard">
      <style:text-properties officeooo:rsid="00846ccc" officeooo:paragraph-rsid="00846ccc" fo:background-color="#ffff99"/>
    </style:style>
    <style:style style:name="P110" style:family="paragraph" style:parent-style-name="Standard">
      <style:text-properties officeooo:rsid="0088a3df" officeooo:paragraph-rsid="0088a3df" fo:background-color="#ffff99"/>
    </style:style>
    <style:style style:name="P111" style:family="paragraph" style:parent-style-name="Standard">
      <style:text-properties officeooo:rsid="008a1683" officeooo:paragraph-rsid="008a1683" fo:background-color="#ffff99"/>
    </style:style>
    <style:style style:name="P112" style:family="paragraph" style:parent-style-name="Standard">
      <style:text-properties officeooo:rsid="008c1557" officeooo:paragraph-rsid="008c1557" fo:background-color="#ffff99"/>
    </style:style>
    <style:style style:name="P113" style:family="paragraph" style:parent-style-name="Standard">
      <style:text-properties officeooo:rsid="0099832e" officeooo:paragraph-rsid="0099832e" fo:background-color="#ffff99"/>
    </style:style>
    <style:style style:name="P114" style:family="paragraph" style:parent-style-name="Standard">
      <style:text-properties officeooo:rsid="00fdf96b" officeooo:paragraph-rsid="00fdf96b" fo:background-color="#ffff99"/>
    </style:style>
    <style:style style:name="P115" style:family="paragraph" style:parent-style-name="Standard">
      <style:text-properties officeooo:rsid="010046e1" officeooo:paragraph-rsid="010046e1" fo:background-color="#ffff99"/>
    </style:style>
    <style:style style:name="P116" style:family="paragraph" style:parent-style-name="Standard">
      <style:text-properties officeooo:rsid="01007bee" officeooo:paragraph-rsid="01007bee" fo:background-color="#ffff99"/>
    </style:style>
    <style:style style:name="P117" style:family="paragraph" style:parent-style-name="Standard">
      <style:text-properties officeooo:rsid="0103eaf0" officeooo:paragraph-rsid="0103eaf0" fo:background-color="#ffff99"/>
    </style:style>
    <style:style style:name="P118" style:family="paragraph" style:parent-style-name="Standard">
      <style:text-properties officeooo:rsid="01042e48" officeooo:paragraph-rsid="01042e48" fo:background-color="#ffff99"/>
    </style:style>
    <style:style style:name="P119" style:family="paragraph" style:parent-style-name="Standard">
      <style:text-properties officeooo:rsid="0109af02" officeooo:paragraph-rsid="0109af02" fo:background-color="#ffff99"/>
    </style:style>
    <style:style style:name="P120" style:family="paragraph" style:parent-style-name="Standard">
      <style:text-properties officeooo:rsid="010b452c" officeooo:paragraph-rsid="010b452c" fo:background-color="#ffff99"/>
    </style:style>
    <style:style style:name="P121" style:family="paragraph" style:parent-style-name="Standard">
      <style:text-properties officeooo:rsid="016ae8a2" officeooo:paragraph-rsid="016ae8a2" fo:background-color="#ffff99"/>
    </style:style>
    <style:style style:name="P122" style:family="paragraph" style:parent-style-name="Standard">
      <style:text-properties officeooo:rsid="011a73d9" officeooo:paragraph-rsid="011a73d9" fo:background-color="#ffff99"/>
    </style:style>
    <style:style style:name="P123" style:family="paragraph" style:parent-style-name="Standard">
      <style:text-properties officeooo:rsid="018e4a42" officeooo:paragraph-rsid="018e4a42" fo:background-color="#ffff99"/>
    </style:style>
    <style:style style:name="P124" style:family="paragraph" style:parent-style-name="Standard">
      <style:text-properties officeooo:rsid="002a8f79" officeooo:paragraph-rsid="002a8f79"/>
    </style:style>
    <style:style style:name="P125" style:family="paragraph" style:parent-style-name="Standard">
      <style:text-properties officeooo:rsid="002b9fcc" officeooo:paragraph-rsid="002b9fcc"/>
    </style:style>
    <style:style style:name="P126" style:family="paragraph" style:parent-style-name="Standard">
      <style:text-properties officeooo:rsid="002c323b" officeooo:paragraph-rsid="002c323b"/>
    </style:style>
    <style:style style:name="P127" style:family="paragraph" style:parent-style-name="Standard">
      <style:text-properties officeooo:rsid="0030d72d" officeooo:paragraph-rsid="0030d72d"/>
    </style:style>
    <style:style style:name="P128" style:family="paragraph" style:parent-style-name="Standard">
      <style:text-properties officeooo:rsid="0035266d" officeooo:paragraph-rsid="0035266d"/>
    </style:style>
    <style:style style:name="P129" style:family="paragraph" style:parent-style-name="Standard">
      <style:text-properties fo:font-weight="bold" officeooo:rsid="0037986d" officeooo:paragraph-rsid="0037986d" fo:background-color="#ffffff" style:font-weight-asian="bold" style:font-weight-complex="bold"/>
    </style:style>
    <style:style style:name="P130" style:family="paragraph" style:parent-style-name="Standard">
      <style:text-properties fo:font-weight="bold" officeooo:rsid="0034d3e9" officeooo:paragraph-rsid="0034d3e9" fo:background-color="#ffffff" style:font-weight-asian="bold" style:font-weight-complex="bold"/>
    </style:style>
    <style:style style:name="P131" style:family="paragraph" style:parent-style-name="Standard">
      <style:text-properties fo:font-weight="bold" officeooo:rsid="003a9aab" officeooo:paragraph-rsid="003a9aab" fo:background-color="#ffffff" style:font-weight-asian="bold" style:font-weight-complex="bold"/>
    </style:style>
    <style:style style:name="P132" style:family="paragraph" style:parent-style-name="Standard">
      <style:text-properties fo:font-weight="bold" officeooo:rsid="003a9aab" officeooo:paragraph-rsid="003d461a" fo:background-color="#ffffff" style:font-weight-asian="bold" style:font-weight-complex="bold"/>
    </style:style>
    <style:style style:name="P133" style:family="paragraph" style:parent-style-name="Standard">
      <style:text-properties fo:font-weight="bold" officeooo:rsid="003a9aab" officeooo:paragraph-rsid="02a286ac" fo:background-color="#ffffff" style:font-weight-asian="bold" style:font-weight-complex="bold"/>
    </style:style>
    <style:style style:name="P134" style:family="paragraph" style:parent-style-name="Standard">
      <style:text-properties fo:font-weight="bold" officeooo:rsid="003ae0c7" officeooo:paragraph-rsid="003ae0c7" fo:background-color="#ffffff" style:font-weight-asian="bold" style:font-weight-complex="bold"/>
    </style:style>
    <style:style style:name="P135" style:family="paragraph" style:parent-style-name="Standard">
      <style:text-properties fo:font-weight="bold" officeooo:rsid="003b59fc" officeooo:paragraph-rsid="003b59fc" fo:background-color="#ffffff" style:font-weight-asian="bold" style:font-weight-complex="bold"/>
    </style:style>
    <style:style style:name="P136" style:family="paragraph" style:parent-style-name="Standard">
      <style:text-properties fo:font-weight="bold" officeooo:rsid="003db814" officeooo:paragraph-rsid="003db814" fo:background-color="#ffffff" style:font-weight-asian="bold" style:font-weight-complex="bold"/>
    </style:style>
    <style:style style:name="P137" style:family="paragraph" style:parent-style-name="Standard">
      <style:text-properties fo:font-weight="bold" officeooo:rsid="003f8f69" officeooo:paragraph-rsid="003f8f69" fo:background-color="#ffffff" style:font-weight-asian="bold" style:font-weight-complex="bold"/>
    </style:style>
    <style:style style:name="P138" style:family="paragraph" style:parent-style-name="Standard">
      <style:text-properties fo:font-weight="bold" officeooo:rsid="00b47e18" officeooo:paragraph-rsid="00b47e18" fo:background-color="#ffffff" style:font-weight-asian="bold" style:font-weight-complex="bold"/>
    </style:style>
    <style:style style:name="P139" style:family="paragraph" style:parent-style-name="Standard">
      <style:text-properties fo:font-weight="bold" officeooo:rsid="00b63ca6" officeooo:paragraph-rsid="00b63ca6" fo:background-color="#ffffff" style:font-weight-asian="bold" style:font-weight-complex="bold"/>
    </style:style>
    <style:style style:name="P140" style:family="paragraph" style:parent-style-name="Standard">
      <style:text-properties fo:font-weight="bold" officeooo:rsid="01788a8d" officeooo:paragraph-rsid="01788a8d" fo:background-color="#ffffff" style:font-weight-asian="bold" style:font-weight-complex="bold"/>
    </style:style>
    <style:style style:name="P141" style:family="paragraph" style:parent-style-name="Standard">
      <style:text-properties fo:font-weight="bold" officeooo:rsid="00922fc3" officeooo:paragraph-rsid="00922fc3" fo:background-color="#ffffff" style:font-weight-asian="bold" style:font-weight-complex="bold"/>
    </style:style>
    <style:style style:name="P142" style:family="paragraph" style:parent-style-name="Standard">
      <style:text-properties fo:font-weight="bold" officeooo:rsid="00846ccc" officeooo:paragraph-rsid="00846ccc" style:font-weight-asian="bold" style:font-weight-complex="bold"/>
    </style:style>
    <style:style style:name="P143" style:family="paragraph" style:parent-style-name="Standard">
      <style:text-properties fo:font-weight="bold" officeooo:rsid="0089ab38" officeooo:paragraph-rsid="0089ab38" style:font-weight-asian="bold" style:font-weight-complex="bold"/>
    </style:style>
    <style:style style:name="P144" style:family="paragraph" style:parent-style-name="Standard">
      <style:text-properties fo:font-weight="bold" officeooo:rsid="008c1557" officeooo:paragraph-rsid="008c1557" style:font-weight-asian="bold" style:font-weight-complex="bold"/>
    </style:style>
    <style:style style:name="P145" style:family="paragraph" style:parent-style-name="Standard">
      <style:text-properties fo:font-weight="bold" officeooo:rsid="008d0254" officeooo:paragraph-rsid="008d0254" style:font-weight-asian="bold" style:font-weight-complex="bold"/>
    </style:style>
    <style:style style:name="P146" style:family="paragraph" style:parent-style-name="Standard">
      <style:text-properties fo:font-weight="bold" officeooo:rsid="008025d0" officeooo:paragraph-rsid="008025d0" style:font-weight-asian="bold" style:font-weight-complex="bold"/>
    </style:style>
    <style:style style:name="P147" style:family="paragraph" style:parent-style-name="Standard">
      <style:text-properties fo:font-weight="bold" officeooo:rsid="00b0b48c" officeooo:paragraph-rsid="00b0b48c" style:font-weight-asian="bold" style:font-weight-complex="bold"/>
    </style:style>
    <style:style style:name="P148" style:family="paragraph" style:parent-style-name="Standard">
      <style:text-properties fo:font-weight="bold" officeooo:rsid="00b006b0" officeooo:paragraph-rsid="00b006b0" style:font-weight-asian="bold" style:font-weight-complex="bold"/>
    </style:style>
    <style:style style:name="P149" style:family="paragraph" style:parent-style-name="Standard">
      <style:text-properties fo:font-weight="bold" officeooo:rsid="01007bee" officeooo:paragraph-rsid="01007bee" style:font-weight-asian="bold" style:font-weight-complex="bold"/>
    </style:style>
    <style:style style:name="P150" style:family="paragraph" style:parent-style-name="Standard">
      <style:text-properties fo:font-weight="bold" officeooo:rsid="026b7288" officeooo:paragraph-rsid="026b7288" style:font-weight-asian="bold" style:font-weight-complex="bold"/>
    </style:style>
    <style:style style:name="P151" style:family="paragraph" style:parent-style-name="Standard">
      <style:text-properties fo:font-weight="bold" officeooo:rsid="02c4650d" officeooo:paragraph-rsid="02c4650d" style:font-weight-asian="bold" style:font-weight-complex="bold"/>
    </style:style>
    <style:style style:name="P152" style:family="paragraph" style:parent-style-name="Standard">
      <style:text-properties fo:font-weight="bold" officeooo:rsid="02c4650d" officeooo:paragraph-rsid="02c7ba0c" style:font-weight-asian="bold" style:font-weight-complex="bold"/>
    </style:style>
    <style:style style:name="P153" style:family="paragraph" style:parent-style-name="Standard">
      <style:text-properties fo:font-weight="bold" officeooo:rsid="002f8f50" officeooo:paragraph-rsid="00b81b72" fo:background-color="#ffff00" style:font-weight-asian="bold" style:font-weight-complex="bold"/>
    </style:style>
    <style:style style:name="P154" style:family="paragraph" style:parent-style-name="Standard">
      <style:text-properties fo:font-weight="bold" officeooo:rsid="01788a8d" officeooo:paragraph-rsid="01788a8d" fo:background-color="#ffff00" style:font-weight-asian="bold" style:font-weight-complex="bold"/>
    </style:style>
    <style:style style:name="P155" style:family="paragraph" style:parent-style-name="Standard">
      <style:text-properties officeooo:rsid="004494e4" officeooo:paragraph-rsid="004494e4"/>
    </style:style>
    <style:style style:name="P156" style:family="paragraph" style:parent-style-name="Standard">
      <style:text-properties officeooo:rsid="0045f1b8" officeooo:paragraph-rsid="0045f1b8"/>
    </style:style>
    <style:style style:name="P157" style:family="paragraph" style:parent-style-name="Standard">
      <style:text-properties fo:font-weight="normal" officeooo:rsid="003b59fc" officeooo:paragraph-rsid="003b59fc" fo:background-color="#ffffff" style:font-weight-asian="normal" style:font-weight-complex="normal"/>
    </style:style>
    <style:style style:name="P158" style:family="paragraph" style:parent-style-name="Standard">
      <style:text-properties fo:font-weight="normal" officeooo:rsid="003b59fc" officeooo:paragraph-rsid="02a286ac" fo:background-color="#ffffff" style:font-weight-asian="normal" style:font-weight-complex="normal"/>
    </style:style>
    <style:style style:name="P159" style:family="paragraph" style:parent-style-name="Standard">
      <style:text-properties fo:font-weight="normal" officeooo:rsid="00922fc3" officeooo:paragraph-rsid="00922fc3" fo:background-color="#ffffff" style:font-weight-asian="normal" style:font-weight-complex="normal"/>
    </style:style>
    <style:style style:name="P160" style:family="paragraph" style:parent-style-name="Standard">
      <style:text-properties fo:font-weight="normal" officeooo:rsid="00b63ca6" officeooo:paragraph-rsid="00b63ca6" fo:background-color="#ffffff" style:font-weight-asian="normal" style:font-weight-complex="normal"/>
    </style:style>
    <style:style style:name="P161" style:family="paragraph" style:parent-style-name="Standard">
      <style:text-properties fo:font-weight="normal" officeooo:rsid="01788a8d" officeooo:paragraph-rsid="01788a8d" fo:background-color="#ffffff" style:font-weight-asian="normal" style:font-weight-complex="normal"/>
    </style:style>
    <style:style style:name="P162" style:family="paragraph" style:parent-style-name="Standard">
      <style:text-properties fo:font-weight="normal" officeooo:rsid="01953da9" officeooo:paragraph-rsid="01953da9" fo:background-color="#ffffff" style:font-weight-asian="normal" style:font-weight-complex="normal"/>
    </style:style>
    <style:style style:name="P163" style:family="paragraph" style:parent-style-name="Standard">
      <style:text-properties fo:font-weight="normal" officeooo:rsid="003db814" officeooo:paragraph-rsid="003db814" fo:background-color="#ffffff" style:font-weight-asian="normal" style:font-weight-complex="normal"/>
    </style:style>
    <style:style style:name="P164" style:family="paragraph" style:parent-style-name="Standard">
      <style:text-properties fo:font-weight="normal" officeooo:rsid="02a22be3" officeooo:paragraph-rsid="02a22be3" fo:background-color="#ffffff" style:font-weight-asian="normal" style:font-weight-complex="normal"/>
    </style:style>
    <style:style style:name="P165" style:family="paragraph" style:parent-style-name="Standard">
      <style:text-properties fo:font-weight="normal" officeooo:rsid="02a27283" officeooo:paragraph-rsid="02a27283" fo:background-color="#ffffff" style:font-weight-asian="normal" style:font-weight-complex="normal"/>
    </style:style>
    <style:style style:name="P166" style:family="paragraph" style:parent-style-name="Standard">
      <style:text-properties fo:font-weight="normal" officeooo:rsid="02a286ac" officeooo:paragraph-rsid="02a286ac" fo:background-color="#ffffff" style:font-weight-asian="normal" style:font-weight-complex="normal"/>
    </style:style>
    <style:style style:name="P167" style:family="paragraph" style:parent-style-name="Standard">
      <style:text-properties fo:font-weight="normal" officeooo:rsid="003f8f69" officeooo:paragraph-rsid="003f8f69" fo:background-color="#ffff99" style:font-weight-asian="normal" style:font-weight-complex="normal"/>
    </style:style>
    <style:style style:name="P168" style:family="paragraph" style:parent-style-name="Standard">
      <style:text-properties fo:font-weight="normal" officeooo:rsid="023c0cee" officeooo:paragraph-rsid="023c0cee" style:font-weight-asian="normal" style:font-weight-complex="normal"/>
    </style:style>
    <style:style style:name="P169" style:family="paragraph" style:parent-style-name="Standard">
      <style:text-properties fo:font-weight="normal" officeooo:rsid="023c48ba" officeooo:paragraph-rsid="023c48ba" style:font-weight-asian="normal" style:font-weight-complex="normal"/>
    </style:style>
    <style:style style:name="P170" style:family="paragraph" style:parent-style-name="Standard">
      <style:text-properties fo:font-weight="normal" officeooo:rsid="024225ee" officeooo:paragraph-rsid="024225ee" style:font-weight-asian="normal" style:font-weight-complex="normal"/>
    </style:style>
    <style:style style:name="P171" style:family="paragraph" style:parent-style-name="Standard">
      <style:text-properties fo:font-weight="normal" officeooo:rsid="024e3d20" officeooo:paragraph-rsid="024e3d20" style:font-weight-asian="normal" style:font-weight-complex="normal"/>
    </style:style>
    <style:style style:name="P172" style:family="paragraph" style:parent-style-name="Standard">
      <style:text-properties fo:font-weight="normal" officeooo:rsid="024e4afe" officeooo:paragraph-rsid="024e4afe" style:font-weight-asian="normal" style:font-weight-complex="normal"/>
    </style:style>
    <style:style style:name="P173" style:family="paragraph" style:parent-style-name="Standard">
      <style:text-properties fo:font-weight="normal" officeooo:rsid="024e4afe" officeooo:paragraph-rsid="0250313c" style:font-weight-asian="normal" style:font-weight-complex="normal"/>
    </style:style>
    <style:style style:name="P174" style:family="paragraph" style:parent-style-name="Standard">
      <style:text-properties fo:font-weight="normal" officeooo:rsid="024fb9d8" officeooo:paragraph-rsid="024fb9d8" style:font-weight-asian="normal" style:font-weight-complex="normal"/>
    </style:style>
    <style:style style:name="P175" style:family="paragraph" style:parent-style-name="Standard">
      <style:text-properties fo:font-weight="normal" officeooo:rsid="02512d6c" officeooo:paragraph-rsid="02512d6c" style:font-weight-asian="normal" style:font-weight-complex="normal"/>
    </style:style>
    <style:style style:name="P176" style:family="paragraph" style:parent-style-name="Standard">
      <style:text-properties fo:font-weight="normal" officeooo:rsid="0252c168" officeooo:paragraph-rsid="0252c168" style:font-weight-asian="normal" style:font-weight-complex="normal"/>
    </style:style>
    <style:style style:name="P177" style:family="paragraph" style:parent-style-name="Standard">
      <style:text-properties fo:font-weight="normal" officeooo:rsid="0252cc24" officeooo:paragraph-rsid="0252cc24" style:font-weight-asian="normal" style:font-weight-complex="normal"/>
    </style:style>
    <style:style style:name="P178" style:family="paragraph" style:parent-style-name="Standard">
      <style:text-properties fo:font-weight="normal" officeooo:rsid="0289062c" officeooo:paragraph-rsid="0289062c" style:font-weight-asian="normal" style:font-weight-complex="normal"/>
    </style:style>
    <style:style style:name="P179" style:family="paragraph" style:parent-style-name="Standard">
      <style:text-properties fo:font-weight="normal" officeooo:rsid="0289f1ac" officeooo:paragraph-rsid="0289f1ac" style:font-weight-asian="normal" style:font-weight-complex="normal"/>
    </style:style>
    <style:style style:name="P180" style:family="paragraph" style:parent-style-name="Standard">
      <style:text-properties fo:font-weight="normal" officeooo:rsid="029e4ff6" officeooo:paragraph-rsid="029e4ff6" style:font-weight-asian="normal" style:font-weight-complex="normal"/>
    </style:style>
    <style:style style:name="P181" style:family="paragraph" style:parent-style-name="Standard">
      <style:text-properties fo:font-weight="normal" officeooo:rsid="029ecc13" officeooo:paragraph-rsid="029ecc13" style:font-weight-asian="normal" style:font-weight-complex="normal"/>
    </style:style>
    <style:style style:name="P182" style:family="paragraph" style:parent-style-name="Standard">
      <style:text-properties fo:font-weight="normal" officeooo:rsid="023c48ba" officeooo:paragraph-rsid="023c48ba" fo:background-color="#ffff00" style:font-weight-asian="normal" style:font-weight-complex="normal"/>
    </style:style>
    <style:style style:name="P183" style:family="paragraph" style:parent-style-name="Standard">
      <style:text-properties fo:font-weight="normal" officeooo:rsid="024e3d20" officeooo:paragraph-rsid="024e3d20" fo:background-color="#ffff00" style:font-weight-asian="normal" style:font-weight-complex="normal"/>
    </style:style>
    <style:style style:name="P184" style:family="paragraph" style:parent-style-name="Standard">
      <style:text-properties fo:font-weight="normal" officeooo:rsid="024e4afe" officeooo:paragraph-rsid="024e4afe" fo:background-color="#ffff00" style:font-weight-asian="normal" style:font-weight-complex="normal"/>
    </style:style>
    <style:style style:name="P185" style:family="paragraph" style:parent-style-name="Standard">
      <style:text-properties fo:font-weight="normal" officeooo:rsid="02512d6c" officeooo:paragraph-rsid="02512d6c" fo:background-color="#ffff00" style:font-weight-asian="normal" style:font-weight-complex="normal"/>
    </style:style>
    <style:style style:name="P186" style:family="paragraph" style:parent-style-name="Standard">
      <style:text-properties fo:font-weight="normal" officeooo:rsid="0252c168" officeooo:paragraph-rsid="0252c168" fo:background-color="#ffff00" style:font-weight-asian="normal" style:font-weight-complex="normal"/>
    </style:style>
    <style:style style:name="P187" style:family="paragraph" style:parent-style-name="Standard">
      <style:text-properties fo:font-weight="normal" officeooo:rsid="0289062c" officeooo:paragraph-rsid="0289062c" fo:background-color="#ffff00" style:font-weight-asian="normal" style:font-weight-complex="normal"/>
    </style:style>
    <style:style style:name="P188" style:family="paragraph" style:parent-style-name="Standard">
      <style:text-properties fo:font-weight="normal" officeooo:rsid="029e4ff6" officeooo:paragraph-rsid="029e4ff6" fo:background-color="#ffff00" style:font-weight-asian="normal" style:font-weight-complex="normal"/>
    </style:style>
    <style:style style:name="P189" style:family="paragraph" style:parent-style-name="Standard">
      <style:text-properties fo:font-weight="normal" officeooo:rsid="02a22be3" officeooo:paragraph-rsid="02a22be3" fo:background-color="#ffff00" style:font-weight-asian="normal" style:font-weight-complex="normal"/>
    </style:style>
    <style:style style:name="P190" style:family="paragraph" style:parent-style-name="Standard">
      <style:text-properties officeooo:rsid="001cf2fc" officeooo:paragraph-rsid="001cf2fc"/>
    </style:style>
    <style:style style:name="P191" style:family="paragraph" style:parent-style-name="Standard">
      <style:text-properties officeooo:rsid="00484775" officeooo:paragraph-rsid="00484775"/>
    </style:style>
    <style:style style:name="P192" style:family="paragraph" style:parent-style-name="Standard">
      <style:text-properties officeooo:rsid="004a716d" officeooo:paragraph-rsid="004a716d"/>
    </style:style>
    <style:style style:name="P193" style:family="paragraph" style:parent-style-name="Standard">
      <style:text-properties officeooo:rsid="004bb3e8" officeooo:paragraph-rsid="004bb3e8"/>
    </style:style>
    <style:style style:name="P194" style:family="paragraph" style:parent-style-name="Standard">
      <style:text-properties officeooo:rsid="004d00ab" officeooo:paragraph-rsid="004d00ab"/>
    </style:style>
    <style:style style:name="P195" style:family="paragraph" style:parent-style-name="Standard">
      <style:text-properties officeooo:rsid="004d721e" officeooo:paragraph-rsid="004d721e"/>
    </style:style>
    <style:style style:name="P196" style:family="paragraph" style:parent-style-name="Standard">
      <style:text-properties officeooo:rsid="0054368c" officeooo:paragraph-rsid="0054368c"/>
    </style:style>
    <style:style style:name="P197" style:family="paragraph" style:parent-style-name="Standard">
      <style:text-properties officeooo:rsid="0056f780" officeooo:paragraph-rsid="0056f780"/>
    </style:style>
    <style:style style:name="P198" style:family="paragraph" style:parent-style-name="Standard">
      <style:text-properties officeooo:rsid="00577f7a" officeooo:paragraph-rsid="00577f7a"/>
    </style:style>
    <style:style style:name="P199" style:family="paragraph" style:parent-style-name="Standard">
      <style:text-properties officeooo:rsid="005e8fc6" officeooo:paragraph-rsid="005e8fc6"/>
    </style:style>
    <style:style style:name="P200" style:family="paragraph" style:parent-style-name="Standard">
      <style:text-properties officeooo:rsid="00626fe8" officeooo:paragraph-rsid="00626fe8"/>
    </style:style>
    <style:style style:name="P201" style:family="paragraph" style:parent-style-name="Standard">
      <style:text-properties officeooo:rsid="0063f3eb" officeooo:paragraph-rsid="0063f3eb"/>
    </style:style>
    <style:style style:name="P202" style:family="paragraph" style:parent-style-name="Standard">
      <style:text-properties officeooo:rsid="0063f3eb" officeooo:paragraph-rsid="0065f239"/>
    </style:style>
    <style:style style:name="P203" style:family="paragraph" style:parent-style-name="Standard">
      <style:text-properties officeooo:rsid="00645bbd" officeooo:paragraph-rsid="00645bbd"/>
    </style:style>
    <style:style style:name="P204" style:family="paragraph" style:parent-style-name="Standard">
      <style:text-properties officeooo:rsid="00645bbd" officeooo:paragraph-rsid="006ab99a"/>
    </style:style>
    <style:style style:name="P205" style:family="paragraph" style:parent-style-name="Standard">
      <style:text-properties officeooo:rsid="0065f239" officeooo:paragraph-rsid="0065f239"/>
    </style:style>
    <style:style style:name="P206" style:family="paragraph" style:parent-style-name="Standard">
      <style:text-properties officeooo:rsid="006ac366" officeooo:paragraph-rsid="006ac366"/>
    </style:style>
    <style:style style:name="P207" style:family="paragraph" style:parent-style-name="Standard">
      <style:text-properties officeooo:rsid="006ac366" officeooo:paragraph-rsid="007ce0ba"/>
    </style:style>
    <style:style style:name="P208" style:family="paragraph" style:parent-style-name="Standard">
      <style:text-properties officeooo:rsid="006ac366" officeooo:paragraph-rsid="007e92a9"/>
    </style:style>
    <style:style style:name="P209" style:family="paragraph" style:parent-style-name="Standard">
      <style:text-properties officeooo:rsid="00645bbd" officeooo:paragraph-rsid="006ac366" fo:background-color="#ff9900"/>
    </style:style>
    <style:style style:name="P210" style:family="paragraph" style:parent-style-name="Standard">
      <style:text-properties officeooo:rsid="006e8111" officeooo:paragraph-rsid="006e8111"/>
    </style:style>
    <style:style style:name="P211" style:family="paragraph" style:parent-style-name="Standard">
      <style:text-properties officeooo:rsid="007c2ec6" officeooo:paragraph-rsid="007c2ec6"/>
    </style:style>
    <style:style style:name="P212" style:family="paragraph" style:parent-style-name="Standard">
      <style:text-properties officeooo:rsid="007ce0ba" officeooo:paragraph-rsid="007ce0ba"/>
    </style:style>
    <style:style style:name="P213" style:family="paragraph" style:parent-style-name="Standard">
      <style:text-properties officeooo:rsid="007e92a9" officeooo:paragraph-rsid="007e92a9"/>
    </style:style>
    <style:style style:name="P214" style:family="paragraph" style:parent-style-name="Standard">
      <style:text-properties officeooo:rsid="007f0208" officeooo:paragraph-rsid="007f0208"/>
    </style:style>
    <style:style style:name="P215" style:family="paragraph" style:parent-style-name="Standard">
      <style:text-properties officeooo:rsid="008025d0" officeooo:paragraph-rsid="008025d0"/>
    </style:style>
    <style:style style:name="P216" style:family="paragraph" style:parent-style-name="Standard">
      <style:text-properties officeooo:rsid="00811ac1" officeooo:paragraph-rsid="00811ac1"/>
    </style:style>
    <style:style style:name="P217" style:family="paragraph" style:parent-style-name="Standard">
      <style:text-properties officeooo:rsid="008252f1" officeooo:paragraph-rsid="008252f1"/>
    </style:style>
    <style:style style:name="P218" style:family="paragraph" style:parent-style-name="Standard">
      <style:text-properties officeooo:rsid="00846ccc" officeooo:paragraph-rsid="00846ccc"/>
    </style:style>
    <style:style style:name="P219" style:family="paragraph" style:parent-style-name="Standard">
      <style:text-properties officeooo:rsid="00859ffb" officeooo:paragraph-rsid="00859ffb"/>
    </style:style>
    <style:style style:name="P220" style:family="paragraph" style:parent-style-name="Standard">
      <style:text-properties officeooo:rsid="00886e51" officeooo:paragraph-rsid="00886e51"/>
    </style:style>
    <style:style style:name="P221" style:family="paragraph" style:parent-style-name="Standard">
      <style:text-properties officeooo:rsid="0088a3df" officeooo:paragraph-rsid="0088a3df"/>
    </style:style>
    <style:style style:name="P222" style:family="paragraph" style:parent-style-name="Standard">
      <style:text-properties officeooo:rsid="0089ab38" officeooo:paragraph-rsid="0089ab38"/>
    </style:style>
    <style:style style:name="P223" style:family="paragraph" style:parent-style-name="Standard">
      <style:text-properties officeooo:rsid="008a1683" officeooo:paragraph-rsid="008a1683"/>
    </style:style>
    <style:style style:name="P224" style:family="paragraph" style:parent-style-name="Standard">
      <style:text-properties officeooo:rsid="008c1557" officeooo:paragraph-rsid="008c1557"/>
    </style:style>
    <style:style style:name="P225" style:family="paragraph" style:parent-style-name="Standard">
      <style:text-properties officeooo:rsid="008d0254" officeooo:paragraph-rsid="008d0254"/>
    </style:style>
    <style:style style:name="P226" style:family="paragraph" style:parent-style-name="Standard">
      <style:text-properties officeooo:rsid="008ec965" officeooo:paragraph-rsid="008ec965"/>
    </style:style>
    <style:style style:name="P227" style:family="paragraph" style:parent-style-name="Standard">
      <style:text-properties officeooo:rsid="0090bb82" officeooo:paragraph-rsid="0090bb82"/>
    </style:style>
    <style:style style:name="P228" style:family="paragraph" style:parent-style-name="Standard">
      <style:text-properties officeooo:rsid="0092030b" officeooo:paragraph-rsid="0092030b"/>
    </style:style>
    <style:style style:name="P229" style:family="paragraph" style:parent-style-name="Standard">
      <style:text-properties officeooo:rsid="0099832e" officeooo:paragraph-rsid="0099832e"/>
    </style:style>
    <style:style style:name="P230" style:family="paragraph" style:parent-style-name="Standard">
      <style:text-properties officeooo:rsid="009b2445" officeooo:paragraph-rsid="009b2445"/>
    </style:style>
    <style:style style:name="P231" style:family="paragraph" style:parent-style-name="Standard">
      <style:text-properties officeooo:rsid="009dd285" officeooo:paragraph-rsid="009dd285"/>
    </style:style>
    <style:style style:name="P232" style:family="paragraph" style:parent-style-name="Standard">
      <style:text-properties officeooo:rsid="009e33ae" officeooo:paragraph-rsid="009e33ae"/>
    </style:style>
    <style:style style:name="P233" style:family="paragraph" style:parent-style-name="Standard">
      <style:text-properties officeooo:rsid="00a9a6fd" officeooo:paragraph-rsid="00a9a6fd"/>
    </style:style>
    <style:style style:name="P234" style:family="paragraph" style:parent-style-name="Standard">
      <style:text-properties officeooo:rsid="00ab0bd0" officeooo:paragraph-rsid="00ab0bd0"/>
    </style:style>
    <style:style style:name="P235" style:family="paragraph" style:parent-style-name="Standard">
      <style:text-properties officeooo:rsid="00ad017c" officeooo:paragraph-rsid="00ad017c"/>
    </style:style>
    <style:style style:name="P236" style:family="paragraph" style:parent-style-name="Standard">
      <style:text-properties officeooo:rsid="0082af9a" officeooo:paragraph-rsid="0082af9a"/>
    </style:style>
    <style:style style:name="P237" style:family="paragraph" style:parent-style-name="Standard">
      <style:text-properties officeooo:rsid="00ae386d" officeooo:paragraph-rsid="00ae386d"/>
    </style:style>
    <style:style style:name="P238" style:family="paragraph" style:parent-style-name="Standard">
      <style:text-properties officeooo:rsid="00ae4694" officeooo:paragraph-rsid="00ae4694"/>
    </style:style>
    <style:style style:name="P239" style:family="paragraph" style:parent-style-name="Standard">
      <style:text-properties officeooo:rsid="00b006b0" officeooo:paragraph-rsid="00b006b0"/>
    </style:style>
    <style:style style:name="P240" style:family="paragraph" style:parent-style-name="Standard">
      <style:text-properties officeooo:rsid="00b0b48c" officeooo:paragraph-rsid="00b0b48c"/>
    </style:style>
    <style:style style:name="P241" style:family="paragraph" style:parent-style-name="Standard">
      <style:text-properties officeooo:rsid="00b0b48c" officeooo:paragraph-rsid="00b240eb"/>
    </style:style>
    <style:style style:name="P242" style:family="paragraph" style:parent-style-name="Standard">
      <style:text-properties officeooo:rsid="00b17e6e" officeooo:paragraph-rsid="00b17e6e"/>
    </style:style>
    <style:style style:name="P243" style:family="paragraph" style:parent-style-name="Standard">
      <style:text-properties officeooo:rsid="00306fe6" officeooo:paragraph-rsid="00b81b72"/>
    </style:style>
    <style:style style:name="P244" style:family="paragraph" style:parent-style-name="Standard">
      <style:text-properties officeooo:rsid="00306fe6" officeooo:paragraph-rsid="01325897"/>
    </style:style>
    <style:style style:name="P245" style:family="paragraph" style:parent-style-name="Standard">
      <style:text-properties officeooo:rsid="002f8f50" officeooo:paragraph-rsid="00b81b72"/>
    </style:style>
    <style:style style:name="P246" style:family="paragraph" style:parent-style-name="Standard">
      <style:text-properties officeooo:rsid="0030988a" officeooo:paragraph-rsid="00b81b72"/>
    </style:style>
    <style:style style:name="P247" style:family="paragraph" style:parent-style-name="Standard">
      <style:text-properties officeooo:rsid="00bcf31f" officeooo:paragraph-rsid="00bcf31f"/>
    </style:style>
    <style:style style:name="P248" style:family="paragraph" style:parent-style-name="Standard">
      <style:text-properties officeooo:rsid="00bf4141" officeooo:paragraph-rsid="00bf4141"/>
    </style:style>
    <style:style style:name="P249" style:family="paragraph" style:parent-style-name="Standard">
      <style:text-properties officeooo:rsid="00c067cd" officeooo:paragraph-rsid="00c067cd"/>
    </style:style>
    <style:style style:name="P250" style:family="paragraph" style:parent-style-name="Standard">
      <style:text-properties officeooo:rsid="00c2220a" officeooo:paragraph-rsid="00c2220a"/>
    </style:style>
    <style:style style:name="P251" style:family="paragraph" style:parent-style-name="Standard">
      <style:text-properties officeooo:rsid="00c68337" officeooo:paragraph-rsid="00c68337"/>
    </style:style>
    <style:style style:name="P252" style:family="paragraph" style:parent-style-name="Standard">
      <style:text-properties officeooo:rsid="00c7737b" officeooo:paragraph-rsid="00c7737b"/>
    </style:style>
    <style:style style:name="P253" style:family="paragraph" style:parent-style-name="Standard">
      <style:text-properties officeooo:rsid="00c80a48" officeooo:paragraph-rsid="00c80a48"/>
    </style:style>
    <style:style style:name="P254" style:family="paragraph" style:parent-style-name="Standard">
      <style:text-properties officeooo:rsid="00c80fad" officeooo:paragraph-rsid="00c80fad"/>
    </style:style>
    <style:style style:name="P255" style:family="paragraph" style:parent-style-name="Standard">
      <style:text-properties officeooo:rsid="00cb16e9" officeooo:paragraph-rsid="00cb16e9"/>
    </style:style>
    <style:style style:name="P256" style:family="paragraph" style:parent-style-name="Standard">
      <style:text-properties officeooo:rsid="00d48cb6" officeooo:paragraph-rsid="00d48cb6"/>
    </style:style>
    <style:style style:name="P257" style:family="paragraph" style:parent-style-name="Standard">
      <style:text-properties officeooo:rsid="00d799d4" officeooo:paragraph-rsid="00d799d4"/>
    </style:style>
    <style:style style:name="P258" style:family="paragraph" style:parent-style-name="Standard">
      <style:text-properties officeooo:rsid="00d82e4d" officeooo:paragraph-rsid="00d82e4d"/>
    </style:style>
    <style:style style:name="P259" style:family="paragraph" style:parent-style-name="Standard">
      <style:text-properties officeooo:rsid="00d06940" officeooo:paragraph-rsid="00d06940"/>
    </style:style>
    <style:style style:name="P260" style:family="paragraph" style:parent-style-name="Standard">
      <style:text-properties officeooo:rsid="00d06940" officeooo:paragraph-rsid="00a07211"/>
    </style:style>
    <style:style style:name="P261" style:family="paragraph" style:parent-style-name="Standard">
      <style:text-properties officeooo:rsid="00d06940" officeooo:paragraph-rsid="016ae8a2"/>
    </style:style>
    <style:style style:name="P262" style:family="paragraph" style:parent-style-name="Standard">
      <style:text-properties officeooo:rsid="00e3e2ab" officeooo:paragraph-rsid="00e3e2ab"/>
    </style:style>
    <style:style style:name="P263" style:family="paragraph" style:parent-style-name="Standard">
      <style:text-properties officeooo:rsid="00e5ecba" officeooo:paragraph-rsid="00e5ecba"/>
    </style:style>
    <style:style style:name="P264" style:family="paragraph" style:parent-style-name="Standard">
      <style:text-properties officeooo:rsid="00e60b13" officeooo:paragraph-rsid="00e60b13"/>
    </style:style>
    <style:style style:name="P265" style:family="paragraph" style:parent-style-name="Standard">
      <style:text-properties officeooo:rsid="00edd359" officeooo:paragraph-rsid="00edd359"/>
    </style:style>
    <style:style style:name="P266" style:family="paragraph" style:parent-style-name="Standard">
      <style:text-properties officeooo:rsid="00fba9cc" officeooo:paragraph-rsid="00fba9cc"/>
    </style:style>
    <style:style style:name="P267" style:family="paragraph" style:parent-style-name="Standard">
      <style:text-properties officeooo:rsid="00fcb8b6" officeooo:paragraph-rsid="00fcb8b6"/>
    </style:style>
    <style:style style:name="P268" style:family="paragraph" style:parent-style-name="Standard">
      <style:text-properties officeooo:rsid="010046e1" officeooo:paragraph-rsid="010046e1"/>
    </style:style>
    <style:style style:name="P269" style:family="paragraph" style:parent-style-name="Standard">
      <style:text-properties officeooo:rsid="01007bee" officeooo:paragraph-rsid="01007bee"/>
    </style:style>
    <style:style style:name="P270" style:family="paragraph" style:parent-style-name="Standard">
      <style:text-properties officeooo:rsid="0103eaf0" officeooo:paragraph-rsid="0103eaf0"/>
    </style:style>
    <style:style style:name="P271" style:family="paragraph" style:parent-style-name="Standard">
      <style:text-properties officeooo:rsid="01042e48" officeooo:paragraph-rsid="01042e48"/>
    </style:style>
    <style:style style:name="P272" style:family="paragraph" style:parent-style-name="Standard">
      <style:text-properties officeooo:rsid="01042e48" officeooo:paragraph-rsid="0105943f"/>
    </style:style>
    <style:style style:name="P273" style:family="paragraph" style:parent-style-name="Standard">
      <style:text-properties officeooo:rsid="01045a3f" officeooo:paragraph-rsid="01045a3f"/>
    </style:style>
    <style:style style:name="P274" style:family="paragraph" style:parent-style-name="Standard">
      <style:text-properties officeooo:rsid="010689e8" officeooo:paragraph-rsid="010689e8"/>
    </style:style>
    <style:style style:name="P275" style:family="paragraph" style:parent-style-name="Standard">
      <style:text-properties officeooo:rsid="01079d22" officeooo:paragraph-rsid="01079d22"/>
    </style:style>
    <style:style style:name="P276" style:family="paragraph" style:parent-style-name="Standard">
      <style:text-properties officeooo:rsid="0109af02" officeooo:paragraph-rsid="0109af02"/>
    </style:style>
    <style:style style:name="P277" style:family="paragraph" style:parent-style-name="Standard">
      <style:text-properties officeooo:rsid="010b452c" officeooo:paragraph-rsid="010b452c"/>
    </style:style>
    <style:style style:name="P278" style:family="paragraph" style:parent-style-name="Standard">
      <style:text-properties officeooo:rsid="011083dc" officeooo:paragraph-rsid="0089ab38"/>
    </style:style>
    <style:style style:name="P279" style:family="paragraph" style:parent-style-name="Standard">
      <style:text-properties officeooo:rsid="011a73d9" officeooo:paragraph-rsid="011a73d9"/>
    </style:style>
    <style:style style:name="P280" style:family="paragraph" style:parent-style-name="Standard">
      <style:text-properties officeooo:rsid="011d93c9" officeooo:paragraph-rsid="011d93c9"/>
    </style:style>
    <style:style style:name="P281" style:family="paragraph" style:parent-style-name="Standard">
      <style:text-properties officeooo:rsid="0120000d" officeooo:paragraph-rsid="0120000d"/>
    </style:style>
    <style:style style:name="P282" style:family="paragraph" style:parent-style-name="Standard">
      <style:text-properties officeooo:rsid="0120c350" officeooo:paragraph-rsid="0120c350"/>
    </style:style>
    <style:style style:name="P283" style:family="paragraph" style:parent-style-name="Standard">
      <style:text-properties officeooo:rsid="0127dd17" officeooo:paragraph-rsid="0127dd17"/>
    </style:style>
    <style:style style:name="P284" style:family="paragraph" style:parent-style-name="Standard">
      <style:text-properties officeooo:rsid="013d117a" officeooo:paragraph-rsid="013d117a"/>
    </style:style>
    <style:style style:name="P285" style:family="paragraph" style:parent-style-name="Standard">
      <style:text-properties officeooo:rsid="0142d79a" officeooo:paragraph-rsid="0142d79a"/>
    </style:style>
    <style:style style:name="P286" style:family="paragraph" style:parent-style-name="Standard">
      <style:text-properties officeooo:rsid="01530a80" officeooo:paragraph-rsid="0153fd44"/>
    </style:style>
    <style:style style:name="P287" style:family="paragraph" style:parent-style-name="Standard">
      <style:text-properties officeooo:rsid="0153fd44" officeooo:paragraph-rsid="01530a80"/>
    </style:style>
    <style:style style:name="P288" style:family="paragraph" style:parent-style-name="Standard">
      <style:text-properties officeooo:rsid="0153fd44" officeooo:paragraph-rsid="0153fd44"/>
    </style:style>
    <style:style style:name="P289" style:family="paragraph" style:parent-style-name="Standard">
      <style:text-properties officeooo:rsid="01575812" officeooo:paragraph-rsid="01575812"/>
    </style:style>
    <style:style style:name="P290" style:family="paragraph" style:parent-style-name="Standard">
      <style:text-properties officeooo:rsid="0168f96f" officeooo:paragraph-rsid="0168f96f"/>
    </style:style>
    <style:style style:name="P291" style:family="paragraph" style:parent-style-name="Standard">
      <style:text-properties officeooo:rsid="0168f96f" officeooo:paragraph-rsid="01575812"/>
    </style:style>
    <style:style style:name="P292" style:family="paragraph" style:parent-style-name="Standard">
      <style:text-properties officeooo:rsid="00ccaa06" officeooo:paragraph-rsid="009e33ae"/>
    </style:style>
    <style:style style:name="P293" style:family="paragraph" style:parent-style-name="Standard">
      <style:text-properties officeooo:rsid="016d2e60" officeooo:paragraph-rsid="016d2e60"/>
    </style:style>
    <style:style style:name="P294" style:family="paragraph" style:parent-style-name="Standard">
      <style:text-properties officeooo:rsid="016d381f" officeooo:paragraph-rsid="016d381f"/>
    </style:style>
    <style:style style:name="P295" style:family="paragraph" style:parent-style-name="Standard">
      <style:text-properties officeooo:rsid="016eaab1" officeooo:paragraph-rsid="016eaab1"/>
    </style:style>
    <style:style style:name="P296" style:family="paragraph" style:parent-style-name="Standard">
      <style:text-properties officeooo:rsid="01700410" officeooo:paragraph-rsid="01700410"/>
    </style:style>
    <style:style style:name="P297" style:family="paragraph" style:parent-style-name="Standard">
      <style:text-properties officeooo:rsid="0171f54d" officeooo:paragraph-rsid="0171f54d"/>
    </style:style>
    <style:style style:name="P298" style:family="paragraph" style:parent-style-name="Standard">
      <style:text-properties style:text-underline-style="solid" style:text-underline-width="auto" style:text-underline-color="font-color" fo:font-weight="bold" officeooo:rsid="0171f54d" officeooo:paragraph-rsid="0171f54d" fo:background-color="#ffff99" style:font-weight-asian="bold" style:font-weight-complex="bold"/>
    </style:style>
    <style:style style:name="P299" style:family="paragraph" style:parent-style-name="Standard">
      <style:text-properties officeooo:rsid="01546516" officeooo:paragraph-rsid="01546516"/>
    </style:style>
    <style:style style:name="P300" style:family="paragraph" style:parent-style-name="Standard">
      <style:text-properties officeooo:rsid="017f4999" officeooo:paragraph-rsid="017f4999"/>
    </style:style>
    <style:style style:name="P301" style:family="paragraph" style:parent-style-name="Standard">
      <style:text-properties officeooo:rsid="017f59df" officeooo:paragraph-rsid="017f59df"/>
    </style:style>
    <style:style style:name="P302" style:family="paragraph" style:parent-style-name="Standard">
      <style:text-properties officeooo:rsid="018261d8" officeooo:paragraph-rsid="018261d8"/>
    </style:style>
    <style:style style:name="P303" style:family="paragraph" style:parent-style-name="Standard">
      <style:text-properties officeooo:rsid="018452b6" officeooo:paragraph-rsid="018452b6"/>
    </style:style>
    <style:style style:name="P304" style:family="paragraph" style:parent-style-name="Standard">
      <style:text-properties officeooo:rsid="01866c6c" officeooo:paragraph-rsid="01866c6c"/>
    </style:style>
    <style:style style:name="P305" style:family="paragraph" style:parent-style-name="Standard">
      <style:text-properties officeooo:rsid="0188c8ed" officeooo:paragraph-rsid="0188c8ed"/>
    </style:style>
    <style:style style:name="P306" style:family="paragraph" style:parent-style-name="Standard">
      <style:text-properties officeooo:rsid="01895bd2" officeooo:paragraph-rsid="017592c3"/>
    </style:style>
    <style:style style:name="P307" style:family="paragraph" style:parent-style-name="Standard">
      <style:text-properties officeooo:rsid="017ca786" officeooo:paragraph-rsid="015f508c"/>
    </style:style>
    <style:style style:name="P308" style:family="paragraph" style:parent-style-name="Standard">
      <style:text-properties officeooo:rsid="018a0337" officeooo:paragraph-rsid="018a0337"/>
    </style:style>
    <style:style style:name="P309" style:family="paragraph" style:parent-style-name="Standard">
      <style:text-properties officeooo:rsid="018e4a42" officeooo:paragraph-rsid="018e4a42"/>
    </style:style>
    <style:style style:name="P310" style:family="paragraph" style:parent-style-name="Standard">
      <style:text-properties officeooo:rsid="018fdbe1" officeooo:paragraph-rsid="018fdbe1"/>
    </style:style>
    <style:style style:name="P311" style:family="paragraph" style:parent-style-name="Standard">
      <style:text-properties officeooo:rsid="0194158c" officeooo:paragraph-rsid="0194158c"/>
    </style:style>
    <style:style style:name="P312" style:family="paragraph" style:parent-style-name="Standard">
      <style:text-properties officeooo:rsid="0195ef92" officeooo:paragraph-rsid="0195ef92"/>
    </style:style>
    <style:style style:name="P313" style:family="paragraph" style:parent-style-name="Standard">
      <style:text-properties officeooo:rsid="0197980b" officeooo:paragraph-rsid="0197980b"/>
    </style:style>
    <style:style style:name="P314" style:family="paragraph" style:parent-style-name="Standard">
      <style:text-properties officeooo:rsid="0197acb6" officeooo:paragraph-rsid="0197acb6"/>
    </style:style>
    <style:style style:name="P315" style:family="paragraph" style:parent-style-name="Standard">
      <style:text-properties officeooo:rsid="0198f148" officeooo:paragraph-rsid="0198f148"/>
    </style:style>
    <style:style style:name="P316" style:family="paragraph" style:parent-style-name="Standard">
      <style:text-properties officeooo:rsid="0199b85f" officeooo:paragraph-rsid="0199b85f"/>
    </style:style>
    <style:style style:name="P317" style:family="paragraph" style:parent-style-name="Standard">
      <style:text-properties officeooo:rsid="019a6a97" officeooo:paragraph-rsid="019a6a97"/>
    </style:style>
    <style:style style:name="P318" style:family="paragraph" style:parent-style-name="Standard">
      <style:text-properties officeooo:rsid="019c5dd1" officeooo:paragraph-rsid="019c5dd1"/>
    </style:style>
    <style:style style:name="P319" style:family="paragraph" style:parent-style-name="Standard">
      <style:text-properties officeooo:rsid="019ea2ee" officeooo:paragraph-rsid="019ea2ee"/>
    </style:style>
    <style:style style:name="P320" style:family="paragraph" style:parent-style-name="Standard">
      <style:text-properties officeooo:rsid="019f3acd" officeooo:paragraph-rsid="019f3acd"/>
    </style:style>
    <style:style style:name="P321" style:family="paragraph" style:parent-style-name="Standard">
      <style:text-properties officeooo:rsid="019f3acd" officeooo:paragraph-rsid="01a0e68e"/>
    </style:style>
    <style:style style:name="P322" style:family="paragraph" style:parent-style-name="Standard">
      <style:text-properties officeooo:rsid="019f3acd" officeooo:paragraph-rsid="01a42489"/>
    </style:style>
    <style:style style:name="P323" style:family="paragraph" style:parent-style-name="Standard">
      <style:text-properties officeooo:rsid="01a0682d" officeooo:paragraph-rsid="01a0682d"/>
    </style:style>
    <style:style style:name="P324" style:family="paragraph" style:parent-style-name="Standard">
      <style:text-properties officeooo:rsid="01a0e68e" officeooo:paragraph-rsid="01a0e68e"/>
    </style:style>
    <style:style style:name="P325" style:family="paragraph" style:parent-style-name="Standard">
      <style:text-properties officeooo:rsid="01a11df9" officeooo:paragraph-rsid="01a11df9"/>
    </style:style>
    <style:style style:name="P326" style:family="paragraph" style:parent-style-name="Standard">
      <style:text-properties officeooo:rsid="01a27369" officeooo:paragraph-rsid="01a27369"/>
    </style:style>
    <style:style style:name="P327" style:family="paragraph" style:parent-style-name="Standard">
      <style:text-properties officeooo:rsid="01a4ec0b" officeooo:paragraph-rsid="01a4ec0b"/>
    </style:style>
    <style:style style:name="P328" style:family="paragraph" style:parent-style-name="Standard">
      <style:text-properties officeooo:rsid="01a54989" officeooo:paragraph-rsid="01a54989"/>
    </style:style>
    <style:style style:name="P329" style:family="paragraph" style:parent-style-name="Standard">
      <style:text-properties officeooo:rsid="01a74954" officeooo:paragraph-rsid="01a74954"/>
    </style:style>
    <style:style style:name="P330" style:family="paragraph" style:parent-style-name="Standard">
      <style:text-properties officeooo:rsid="01a75d07" officeooo:paragraph-rsid="01a75d07"/>
    </style:style>
    <style:style style:name="P331" style:family="paragraph" style:parent-style-name="Standard">
      <style:text-properties officeooo:rsid="01a7d018" officeooo:paragraph-rsid="01a7d018"/>
    </style:style>
    <style:style style:name="P332" style:family="paragraph" style:parent-style-name="Standard">
      <style:text-properties officeooo:rsid="01a8cf70" officeooo:paragraph-rsid="00d06940"/>
    </style:style>
    <style:style style:name="P333" style:family="paragraph" style:parent-style-name="Standard">
      <style:text-properties officeooo:rsid="01a8cf70" officeooo:paragraph-rsid="01a8cf70"/>
    </style:style>
    <style:style style:name="P334" style:family="paragraph" style:parent-style-name="Standard">
      <style:text-properties officeooo:rsid="015f508c" officeooo:paragraph-rsid="00d06940"/>
    </style:style>
    <style:style style:name="P335" style:family="paragraph" style:parent-style-name="Standard">
      <style:text-properties officeooo:rsid="0190c643" officeooo:paragraph-rsid="0190c643"/>
    </style:style>
    <style:style style:name="P336" style:family="paragraph" style:parent-style-name="Standard">
      <style:text-properties officeooo:rsid="01a9015f" officeooo:paragraph-rsid="01a9015f"/>
    </style:style>
    <style:style style:name="P337" style:family="paragraph" style:parent-style-name="Standard">
      <style:text-properties officeooo:rsid="01a9015f" officeooo:paragraph-rsid="01b217ac"/>
    </style:style>
    <style:style style:name="P338" style:family="paragraph" style:parent-style-name="Standard">
      <style:text-properties officeooo:rsid="01a9ceb1" officeooo:paragraph-rsid="01a9ceb1"/>
    </style:style>
    <style:style style:name="P339" style:family="paragraph" style:parent-style-name="Standard">
      <style:text-properties officeooo:rsid="01aada29" officeooo:paragraph-rsid="01aada29"/>
    </style:style>
    <style:style style:name="P340" style:family="paragraph" style:parent-style-name="Standard">
      <style:text-properties officeooo:rsid="01acbc3c" officeooo:paragraph-rsid="01acbc3c"/>
    </style:style>
    <style:style style:name="P341" style:family="paragraph" style:parent-style-name="Standard">
      <style:text-properties officeooo:rsid="01adbe35" officeooo:paragraph-rsid="01adbe35"/>
    </style:style>
    <style:style style:name="P342" style:family="paragraph" style:parent-style-name="Standard">
      <style:text-properties officeooo:rsid="01af9d02" officeooo:paragraph-rsid="01af9d02"/>
    </style:style>
    <style:style style:name="P343" style:family="paragraph" style:parent-style-name="Standard">
      <style:text-properties officeooo:rsid="01b11ad1" officeooo:paragraph-rsid="01b11ad1"/>
    </style:style>
    <style:style style:name="P344" style:family="paragraph" style:parent-style-name="Standard">
      <style:text-properties officeooo:rsid="01b217ac" officeooo:paragraph-rsid="01b217ac"/>
    </style:style>
    <style:style style:name="P345" style:family="paragraph" style:parent-style-name="Standard">
      <style:text-properties officeooo:rsid="01b217ac" officeooo:paragraph-rsid="01b217ac" fo:background-color="#cc9900"/>
    </style:style>
    <style:style style:name="P346" style:family="paragraph" style:parent-style-name="Standard">
      <style:text-properties officeooo:rsid="01a9015f" officeooo:paragraph-rsid="01b217ac" fo:background-color="#ff3333"/>
    </style:style>
    <style:style style:name="P347" style:family="paragraph" style:parent-style-name="Standard">
      <style:text-properties officeooo:rsid="01b217ac" officeooo:paragraph-rsid="01b217ac" fo:background-color="#ffcc00"/>
    </style:style>
    <style:style style:name="P348" style:family="paragraph" style:parent-style-name="Standard">
      <style:text-properties officeooo:rsid="01c1fb8d" officeooo:paragraph-rsid="01c1fb8d" fo:background-color="#ffcc00"/>
    </style:style>
    <style:style style:name="P349" style:family="paragraph" style:parent-style-name="Standard">
      <style:text-properties officeooo:rsid="01cc3c65" officeooo:paragraph-rsid="01cc3c65" fo:background-color="#ffcc00"/>
    </style:style>
    <style:style style:name="P350" style:family="paragraph" style:parent-style-name="Standard">
      <style:text-properties officeooo:rsid="01e1ab06" officeooo:paragraph-rsid="01e1ab06" fo:background-color="#ffcc00"/>
    </style:style>
    <style:style style:name="P351" style:family="paragraph" style:parent-style-name="Standard">
      <style:text-properties officeooo:rsid="01edfad2" officeooo:paragraph-rsid="01edfad2" fo:background-color="#ffcc00"/>
    </style:style>
    <style:style style:name="P352" style:family="paragraph" style:parent-style-name="Standard">
      <style:text-properties officeooo:rsid="01b38942" officeooo:paragraph-rsid="01b38942"/>
    </style:style>
    <style:style style:name="P353" style:family="paragraph" style:parent-style-name="Standard">
      <style:text-properties officeooo:rsid="01b8e06a" officeooo:paragraph-rsid="01b8e06a"/>
    </style:style>
    <style:style style:name="P354" style:family="paragraph" style:parent-style-name="Standard">
      <style:text-properties officeooo:rsid="01b8fcd1" officeooo:paragraph-rsid="01b8fcd1"/>
    </style:style>
    <style:style style:name="P355" style:family="paragraph" style:parent-style-name="Standard">
      <style:text-properties officeooo:rsid="01bcf3e8" officeooo:paragraph-rsid="01bcf3e8"/>
    </style:style>
    <style:style style:name="P356" style:family="paragraph" style:parent-style-name="Standard">
      <style:text-properties officeooo:rsid="01bdfd2a" officeooo:paragraph-rsid="01bdfd2a"/>
    </style:style>
    <style:style style:name="P357" style:family="paragraph" style:parent-style-name="Standard">
      <style:text-properties officeooo:rsid="01bf5c3d" officeooo:paragraph-rsid="01bf5c3d"/>
    </style:style>
    <style:style style:name="P358" style:family="paragraph" style:parent-style-name="Standard">
      <style:text-properties officeooo:rsid="01bf5c3d" officeooo:paragraph-rsid="01ccb9cf"/>
    </style:style>
    <style:style style:name="P359" style:family="paragraph" style:parent-style-name="Standard">
      <style:text-properties officeooo:rsid="01c01582" officeooo:paragraph-rsid="01c01582"/>
    </style:style>
    <style:style style:name="P360" style:family="paragraph" style:parent-style-name="Standard">
      <style:text-properties officeooo:rsid="01c1fb8d" officeooo:paragraph-rsid="01c1fb8d"/>
    </style:style>
    <style:style style:name="P361" style:family="paragraph" style:parent-style-name="Standard">
      <style:text-properties officeooo:rsid="01c40288" officeooo:paragraph-rsid="01c40288"/>
    </style:style>
    <style:style style:name="P362" style:family="paragraph" style:parent-style-name="Standard">
      <style:text-properties officeooo:rsid="01c57afe" officeooo:paragraph-rsid="01c57afe"/>
    </style:style>
    <style:style style:name="P363" style:family="paragraph" style:parent-style-name="Standard">
      <style:text-properties officeooo:rsid="01c772d2" officeooo:paragraph-rsid="01c772d2"/>
    </style:style>
    <style:style style:name="P364" style:family="paragraph" style:parent-style-name="Standard">
      <style:text-properties officeooo:rsid="01c94516" officeooo:paragraph-rsid="01c94516"/>
    </style:style>
    <style:style style:name="P365" style:family="paragraph" style:parent-style-name="Standard">
      <style:text-properties officeooo:rsid="01ca70d2" officeooo:paragraph-rsid="01ca70d2"/>
    </style:style>
    <style:style style:name="P366" style:family="paragraph" style:parent-style-name="Standard">
      <style:text-properties officeooo:rsid="01cc27d1" officeooo:paragraph-rsid="01cc27d1"/>
    </style:style>
    <style:style style:name="P367" style:family="paragraph" style:parent-style-name="Standard">
      <style:text-properties officeooo:rsid="01cc3c65" officeooo:paragraph-rsid="01cc3c65"/>
    </style:style>
    <style:style style:name="P368" style:family="paragraph" style:parent-style-name="Standard">
      <style:text-properties officeooo:rsid="01ce3fd6" officeooo:paragraph-rsid="01ce3fd6"/>
    </style:style>
    <style:style style:name="P369" style:family="paragraph" style:parent-style-name="Standard">
      <style:text-properties officeooo:rsid="01cf5adb" officeooo:paragraph-rsid="01cf5adb"/>
    </style:style>
    <style:style style:name="P370" style:family="paragraph" style:parent-style-name="Standard">
      <style:text-properties officeooo:rsid="01d199d2" officeooo:paragraph-rsid="01d199d2"/>
    </style:style>
    <style:style style:name="P371" style:family="paragraph" style:parent-style-name="Standard">
      <style:text-properties officeooo:rsid="01de288e" officeooo:paragraph-rsid="01bf5c3d"/>
    </style:style>
    <style:style style:name="P372" style:family="paragraph" style:parent-style-name="Standard">
      <style:text-properties officeooo:rsid="01deab04" officeooo:paragraph-rsid="01deab04"/>
    </style:style>
    <style:style style:name="P373" style:family="paragraph" style:parent-style-name="Standard">
      <style:text-properties officeooo:rsid="01deab04" officeooo:paragraph-rsid="02150556"/>
    </style:style>
    <style:style style:name="P374" style:family="paragraph" style:parent-style-name="Standard">
      <style:text-properties officeooo:rsid="01e1ab06" officeooo:paragraph-rsid="01e1ab06"/>
    </style:style>
    <style:style style:name="P375" style:family="paragraph" style:parent-style-name="Standard">
      <style:text-properties officeooo:rsid="01e50996" officeooo:paragraph-rsid="01deab04"/>
    </style:style>
    <style:style style:name="P376" style:family="paragraph" style:parent-style-name="Standard">
      <style:text-properties officeooo:rsid="01e6bfbf" officeooo:paragraph-rsid="01e6bfbf"/>
    </style:style>
    <style:style style:name="P377" style:family="paragraph" style:parent-style-name="Standard">
      <style:text-properties officeooo:rsid="01e6bfbf" officeooo:paragraph-rsid="01e7f28f"/>
    </style:style>
    <style:style style:name="P378" style:family="paragraph" style:parent-style-name="Standard">
      <style:text-properties officeooo:rsid="01e7fa99" officeooo:paragraph-rsid="01e7fa99"/>
    </style:style>
    <style:style style:name="P379" style:family="paragraph" style:parent-style-name="Standard">
      <style:text-properties officeooo:rsid="01e98334" officeooo:paragraph-rsid="01e7fa99"/>
    </style:style>
    <style:style style:name="P380" style:family="paragraph" style:parent-style-name="Standard">
      <style:text-properties officeooo:rsid="01e98334" officeooo:paragraph-rsid="01e98334"/>
    </style:style>
    <style:style style:name="P381" style:family="paragraph" style:parent-style-name="Standard">
      <style:text-properties officeooo:rsid="01e98334" officeooo:paragraph-rsid="01ea48c4"/>
    </style:style>
    <style:style style:name="P382" style:family="paragraph" style:parent-style-name="Standard">
      <style:text-properties officeooo:rsid="01e98334" officeooo:paragraph-rsid="01ecfe6b"/>
    </style:style>
    <style:style style:name="P383" style:family="paragraph" style:parent-style-name="Standard">
      <style:text-properties officeooo:rsid="01ed0c0b" officeooo:paragraph-rsid="01ed0c0b"/>
    </style:style>
    <style:style style:name="P384" style:family="paragraph" style:parent-style-name="Standard">
      <style:text-properties officeooo:rsid="01edc97f" officeooo:paragraph-rsid="01edc97f"/>
    </style:style>
    <style:style style:name="P385" style:family="paragraph" style:parent-style-name="Standard">
      <style:text-properties officeooo:rsid="01ef6c42" officeooo:paragraph-rsid="01ef6c42"/>
    </style:style>
    <style:style style:name="P386" style:family="paragraph" style:parent-style-name="Standard">
      <style:text-properties officeooo:rsid="01ef6c42" officeooo:paragraph-rsid="01f0c485"/>
    </style:style>
    <style:style style:name="P387" style:family="paragraph" style:parent-style-name="Standard">
      <style:text-properties officeooo:rsid="01f0c485" officeooo:paragraph-rsid="01f0c485"/>
    </style:style>
    <style:style style:name="P388" style:family="paragraph" style:parent-style-name="Standard">
      <style:text-properties officeooo:rsid="01f0c485" officeooo:paragraph-rsid="01f38d92"/>
    </style:style>
    <style:style style:name="P389" style:family="paragraph" style:parent-style-name="Standard">
      <style:text-properties officeooo:rsid="01f0c485" officeooo:paragraph-rsid="01fb6b3b"/>
    </style:style>
    <style:style style:name="P390" style:family="paragraph" style:parent-style-name="Standard">
      <style:text-properties officeooo:rsid="01f1b9c5" officeooo:paragraph-rsid="01f1b9c5"/>
    </style:style>
    <style:style style:name="P391" style:family="paragraph" style:parent-style-name="Standard">
      <style:text-properties officeooo:rsid="01f38d92" officeooo:paragraph-rsid="01f38d92"/>
    </style:style>
    <style:style style:name="P392" style:family="paragraph" style:parent-style-name="Standard">
      <style:text-properties officeooo:rsid="01f38d92" officeooo:paragraph-rsid="01fb6b3b"/>
    </style:style>
    <style:style style:name="P393" style:family="paragraph" style:parent-style-name="Standard">
      <style:text-properties officeooo:rsid="01f41c53" officeooo:paragraph-rsid="01f41c53"/>
    </style:style>
    <style:style style:name="P394" style:family="paragraph" style:parent-style-name="Standard">
      <style:text-properties officeooo:rsid="01f4c236" officeooo:paragraph-rsid="01f4c236"/>
    </style:style>
    <style:style style:name="P395" style:family="paragraph" style:parent-style-name="Standard">
      <style:text-properties officeooo:rsid="01f4c236" officeooo:paragraph-rsid="01f69827"/>
    </style:style>
    <style:style style:name="P396" style:family="paragraph" style:parent-style-name="Standard">
      <style:text-properties officeooo:rsid="01f4c236" officeooo:paragraph-rsid="01f97828"/>
    </style:style>
    <style:style style:name="P397" style:family="paragraph" style:parent-style-name="Standard">
      <style:text-properties officeooo:rsid="01f7eb83" officeooo:paragraph-rsid="01f7eb83"/>
    </style:style>
    <style:style style:name="P398" style:family="paragraph" style:parent-style-name="Standard">
      <style:text-properties fo:font-style="italic" style:text-underline-style="solid" style:text-underline-width="auto" style:text-underline-color="font-color" fo:font-weight="bold" officeooo:rsid="01f7eb83" officeooo:paragraph-rsid="01f7eb83" style:font-style-asian="italic" style:font-weight-asian="bold" style:font-style-complex="italic" style:font-weight-complex="bold"/>
    </style:style>
    <style:style style:name="P399" style:family="paragraph" style:parent-style-name="Standard">
      <style:text-properties officeooo:rsid="01fb6b3b" officeooo:paragraph-rsid="01fb6b3b"/>
    </style:style>
    <style:style style:name="P400" style:family="paragraph" style:parent-style-name="Standard">
      <style:text-properties officeooo:rsid="02000117" officeooo:paragraph-rsid="02000117"/>
    </style:style>
    <style:style style:name="P401" style:family="paragraph" style:parent-style-name="Standard">
      <style:text-properties officeooo:rsid="0200293f" officeooo:paragraph-rsid="0200293f"/>
    </style:style>
    <style:style style:name="P402" style:family="paragraph" style:parent-style-name="Standard">
      <style:text-properties officeooo:rsid="02016f52" officeooo:paragraph-rsid="02016f52"/>
    </style:style>
    <style:style style:name="P403" style:family="paragraph" style:parent-style-name="Standard">
      <style:text-properties officeooo:rsid="020224ee" officeooo:paragraph-rsid="020224ee"/>
    </style:style>
    <style:style style:name="P404" style:family="paragraph" style:parent-style-name="Standard">
      <style:text-properties officeooo:rsid="01d37f9e" officeooo:paragraph-rsid="01d37f9e"/>
    </style:style>
    <style:style style:name="P405" style:family="paragraph" style:parent-style-name="Standard">
      <style:text-properties officeooo:rsid="0202ffa2" officeooo:paragraph-rsid="0202ffa2"/>
    </style:style>
    <style:style style:name="P406" style:family="paragraph" style:parent-style-name="Standard">
      <style:text-properties officeooo:rsid="02032e93" officeooo:paragraph-rsid="02032e93"/>
    </style:style>
    <style:style style:name="P407" style:family="paragraph" style:parent-style-name="Standard">
      <style:text-properties officeooo:rsid="01ff1c85" officeooo:paragraph-rsid="01ff1c85"/>
    </style:style>
    <style:style style:name="P408" style:family="paragraph" style:parent-style-name="Standard">
      <style:text-properties officeooo:rsid="0204b13f" officeooo:paragraph-rsid="0204b13f"/>
    </style:style>
    <style:style style:name="P409" style:family="paragraph" style:parent-style-name="Standard">
      <style:text-properties officeooo:rsid="02076d31" officeooo:paragraph-rsid="02076d31"/>
    </style:style>
    <style:style style:name="P410" style:family="paragraph" style:parent-style-name="Standard">
      <style:text-properties officeooo:rsid="0207f821" officeooo:paragraph-rsid="0207f821"/>
    </style:style>
    <style:style style:name="P411" style:family="paragraph" style:parent-style-name="Standard">
      <style:text-properties officeooo:rsid="0208dab9" officeooo:paragraph-rsid="0208dab9"/>
    </style:style>
    <style:style style:name="P412" style:family="paragraph" style:parent-style-name="Standard">
      <style:text-properties officeooo:rsid="0209e0fb" officeooo:paragraph-rsid="0209e0fb"/>
    </style:style>
    <style:style style:name="P413" style:family="paragraph" style:parent-style-name="Standard">
      <style:text-properties officeooo:rsid="020aeee6" officeooo:paragraph-rsid="020aeee6"/>
    </style:style>
    <style:style style:name="P414" style:family="paragraph" style:parent-style-name="Standard">
      <style:text-properties officeooo:rsid="020be619" officeooo:paragraph-rsid="020be619"/>
    </style:style>
    <style:style style:name="P415" style:family="paragraph" style:parent-style-name="Standard">
      <style:text-properties officeooo:rsid="020e3610" officeooo:paragraph-rsid="020e3610"/>
    </style:style>
    <style:style style:name="P416" style:family="paragraph" style:parent-style-name="Standard">
      <style:text-properties officeooo:rsid="020e8b9b" officeooo:paragraph-rsid="020e8b9b"/>
    </style:style>
    <style:style style:name="P417" style:family="paragraph" style:parent-style-name="Standard">
      <style:text-properties officeooo:rsid="020f622c" officeooo:paragraph-rsid="020f622c"/>
    </style:style>
    <style:style style:name="P418" style:family="paragraph" style:parent-style-name="Standard">
      <style:text-properties officeooo:rsid="02102e88" officeooo:paragraph-rsid="02102e88"/>
    </style:style>
    <style:style style:name="P419" style:family="paragraph" style:parent-style-name="Standard">
      <style:text-properties officeooo:rsid="0212274c" officeooo:paragraph-rsid="0212274c"/>
    </style:style>
    <style:style style:name="P420" style:family="paragraph" style:parent-style-name="Standard">
      <style:text-properties officeooo:rsid="0214496b" officeooo:paragraph-rsid="0214496b"/>
    </style:style>
    <style:style style:name="P421" style:family="paragraph" style:parent-style-name="Standard">
      <style:text-properties officeooo:rsid="02150556" officeooo:paragraph-rsid="02150556"/>
    </style:style>
    <style:style style:name="P422" style:family="paragraph" style:parent-style-name="Standard">
      <style:text-properties officeooo:rsid="0216194e" officeooo:paragraph-rsid="0216194e"/>
    </style:style>
    <style:style style:name="P423" style:family="paragraph" style:parent-style-name="Standard">
      <style:text-properties officeooo:rsid="02164530" officeooo:paragraph-rsid="02164530"/>
    </style:style>
    <style:style style:name="P424" style:family="paragraph" style:parent-style-name="Standard">
      <style:text-properties officeooo:rsid="021ae5a4" officeooo:paragraph-rsid="021ae5a4"/>
    </style:style>
    <style:style style:name="P425" style:family="paragraph" style:parent-style-name="Standard">
      <style:text-properties officeooo:rsid="021f1477" officeooo:paragraph-rsid="021f1477"/>
    </style:style>
    <style:style style:name="P426" style:family="paragraph" style:parent-style-name="Standard">
      <style:text-properties officeooo:rsid="0222011e" officeooo:paragraph-rsid="021ae5a4"/>
    </style:style>
    <style:style style:name="P427" style:family="paragraph" style:parent-style-name="Standard">
      <style:text-properties officeooo:rsid="02239ba6" officeooo:paragraph-rsid="02239ba6"/>
    </style:style>
    <style:style style:name="P428" style:family="paragraph" style:parent-style-name="Standard">
      <style:text-properties officeooo:rsid="0224e794" officeooo:paragraph-rsid="0224e794"/>
    </style:style>
    <style:style style:name="P429" style:family="paragraph" style:parent-style-name="Standard">
      <style:text-properties officeooo:rsid="02253f54" officeooo:paragraph-rsid="02253f54"/>
    </style:style>
    <style:style style:name="P430" style:family="paragraph" style:parent-style-name="Standard">
      <style:text-properties officeooo:rsid="022a60e6" officeooo:paragraph-rsid="022a60e6"/>
    </style:style>
    <style:style style:name="P431" style:family="paragraph" style:parent-style-name="Standard">
      <style:text-properties officeooo:rsid="022eeffc" officeooo:paragraph-rsid="022eeffc"/>
    </style:style>
    <style:style style:name="P432" style:family="paragraph" style:parent-style-name="Standard">
      <style:text-properties officeooo:rsid="022eeffc" officeooo:paragraph-rsid="022a60e6"/>
    </style:style>
    <style:style style:name="P433" style:family="paragraph" style:parent-style-name="Standard">
      <style:text-properties officeooo:rsid="023146a1" officeooo:paragraph-rsid="023146a1"/>
    </style:style>
    <style:style style:name="P434" style:family="paragraph" style:parent-style-name="Standard">
      <style:text-properties officeooo:rsid="0232f8ed" officeooo:paragraph-rsid="0232f8ed"/>
    </style:style>
    <style:style style:name="P435" style:family="paragraph" style:parent-style-name="Standard">
      <style:text-properties officeooo:rsid="02381761" officeooo:paragraph-rsid="02381761"/>
    </style:style>
    <style:style style:name="P436" style:family="paragraph" style:parent-style-name="Standard">
      <style:text-properties officeooo:rsid="023a3c69" officeooo:paragraph-rsid="023a3c69"/>
    </style:style>
    <style:style style:name="P437" style:family="paragraph" style:parent-style-name="Standard">
      <style:text-properties officeooo:rsid="023a3c69" officeooo:paragraph-rsid="02afbbf7"/>
    </style:style>
    <style:style style:name="P438" style:family="paragraph" style:parent-style-name="Standard">
      <style:text-properties officeooo:rsid="023df1da" officeooo:paragraph-rsid="023df1da"/>
    </style:style>
    <style:style style:name="P439" style:family="paragraph" style:parent-style-name="Standard">
      <style:text-properties fo:color="#996699" officeooo:rsid="023df1da" officeooo:paragraph-rsid="023df1da"/>
    </style:style>
    <style:style style:name="P440" style:family="paragraph" style:parent-style-name="Standard">
      <style:text-properties officeooo:rsid="0243b3cb" officeooo:paragraph-rsid="0243b3cb"/>
    </style:style>
    <style:style style:name="P441" style:family="paragraph" style:parent-style-name="Standard">
      <style:text-properties officeooo:rsid="024715ea" officeooo:paragraph-rsid="024715ea"/>
    </style:style>
    <style:style style:name="P442" style:family="paragraph" style:parent-style-name="Standard">
      <style:text-properties officeooo:rsid="024a712d" officeooo:paragraph-rsid="024a712d"/>
    </style:style>
    <style:style style:name="P443" style:family="paragraph" style:parent-style-name="Standard">
      <style:text-properties officeooo:rsid="024a8a68" officeooo:paragraph-rsid="024a8a68"/>
    </style:style>
    <style:style style:name="P444" style:family="paragraph" style:parent-style-name="Standard">
      <style:text-properties officeooo:rsid="0246bc45" officeooo:paragraph-rsid="0245afe7"/>
    </style:style>
    <style:style style:name="P445" style:family="paragraph" style:parent-style-name="Standard">
      <style:text-properties officeooo:rsid="0256638d" officeooo:paragraph-rsid="0256638d"/>
    </style:style>
    <style:style style:name="P446" style:family="paragraph" style:parent-style-name="Standard">
      <style:text-properties officeooo:rsid="025736d5" officeooo:paragraph-rsid="025736d5"/>
    </style:style>
    <style:style style:name="P447" style:family="paragraph" style:parent-style-name="Standard">
      <style:text-properties officeooo:rsid="0259e62c" officeooo:paragraph-rsid="0259e62c"/>
    </style:style>
    <style:style style:name="P448" style:family="paragraph" style:parent-style-name="Standard">
      <style:text-properties officeooo:rsid="025af0a1" officeooo:paragraph-rsid="025af0a1"/>
    </style:style>
    <style:style style:name="P449" style:family="paragraph" style:parent-style-name="Standard">
      <style:text-properties officeooo:rsid="025cef49" officeooo:paragraph-rsid="025cef49"/>
    </style:style>
    <style:style style:name="P450" style:family="paragraph" style:parent-style-name="Standard">
      <style:text-properties officeooo:rsid="025ede05" officeooo:paragraph-rsid="025ede05"/>
    </style:style>
    <style:style style:name="P451" style:family="paragraph" style:parent-style-name="Standard">
      <style:text-properties officeooo:rsid="025ede05" officeooo:paragraph-rsid="025f4a3f"/>
    </style:style>
    <style:style style:name="P452" style:family="paragraph" style:parent-style-name="Standard">
      <style:text-properties officeooo:rsid="025ede05" officeooo:paragraph-rsid="02609643"/>
    </style:style>
    <style:style style:name="P453" style:family="paragraph" style:parent-style-name="Standard">
      <style:text-properties officeooo:rsid="02609643" officeooo:paragraph-rsid="02609643"/>
    </style:style>
    <style:style style:name="P454" style:family="paragraph" style:parent-style-name="Standard">
      <style:text-properties officeooo:paragraph-rsid="025f4a3f"/>
    </style:style>
    <style:style style:name="P455" style:family="paragraph" style:parent-style-name="Standard">
      <style:text-properties officeooo:paragraph-rsid="0262048f"/>
    </style:style>
    <style:style style:name="P456" style:family="paragraph" style:parent-style-name="Standard">
      <style:text-properties officeooo:paragraph-rsid="026354fc"/>
    </style:style>
    <style:style style:name="P457" style:family="paragraph" style:parent-style-name="Standard">
      <style:text-properties officeooo:rsid="026354fc" officeooo:paragraph-rsid="026354fc"/>
    </style:style>
    <style:style style:name="P458" style:family="paragraph" style:parent-style-name="Standard">
      <style:text-properties officeooo:paragraph-rsid="02681ae0"/>
    </style:style>
    <style:style style:name="P459" style:family="paragraph" style:parent-style-name="Standard">
      <style:text-properties officeooo:paragraph-rsid="0268f383"/>
    </style:style>
    <style:style style:name="P460" style:family="paragraph" style:parent-style-name="Standard">
      <style:text-properties officeooo:paragraph-rsid="026adf92"/>
    </style:style>
    <style:style style:name="P461" style:family="paragraph" style:parent-style-name="Standard">
      <style:text-properties officeooo:rsid="026b7288" officeooo:paragraph-rsid="026b7288"/>
    </style:style>
    <style:style style:name="P462" style:family="paragraph" style:parent-style-name="Standard">
      <style:text-properties officeooo:rsid="026b7288" officeooo:paragraph-rsid="026ccba0"/>
    </style:style>
    <style:style style:name="P463" style:family="paragraph" style:parent-style-name="Standard">
      <style:text-properties officeooo:rsid="026ccba0" officeooo:paragraph-rsid="026ccba0"/>
    </style:style>
    <style:style style:name="P464" style:family="paragraph" style:parent-style-name="Standard">
      <style:text-properties officeooo:rsid="026f3633" officeooo:paragraph-rsid="026f3633"/>
    </style:style>
    <style:style style:name="P465" style:family="paragraph" style:parent-style-name="Standard">
      <style:text-properties officeooo:rsid="02724269" officeooo:paragraph-rsid="02724269"/>
    </style:style>
    <style:style style:name="P466" style:family="paragraph" style:parent-style-name="Standard">
      <style:text-properties officeooo:rsid="02727408" officeooo:paragraph-rsid="02727408"/>
    </style:style>
    <style:style style:name="P467" style:family="paragraph" style:parent-style-name="Standard">
      <style:text-properties officeooo:rsid="0273a19c" officeooo:paragraph-rsid="0273a19c"/>
    </style:style>
    <style:style style:name="P468" style:family="paragraph" style:parent-style-name="Standard">
      <style:text-properties officeooo:rsid="0273a19c" officeooo:paragraph-rsid="027a49fb"/>
    </style:style>
    <style:style style:name="P469" style:family="paragraph" style:parent-style-name="Standard">
      <style:text-properties officeooo:rsid="027425f6" officeooo:paragraph-rsid="027425f6"/>
    </style:style>
    <style:style style:name="P470" style:family="paragraph" style:parent-style-name="Standard">
      <style:text-properties officeooo:rsid="0274e337" officeooo:paragraph-rsid="0274e337"/>
    </style:style>
    <style:style style:name="P471" style:family="paragraph" style:parent-style-name="Standard">
      <style:text-properties officeooo:rsid="0274e337" officeooo:paragraph-rsid="027c4bea"/>
    </style:style>
    <style:style style:name="P472" style:family="paragraph" style:parent-style-name="Standard">
      <style:text-properties officeooo:rsid="02760c02" officeooo:paragraph-rsid="02760c02"/>
    </style:style>
    <style:style style:name="P473" style:family="paragraph" style:parent-style-name="Standard">
      <style:text-properties officeooo:rsid="02799d03" officeooo:paragraph-rsid="02799d03"/>
    </style:style>
    <style:style style:name="P474" style:family="paragraph" style:parent-style-name="Standard">
      <style:text-properties fo:color="#000000" fo:font-weight="normal" officeooo:rsid="0262048f" officeooo:paragraph-rsid="0262048f" style:font-weight-asian="normal" style:font-weight-complex="normal"/>
    </style:style>
    <style:style style:name="P475" style:family="paragraph" style:parent-style-name="Standard">
      <style:text-properties fo:color="#000000" fo:font-weight="normal" officeooo:rsid="0262048f" officeooo:paragraph-rsid="026354fc" style:font-weight-asian="normal" style:font-weight-complex="normal"/>
    </style:style>
    <style:style style:name="P476" style:family="paragraph" style:parent-style-name="Standard">
      <style:text-properties fo:color="#000000" fo:font-weight="normal" officeooo:rsid="026354fc" officeooo:paragraph-rsid="026354fc" style:font-weight-asian="normal" style:font-weight-complex="normal"/>
    </style:style>
    <style:style style:name="P477" style:family="paragraph" style:parent-style-name="Standard">
      <style:text-properties officeooo:rsid="0266714c" officeooo:paragraph-rsid="0268f383"/>
    </style:style>
    <style:style style:name="P478" style:family="paragraph" style:parent-style-name="Standard">
      <style:text-properties fo:color="#1c1c1c" officeooo:rsid="026ccba0" officeooo:paragraph-rsid="026ccba0"/>
    </style:style>
    <style:style style:name="P479" style:family="paragraph" style:parent-style-name="Standard">
      <style:text-properties fo:color="#1c1c1c" fo:font-weight="bold" officeooo:rsid="026f3633" officeooo:paragraph-rsid="026f3633" style:font-weight-asian="bold" style:font-weight-complex="bold"/>
    </style:style>
    <style:style style:name="P480" style:family="paragraph" style:parent-style-name="Standard">
      <style:text-properties fo:color="#1c1c1c" officeooo:rsid="02724269" officeooo:paragraph-rsid="02724269"/>
    </style:style>
    <style:style style:name="P481" style:family="paragraph" style:parent-style-name="Standard">
      <style:text-properties fo:color="#1c1c1c" officeooo:rsid="02727408" officeooo:paragraph-rsid="02727408"/>
    </style:style>
    <style:style style:name="P482" style:family="paragraph" style:parent-style-name="Standard">
      <style:text-properties fo:color="#1c1c1c" officeooo:rsid="027a49fb" officeooo:paragraph-rsid="027a49fb"/>
    </style:style>
    <style:style style:name="P483" style:family="paragraph" style:parent-style-name="Standard">
      <style:text-properties fo:color="#1c1c1c" officeooo:rsid="027425f6" officeooo:paragraph-rsid="027425f6"/>
    </style:style>
    <style:style style:name="P484" style:family="paragraph" style:parent-style-name="Standard">
      <style:text-properties fo:color="#1c1c1c" officeooo:rsid="028316aa" officeooo:paragraph-rsid="028316aa"/>
    </style:style>
    <style:style style:name="P485" style:family="paragraph" style:parent-style-name="Standard">
      <style:text-properties fo:color="#1c1c1c" officeooo:rsid="02849d55" officeooo:paragraph-rsid="02849d55"/>
    </style:style>
    <style:style style:name="P486" style:family="paragraph" style:parent-style-name="Standard">
      <style:text-properties fo:color="#1c1c1c" style:text-underline-style="solid" style:text-underline-width="auto" style:text-underline-color="font-color" fo:font-weight="bold" officeooo:rsid="02849d55" officeooo:paragraph-rsid="02849d55" style:font-weight-asian="bold" style:font-weight-complex="bold"/>
    </style:style>
    <style:style style:name="P487" style:family="paragraph" style:parent-style-name="Standard">
      <style:text-properties fo:color="#1c1c1c" style:text-underline-style="solid" style:text-underline-width="auto" style:text-underline-color="font-color" fo:font-weight="bold" officeooo:rsid="02a0682a" officeooo:paragraph-rsid="02a0682a" style:font-weight-asian="bold" style:font-weight-complex="bold"/>
    </style:style>
    <style:style style:name="P488" style:family="paragraph" style:parent-style-name="Standard">
      <style:text-properties fo:color="#1c1c1c" officeooo:rsid="02850b23" officeooo:paragraph-rsid="02850b23"/>
    </style:style>
    <style:style style:name="P489" style:family="paragraph" style:parent-style-name="Standard">
      <style:text-properties fo:color="#1c1c1c" officeooo:rsid="0286b21d" officeooo:paragraph-rsid="0286b21d"/>
    </style:style>
    <style:style style:name="P490" style:family="paragraph" style:parent-style-name="Standard">
      <style:text-properties fo:color="#1c1c1c" officeooo:rsid="0286f904" officeooo:paragraph-rsid="0286f904"/>
    </style:style>
    <style:style style:name="P491" style:family="paragraph" style:parent-style-name="Standard">
      <style:text-properties fo:color="#1c1c1c" officeooo:rsid="02884443" officeooo:paragraph-rsid="02884443"/>
    </style:style>
    <style:style style:name="P492" style:family="paragraph" style:parent-style-name="Standard">
      <style:text-properties fo:color="#1c1c1c" fo:font-style="italic" fo:font-weight="bold" officeooo:rsid="02884443" officeooo:paragraph-rsid="02884443" style:font-style-asian="italic" style:font-weight-asian="bold" style:font-style-complex="italic" style:font-weight-complex="bold"/>
    </style:style>
    <style:style style:name="P493" style:family="paragraph" style:parent-style-name="Standard">
      <style:text-properties fo:color="#1c1c1c" officeooo:rsid="0288b90a" officeooo:paragraph-rsid="0288b90a"/>
    </style:style>
    <style:style style:name="P494" style:family="paragraph" style:parent-style-name="Standard">
      <style:text-properties fo:color="#1c1c1c" officeooo:rsid="028cd520" officeooo:paragraph-rsid="028cd520"/>
    </style:style>
    <style:style style:name="P495" style:family="paragraph" style:parent-style-name="Standard">
      <style:text-properties fo:color="#1c1c1c" officeooo:rsid="028df644" officeooo:paragraph-rsid="028df644"/>
    </style:style>
    <style:style style:name="P496" style:family="paragraph" style:parent-style-name="Standard">
      <style:text-properties fo:color="#1c1c1c" officeooo:rsid="028df70a" officeooo:paragraph-rsid="028df70a"/>
    </style:style>
    <style:style style:name="P497" style:family="paragraph" style:parent-style-name="Standard">
      <style:text-properties fo:color="#1c1c1c" officeooo:rsid="028df70a" officeooo:paragraph-rsid="028eed05"/>
    </style:style>
    <style:style style:name="P498" style:family="paragraph" style:parent-style-name="Standard">
      <style:text-properties fo:color="#1c1c1c" officeooo:rsid="028df70a" officeooo:paragraph-rsid="028df70a" fo:background-color="#b2b2b2"/>
    </style:style>
    <style:style style:name="P499" style:family="paragraph" style:parent-style-name="Standard">
      <style:text-properties fo:color="#1c1c1c" officeooo:rsid="02908a7d" officeooo:paragraph-rsid="02908a7d" fo:background-color="#b2b2b2"/>
    </style:style>
    <style:style style:name="P500" style:family="paragraph" style:parent-style-name="Standard">
      <style:text-properties fo:color="#1c1c1c" officeooo:rsid="02928520" officeooo:paragraph-rsid="02928520" fo:background-color="#b2b2b2"/>
    </style:style>
    <style:style style:name="P501" style:family="paragraph" style:parent-style-name="Standard">
      <style:text-properties fo:color="#1c1c1c" officeooo:rsid="02934f3a" officeooo:paragraph-rsid="02934f3a" fo:background-color="#b2b2b2"/>
    </style:style>
    <style:style style:name="P502" style:family="paragraph" style:parent-style-name="Standard">
      <style:text-properties fo:color="#1c1c1c" officeooo:rsid="02908a7d" officeooo:paragraph-rsid="02908a7d"/>
    </style:style>
    <style:style style:name="P503" style:family="paragraph" style:parent-style-name="Standard">
      <style:text-properties fo:color="#1c1c1c" officeooo:rsid="02928520" officeooo:paragraph-rsid="02928520"/>
    </style:style>
    <style:style style:name="P504" style:family="paragraph" style:parent-style-name="Standard">
      <style:text-properties fo:color="#1c1c1c" officeooo:rsid="02934f3a" officeooo:paragraph-rsid="02934f3a"/>
    </style:style>
    <style:style style:name="P505" style:family="paragraph" style:parent-style-name="Standard">
      <style:text-properties fo:color="#1c1c1c" officeooo:rsid="02974a4b" officeooo:paragraph-rsid="02974a4b"/>
    </style:style>
    <style:style style:name="P506" style:family="paragraph" style:parent-style-name="Standard">
      <style:text-properties fo:color="#1c1c1c" officeooo:rsid="029cedfb" officeooo:paragraph-rsid="029cedfb"/>
    </style:style>
    <style:style style:name="P507" style:family="paragraph" style:parent-style-name="Standard">
      <style:text-properties fo:color="#1c1c1c" officeooo:rsid="029ffcfc" officeooo:paragraph-rsid="029ffcfc"/>
    </style:style>
    <style:style style:name="P508" style:family="paragraph" style:parent-style-name="Standard">
      <style:text-properties fo:color="#1c1c1c" officeooo:rsid="02a0682a" officeooo:paragraph-rsid="02a0682a"/>
    </style:style>
    <style:style style:name="P509" style:family="paragraph" style:parent-style-name="Standard">
      <style:text-properties fo:color="#1c1c1c" officeooo:rsid="02ab7dfc" officeooo:paragraph-rsid="02ab7dfc"/>
    </style:style>
    <style:style style:name="P510" style:family="paragraph" style:parent-style-name="Standard">
      <style:text-properties fo:color="#1c1c1c" officeooo:rsid="02ac2c64" officeooo:paragraph-rsid="02ac2c64"/>
    </style:style>
    <style:style style:name="P511" style:family="paragraph" style:parent-style-name="Standard">
      <style:text-properties fo:color="#1c1c1c" officeooo:rsid="02ad7c0d" officeooo:paragraph-rsid="02a0682a"/>
    </style:style>
    <style:style style:name="P512" style:family="paragraph" style:parent-style-name="Standard">
      <style:text-properties fo:color="#1c1c1c" officeooo:rsid="02ad7c0d" officeooo:paragraph-rsid="02ad7c0d"/>
    </style:style>
    <style:style style:name="P513" style:family="paragraph" style:parent-style-name="Standard">
      <style:text-properties fo:color="#1c1c1c" officeooo:rsid="02aed17d" officeooo:paragraph-rsid="02ad7c0d"/>
    </style:style>
    <style:style style:name="P514" style:family="paragraph" style:parent-style-name="Standard">
      <style:text-properties fo:color="#1c1c1c" officeooo:rsid="02aed17d" officeooo:paragraph-rsid="02aed17d"/>
    </style:style>
    <style:style style:name="P515" style:family="paragraph" style:parent-style-name="Standard">
      <style:text-properties fo:color="#1c1c1c" officeooo:rsid="02af19d7" officeooo:paragraph-rsid="02af19d7"/>
    </style:style>
    <style:style style:name="P516" style:family="paragraph" style:parent-style-name="Standard">
      <style:text-properties fo:color="#1c1c1c" officeooo:rsid="02af19d7" officeooo:paragraph-rsid="02b43970"/>
    </style:style>
    <style:style style:name="P517" style:family="paragraph" style:parent-style-name="Standard">
      <style:text-properties fo:color="#1c1c1c" officeooo:rsid="02afb93b" officeooo:paragraph-rsid="02afb93b"/>
    </style:style>
    <style:style style:name="P518" style:family="paragraph" style:parent-style-name="Standard">
      <style:text-properties fo:color="#1c1c1c" officeooo:rsid="02afb93b" officeooo:paragraph-rsid="02b28d05"/>
    </style:style>
    <style:style style:name="P519" style:family="paragraph" style:parent-style-name="Standard">
      <style:text-properties fo:color="#1c1c1c" officeooo:rsid="02b1225a" officeooo:paragraph-rsid="02b1225a"/>
    </style:style>
    <style:style style:name="P520" style:family="paragraph" style:parent-style-name="Standard">
      <style:text-properties fo:color="#1c1c1c" officeooo:rsid="02b28d05" officeooo:paragraph-rsid="02b28d05"/>
    </style:style>
    <style:style style:name="P521" style:family="paragraph" style:parent-style-name="Standard">
      <style:text-properties fo:color="#1c1c1c" officeooo:rsid="02b43970" officeooo:paragraph-rsid="02b43970"/>
    </style:style>
    <style:style style:name="P522" style:family="paragraph" style:parent-style-name="Standard">
      <style:text-properties fo:color="#1c1c1c" officeooo:rsid="02b4a5f7" officeooo:paragraph-rsid="02b4a5f7"/>
    </style:style>
    <style:style style:name="P523" style:family="paragraph" style:parent-style-name="Standard">
      <style:text-properties fo:color="#1c1c1c" officeooo:rsid="02b4a5f7" officeooo:paragraph-rsid="02b64aa7"/>
    </style:style>
    <style:style style:name="P524" style:family="paragraph" style:parent-style-name="Standard">
      <style:text-properties fo:color="#1c1c1c" officeooo:rsid="02b50daa" officeooo:paragraph-rsid="02b50daa"/>
    </style:style>
    <style:style style:name="P525" style:family="paragraph" style:parent-style-name="Standard">
      <style:text-properties fo:color="#1c1c1c" officeooo:rsid="02b64aa7" officeooo:paragraph-rsid="02b64aa7"/>
    </style:style>
    <style:style style:name="P526" style:family="paragraph" style:parent-style-name="Standard">
      <style:text-properties fo:color="#1c1c1c" officeooo:rsid="02b7ee93" officeooo:paragraph-rsid="02b7ee93"/>
    </style:style>
    <style:style style:name="P527" style:family="paragraph" style:parent-style-name="Standard">
      <style:text-properties fo:color="#1c1c1c" officeooo:rsid="02b93483" officeooo:paragraph-rsid="02b93483"/>
    </style:style>
    <style:style style:name="P528" style:family="paragraph" style:parent-style-name="Standard">
      <style:text-properties fo:color="#1c1c1c" officeooo:rsid="02be468a" officeooo:paragraph-rsid="02be468a"/>
    </style:style>
    <style:style style:name="P529" style:family="paragraph" style:parent-style-name="Standard">
      <style:text-properties fo:color="#1c1c1c" officeooo:rsid="02c1a8ab" officeooo:paragraph-rsid="02c1a8ab"/>
    </style:style>
    <style:style style:name="P530" style:family="paragraph" style:parent-style-name="Standard">
      <style:text-properties fo:color="#1c1c1c" officeooo:rsid="02cddff6" officeooo:paragraph-rsid="02cddff6"/>
    </style:style>
    <style:style style:name="P531" style:family="paragraph" style:parent-style-name="Standard">
      <style:text-properties fo:color="#1c1c1c" officeooo:rsid="02cfdcaa" officeooo:paragraph-rsid="02cfdcaa"/>
    </style:style>
    <style:style style:name="P532" style:family="paragraph" style:parent-style-name="Standard">
      <style:text-properties fo:color="#1c1c1c" officeooo:rsid="02d150fe" officeooo:paragraph-rsid="02d150fe"/>
    </style:style>
    <style:style style:name="P533" style:family="paragraph" style:parent-style-name="Standard">
      <style:text-properties fo:color="#1c1c1c" officeooo:rsid="02d22a9d" officeooo:paragraph-rsid="02d22a9d"/>
    </style:style>
    <style:style style:name="P534" style:family="paragraph" style:parent-style-name="Standard">
      <style:text-properties officeooo:rsid="0280199c" officeooo:paragraph-rsid="0280199c"/>
    </style:style>
    <style:style style:name="P535" style:family="paragraph" style:parent-style-name="Standard">
      <style:text-properties officeooo:rsid="02819377" officeooo:paragraph-rsid="02819377"/>
    </style:style>
    <style:style style:name="P536" style:family="paragraph" style:parent-style-name="Standard">
      <style:text-properties officeooo:rsid="02876763" officeooo:paragraph-rsid="02876763"/>
    </style:style>
    <style:style style:name="P537" style:family="paragraph" style:parent-style-name="Standard">
      <style:text-properties officeooo:rsid="029bcf24" officeooo:paragraph-rsid="029bcf24"/>
    </style:style>
    <style:style style:name="P538" style:family="paragraph" style:parent-style-name="Standard">
      <style:text-properties officeooo:rsid="029cdb1c" officeooo:paragraph-rsid="029cdb1c"/>
    </style:style>
    <style:style style:name="P539" style:family="paragraph" style:parent-style-name="Standard">
      <style:text-properties officeooo:rsid="02a2aeb7" officeooo:paragraph-rsid="02a2aeb7"/>
    </style:style>
    <style:style style:name="P540" style:family="paragraph" style:parent-style-name="Standard">
      <style:text-properties officeooo:rsid="02a42a37" officeooo:paragraph-rsid="02a42a37"/>
    </style:style>
    <style:style style:name="P541" style:family="paragraph" style:parent-style-name="Standard">
      <style:text-properties officeooo:rsid="02a61821" officeooo:paragraph-rsid="02a61821"/>
    </style:style>
    <style:style style:name="P542" style:family="paragraph" style:parent-style-name="Standard">
      <style:text-properties officeooo:rsid="02a64a71" officeooo:paragraph-rsid="02a76104"/>
    </style:style>
    <style:style style:name="P543" style:family="paragraph" style:parent-style-name="Standard">
      <style:text-properties officeooo:rsid="02a977a0" officeooo:paragraph-rsid="02a977a0"/>
    </style:style>
    <style:style style:name="P544" style:family="paragraph" style:parent-style-name="Standard">
      <style:text-properties officeooo:rsid="02aa9d9c" officeooo:paragraph-rsid="02aa9d9c"/>
    </style:style>
    <style:style style:name="P545" style:family="paragraph" style:parent-style-name="Standard">
      <style:text-properties officeooo:rsid="02c43fc4" officeooo:paragraph-rsid="02c43fc4"/>
    </style:style>
    <style:style style:name="P546" style:family="paragraph" style:parent-style-name="Standard">
      <style:text-properties officeooo:rsid="02c4650d" officeooo:paragraph-rsid="02c4650d"/>
    </style:style>
    <style:style style:name="P547" style:family="paragraph" style:parent-style-name="Standard">
      <style:text-properties officeooo:rsid="02c4650d" officeooo:paragraph-rsid="02c7ba0c"/>
    </style:style>
    <style:style style:name="P548" style:family="paragraph" style:parent-style-name="Standard">
      <style:text-properties officeooo:rsid="02c85171" officeooo:paragraph-rsid="02c85171"/>
    </style:style>
    <style:style style:name="P549" style:family="paragraph" style:parent-style-name="Standard">
      <style:text-properties officeooo:rsid="02c8e131" officeooo:paragraph-rsid="02c8e131"/>
    </style:style>
    <style:style style:name="P550" style:family="paragraph" style:parent-style-name="Standard">
      <style:text-properties officeooo:rsid="02c9c138" officeooo:paragraph-rsid="02c9c138"/>
    </style:style>
    <style:style style:name="P551" style:family="paragraph" style:parent-style-name="Standard">
      <style:paragraph-properties fo:background-color="#ffff00">
        <style:background-image/>
      </style:paragraph-properties>
      <style:text-properties officeooo:rsid="00e60b13" officeooo:paragraph-rsid="00e60b13"/>
    </style:style>
    <style:style style:name="P552" style:family="paragraph" style:parent-style-name="Standard">
      <style:paragraph-properties fo:background-color="#ffff00">
        <style:background-image/>
      </style:paragraph-properties>
      <style:text-properties officeooo:rsid="00edd359" officeooo:paragraph-rsid="00edd359"/>
    </style:style>
    <style:style style:name="P553" style:family="paragraph" style:parent-style-name="Standard">
      <style:paragraph-properties fo:background-color="#ffff00">
        <style:background-image/>
      </style:paragraph-properties>
      <style:text-properties officeooo:rsid="016d2e60" officeooo:paragraph-rsid="016d2e60"/>
    </style:style>
    <style:style style:name="P554" style:family="paragraph" style:parent-style-name="Standard">
      <style:paragraph-properties fo:background-color="#ffff00">
        <style:background-image/>
      </style:paragraph-properties>
      <style:text-properties officeooo:rsid="016eaab1" officeooo:paragraph-rsid="016eaab1"/>
    </style:style>
    <style:style style:name="P555" style:family="paragraph" style:parent-style-name="Standard">
      <style:paragraph-properties fo:background-color="#ffff00">
        <style:background-image/>
      </style:paragraph-properties>
      <style:text-properties officeooo:rsid="017f59df" officeooo:paragraph-rsid="017f59df"/>
    </style:style>
    <style:style style:name="P556" style:family="paragraph" style:parent-style-name="Standard">
      <style:paragraph-properties fo:background-color="#ffff00">
        <style:background-image/>
      </style:paragraph-properties>
      <style:text-properties officeooo:rsid="0188c8ed" officeooo:paragraph-rsid="0188c8ed"/>
    </style:style>
    <style:style style:name="P557" style:family="paragraph" style:parent-style-name="Standard">
      <style:paragraph-properties fo:background-color="#ffff00">
        <style:background-image/>
      </style:paragraph-properties>
      <style:text-properties officeooo:rsid="0198f148" officeooo:paragraph-rsid="0198f148"/>
    </style:style>
    <style:style style:name="P558" style:family="paragraph" style:parent-style-name="Standard">
      <style:paragraph-properties fo:background-color="#ffff00">
        <style:background-image/>
      </style:paragraph-properties>
      <style:text-properties officeooo:rsid="019a6a97" officeooo:paragraph-rsid="019a6a97"/>
    </style:style>
    <style:style style:name="P559" style:family="paragraph" style:parent-style-name="Standard">
      <style:paragraph-properties fo:background-color="#ffff00">
        <style:background-image/>
      </style:paragraph-properties>
      <style:text-properties officeooo:rsid="019c5dd1" officeooo:paragraph-rsid="019c5dd1"/>
    </style:style>
    <style:style style:name="P560" style:family="paragraph" style:parent-style-name="Standard">
      <style:paragraph-properties fo:background-color="#ffff00">
        <style:background-image/>
      </style:paragraph-properties>
      <style:text-properties officeooo:rsid="019f3acd" officeooo:paragraph-rsid="01a42489"/>
    </style:style>
    <style:style style:name="P561" style:family="paragraph" style:parent-style-name="Standard">
      <style:paragraph-properties fo:background-color="#ffff00">
        <style:background-image/>
      </style:paragraph-properties>
      <style:text-properties officeooo:rsid="01a0682d" officeooo:paragraph-rsid="01a0682d"/>
    </style:style>
    <style:style style:name="P562" style:family="paragraph" style:parent-style-name="Standard">
      <style:paragraph-properties fo:background-color="#ffff00">
        <style:background-image/>
      </style:paragraph-properties>
      <style:text-properties officeooo:rsid="01b38942" officeooo:paragraph-rsid="01b38942"/>
    </style:style>
    <style:style style:name="P563" style:family="paragraph" style:parent-style-name="Standard">
      <style:paragraph-properties fo:background-color="#ffff00">
        <style:background-image/>
      </style:paragraph-properties>
      <style:text-properties officeooo:rsid="01b8e06a" officeooo:paragraph-rsid="01b8e06a"/>
    </style:style>
    <style:style style:name="P564" style:family="paragraph" style:parent-style-name="Standard">
      <style:paragraph-properties fo:background-color="#ffff00">
        <style:background-image/>
      </style:paragraph-properties>
      <style:text-properties officeooo:rsid="01c772d2" officeooo:paragraph-rsid="01c772d2"/>
    </style:style>
    <style:style style:name="P565" style:family="paragraph" style:parent-style-name="Standard">
      <style:paragraph-properties fo:background-color="#ffff00">
        <style:background-image/>
      </style:paragraph-properties>
      <style:text-properties officeooo:rsid="01c94516" officeooo:paragraph-rsid="01c94516"/>
    </style:style>
    <style:style style:name="P566" style:family="paragraph" style:parent-style-name="Standard">
      <style:paragraph-properties fo:background-color="#ffff00">
        <style:background-image/>
      </style:paragraph-properties>
      <style:text-properties officeooo:rsid="01ca70d2" officeooo:paragraph-rsid="01ca70d2"/>
    </style:style>
    <style:style style:name="P567" style:family="paragraph" style:parent-style-name="Standard">
      <style:paragraph-properties fo:background-color="#ffff00">
        <style:background-image/>
      </style:paragraph-properties>
      <style:text-properties officeooo:rsid="01cc27d1" officeooo:paragraph-rsid="01cc27d1"/>
    </style:style>
    <style:style style:name="P568" style:family="paragraph" style:parent-style-name="Standard">
      <style:paragraph-properties fo:background-color="#ffff00">
        <style:background-image/>
      </style:paragraph-properties>
      <style:text-properties officeooo:rsid="01cf5adb" officeooo:paragraph-rsid="01cf5adb"/>
    </style:style>
    <style:style style:name="P569" style:family="paragraph" style:parent-style-name="Standard">
      <style:paragraph-properties fo:background-color="#ffff00">
        <style:background-image/>
      </style:paragraph-properties>
      <style:text-properties officeooo:rsid="01d199d2" officeooo:paragraph-rsid="01d199d2"/>
    </style:style>
    <style:style style:name="P570" style:family="paragraph" style:parent-style-name="Standard">
      <style:paragraph-properties fo:background-color="#ffff00">
        <style:background-image/>
      </style:paragraph-properties>
      <style:text-properties officeooo:rsid="01e6bfbf" officeooo:paragraph-rsid="01e6bfbf"/>
    </style:style>
    <style:style style:name="P571" style:family="paragraph" style:parent-style-name="Standard">
      <style:paragraph-properties fo:background-color="#ffff00">
        <style:background-image/>
      </style:paragraph-properties>
      <style:text-properties officeooo:rsid="0208dab9" officeooo:paragraph-rsid="0208dab9"/>
    </style:style>
    <style:style style:name="P572" style:family="paragraph" style:parent-style-name="Standard">
      <style:paragraph-properties fo:background-color="#ffff00">
        <style:background-image/>
      </style:paragraph-properties>
      <style:text-properties officeooo:rsid="0209e0fb" officeooo:paragraph-rsid="0209e0fb"/>
    </style:style>
    <style:style style:name="P573" style:family="paragraph" style:parent-style-name="Standard">
      <style:paragraph-properties fo:background-color="#ffff00">
        <style:background-image/>
      </style:paragraph-properties>
      <style:text-properties officeooo:rsid="0224e794" officeooo:paragraph-rsid="0224e794"/>
    </style:style>
    <style:style style:name="P574" style:family="paragraph" style:parent-style-name="Standard">
      <style:paragraph-properties fo:background-color="#ffffff">
        <style:background-image/>
      </style:paragraph-properties>
      <style:text-properties officeooo:rsid="0153fd44" officeooo:paragraph-rsid="0153fd44" fo:background-color="#ffff00"/>
    </style:style>
    <style:style style:name="P575" style:family="paragraph" style:parent-style-name="Standard">
      <style:paragraph-properties fo:background-color="#ffffff">
        <style:background-image/>
      </style:paragraph-properties>
      <style:text-properties officeooo:rsid="018c7a8f" officeooo:paragraph-rsid="018c7a8f" fo:background-color="#ffffff"/>
    </style:style>
    <style:style style:name="P576" style:family="paragraph" style:parent-style-name="Standard">
      <style:paragraph-properties fo:background-color="#ffff99">
        <style:background-image/>
      </style:paragraph-properties>
      <style:text-properties officeooo:rsid="0194158c" officeooo:paragraph-rsid="0194158c"/>
    </style:style>
    <style:style style:name="P577" style:family="paragraph" style:parent-style-name="Standard">
      <style:paragraph-properties fo:background-color="#ffff99">
        <style:background-image/>
      </style:paragraph-properties>
      <style:text-properties officeooo:rsid="0195ef92" officeooo:paragraph-rsid="0195ef92"/>
    </style:style>
    <style:style style:name="P578" style:family="paragraph" style:parent-style-name="Standard" style:list-style-name="L1">
      <style:text-properties officeooo:rsid="01af9d02" officeooo:paragraph-rsid="01af9d02"/>
    </style:style>
    <style:style style:name="P579" style:family="paragraph" style:parent-style-name="Standard" style:list-style-name="L2">
      <style:text-properties officeooo:rsid="025f4a3f" officeooo:paragraph-rsid="025ede05"/>
    </style:style>
    <style:style style:name="P580" style:family="paragraph" style:parent-style-name="Standard" style:list-style-name="L3">
      <style:text-properties officeooo:rsid="025f4a3f" officeooo:paragraph-rsid="025ede05"/>
    </style:style>
    <style:style style:name="P581" style:family="paragraph" style:parent-style-name="Standard" style:list-style-name="L3">
      <style:text-properties officeooo:rsid="025f4a3f" officeooo:paragraph-rsid="025f4a3f"/>
    </style:style>
    <style:style style:name="P582" style:family="paragraph" style:parent-style-name="Standard" style:list-style-name="L3">
      <style:text-properties officeooo:rsid="025ede05" officeooo:paragraph-rsid="025ede05"/>
    </style:style>
    <style:style style:name="P583" style:family="paragraph" style:parent-style-name="Standard" style:list-style-name="L4">
      <style:text-properties officeooo:rsid="025ede05" officeooo:paragraph-rsid="025f4a3f"/>
    </style:style>
    <style:style style:name="P584" style:family="paragraph" style:parent-style-name="Standard" style:list-style-name="L4">
      <style:text-properties fo:color="#000000" fo:font-weight="normal" officeooo:rsid="0262048f" officeooo:paragraph-rsid="0262048f" style:font-weight-asian="normal" style:font-weight-complex="normal"/>
    </style:style>
    <style:style style:name="P585" style:family="paragraph" style:parent-style-name="Standard">
      <style:text-properties officeooo:rsid="02c4650d" officeooo:paragraph-rsid="02c7ba0c"/>
    </style:style>
    <style:style style:name="P586" style:family="paragraph" style:parent-style-name="Standard">
      <style:text-properties officeooo:rsid="02c4650d" officeooo:paragraph-rsid="02c4650d"/>
    </style:style>
    <style:style style:name="P587" style:family="paragraph" style:parent-style-name="Standard">
      <style:text-properties officeooo:rsid="02d32abc" officeooo:paragraph-rsid="02d32abc"/>
    </style:style>
    <style:style style:name="P588" style:family="paragraph" style:parent-style-name="Standard">
      <style:text-properties fo:font-weight="bold" officeooo:rsid="02d32abc" officeooo:paragraph-rsid="02d32abc" style:font-weight-asian="bold" style:font-weight-complex="bold"/>
    </style:style>
    <style:style style:name="P589" style:family="paragraph" style:parent-style-name="Standard">
      <style:text-properties fo:font-weight="bold" officeooo:rsid="02c43fc4" officeooo:paragraph-rsid="02c43fc4" style:font-weight-asian="bold" style:font-weight-complex="bold"/>
    </style:style>
    <style:style style:name="P590" style:family="paragraph" style:parent-style-name="Standard">
      <style:text-properties fo:font-weight="normal" officeooo:rsid="02d48dd3" officeooo:paragraph-rsid="02d48dd3" style:font-weight-asian="normal" style:font-weight-complex="normal"/>
    </style:style>
    <style:style style:name="P591" style:family="paragraph" style:parent-style-name="Standard">
      <style:text-properties officeooo:rsid="02d5c8be" officeooo:paragraph-rsid="02d5c8be"/>
    </style:style>
    <style:style style:name="P592" style:family="paragraph" style:parent-style-name="Standard">
      <style:text-properties officeooo:rsid="02d5c8be" officeooo:paragraph-rsid="02d7a8e9"/>
    </style:style>
    <style:style style:name="P593" style:family="paragraph" style:parent-style-name="Standard">
      <style:text-properties officeooo:rsid="02d9b369" officeooo:paragraph-rsid="02d9b369"/>
    </style:style>
    <style:style style:name="P594" style:family="paragraph" style:parent-style-name="Standard">
      <style:text-properties officeooo:rsid="0054368c" officeooo:paragraph-rsid="0054368c"/>
    </style:style>
    <style:style style:name="P595" style:family="paragraph" style:parent-style-name="Standard">
      <style:text-properties fo:color="#1c1c1c" officeooo:rsid="02bfabdd" officeooo:paragraph-rsid="02bfabdd"/>
    </style:style>
    <style:style style:name="P596" style:family="paragraph" style:parent-style-name="Standard">
      <style:text-properties fo:color="#1c1c1c" officeooo:rsid="02daeadb" officeooo:paragraph-rsid="02daeadb"/>
    </style:style>
    <style:style style:name="P597" style:family="paragraph" style:parent-style-name="Standard">
      <style:text-properties fo:color="#1c1c1c" officeooo:rsid="02dbe3b8" officeooo:paragraph-rsid="02dbe3b8"/>
    </style:style>
    <style:style style:name="P598" style:family="paragraph" style:parent-style-name="Standard">
      <style:text-properties fo:color="#1c1c1c" officeooo:rsid="02dbe3b8" officeooo:paragraph-rsid="02dbe3b8" fo:background-color="#ffff00"/>
    </style:style>
    <style:style style:name="P599" style:family="paragraph" style:parent-style-name="Standard">
      <style:text-properties officeooo:rsid="0170ad79" officeooo:paragraph-rsid="0170ad79"/>
    </style:style>
    <style:style style:name="P600" style:family="paragraph" style:parent-style-name="Standard">
      <style:text-properties officeooo:rsid="02db57bd" officeooo:paragraph-rsid="02db57bd"/>
    </style:style>
    <style:style style:name="P601" style:family="paragraph" style:parent-style-name="Standard">
      <style:paragraph-properties fo:background-color="#ffff00">
        <style:background-image/>
      </style:paragraph-properties>
      <style:text-properties officeooo:rsid="02db57bd" officeooo:paragraph-rsid="02db57bd" fo:background-color="#ffff00"/>
    </style:style>
    <style:style style:name="T1" style:family="text">
      <style:text-properties officeooo:rsid="0020a740"/>
    </style:style>
    <style:style style:name="T2" style:family="text">
      <style:text-properties fo:background-color="#ffffff" loext:char-shading-value="0"/>
    </style:style>
    <style:style style:name="T3" style:family="text">
      <style:text-properties officeooo:rsid="00283311" fo:background-color="#ffffff" loext:char-shading-value="0"/>
    </style:style>
    <style:style style:name="T4" style:family="text">
      <style:text-properties officeooo:rsid="00ba9229" fo:background-color="#ffffff" loext:char-shading-value="0"/>
    </style:style>
    <style:style style:name="T5" style:family="text">
      <style:text-properties officeooo:rsid="00370d5c"/>
    </style:style>
    <style:style style:name="T6" style:family="text">
      <style:text-properties fo:font-weight="bold" style:font-weight-asian="bold" style:font-weight-complex="bold"/>
    </style:style>
    <style:style style:name="T7" style:family="text">
      <style:text-properties fo:font-weight="bold" officeooo:rsid="00b240eb"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3a9aab" style:font-weight-asian="normal" style:font-weight-complex="normal"/>
    </style:style>
    <style:style style:name="T10" style:family="text">
      <style:text-properties fo:font-weight="normal" officeooo:rsid="003d461a" style:font-weight-asian="normal" style:font-weight-complex="normal"/>
    </style:style>
    <style:style style:name="T11" style:family="text">
      <style:text-properties fo:font-weight="normal" officeooo:rsid="00409390" style:font-weight-asian="normal" style:font-weight-complex="normal"/>
    </style:style>
    <style:style style:name="T12" style:family="text">
      <style:text-properties fo:font-weight="normal" officeooo:rsid="00556404" style:font-weight-asian="normal" style:font-weight-complex="normal"/>
    </style:style>
    <style:style style:name="T13" style:family="text">
      <style:text-properties officeooo:rsid="0038b6ac"/>
    </style:style>
    <style:style style:name="T14" style:family="text">
      <style:text-properties officeooo:rsid="0041a1ea"/>
    </style:style>
    <style:style style:name="T15" style:family="text">
      <style:text-properties officeooo:rsid="00428ed6"/>
    </style:style>
    <style:style style:name="T16" style:family="text">
      <style:text-properties style:text-underline-style="solid" style:text-underline-width="auto" style:text-underline-color="font-color"/>
    </style:style>
    <style:style style:name="T17" style:family="text">
      <style:text-properties officeooo:rsid="0049afcd"/>
    </style:style>
    <style:style style:name="T18" style:family="text">
      <style:text-properties officeooo:rsid="005146b7"/>
    </style:style>
    <style:style style:name="T19" style:family="text">
      <style:text-properties officeooo:rsid="0052a5bf"/>
    </style:style>
    <style:style style:name="T20" style:family="text">
      <style:text-properties officeooo:rsid="00577f7a"/>
    </style:style>
    <style:style style:name="T21" style:family="text">
      <style:text-properties officeooo:rsid="005e8fc6"/>
    </style:style>
    <style:style style:name="T22" style:family="text">
      <style:text-properties fo:background-color="#ffcc00" loext:char-shading-value="0"/>
    </style:style>
    <style:style style:name="T23" style:family="text">
      <style:text-properties officeooo:rsid="005ef893"/>
    </style:style>
    <style:style style:name="T24" style:family="text">
      <style:text-properties officeooo:rsid="0056f780"/>
    </style:style>
    <style:style style:name="T25" style:family="text">
      <style:text-properties officeooo:rsid="0065f239"/>
    </style:style>
    <style:style style:name="T26" style:family="text">
      <style:text-properties officeooo:rsid="00669ca6"/>
    </style:style>
    <style:style style:name="T27" style:family="text">
      <style:text-properties officeooo:rsid="006ac366"/>
    </style:style>
    <style:style style:name="T28" style:family="text">
      <style:text-properties officeooo:rsid="006c93b1"/>
    </style:style>
    <style:style style:name="T29" style:family="text">
      <style:text-properties officeooo:rsid="007b7c3a"/>
    </style:style>
    <style:style style:name="T30" style:family="text">
      <style:text-properties officeooo:rsid="007e92a9"/>
    </style:style>
    <style:style style:name="T31" style:family="text">
      <style:text-properties officeooo:rsid="00833582"/>
    </style:style>
    <style:style style:name="T32" style:family="text">
      <style:text-properties officeooo:rsid="00854924"/>
    </style:style>
    <style:style style:name="T33" style:family="text">
      <style:text-properties fo:background-color="#ffff99" loext:char-shading-value="0"/>
    </style:style>
    <style:style style:name="T34" style:family="text">
      <style:text-properties officeooo:rsid="0094f309"/>
    </style:style>
    <style:style style:name="T35" style:family="text">
      <style:text-properties officeooo:rsid="009c333f"/>
    </style:style>
    <style:style style:name="T36" style:family="text">
      <style:text-properties officeooo:rsid="00ade6ea"/>
    </style:style>
    <style:style style:name="T37" style:family="text">
      <style:text-properties officeooo:rsid="00afa9af"/>
    </style:style>
    <style:style style:name="T38" style:family="text">
      <style:text-properties officeooo:rsid="00b1188d"/>
    </style:style>
    <style:style style:name="T39" style:family="text">
      <style:text-properties officeooo:rsid="0033f23e"/>
    </style:style>
    <style:style style:name="T40" style:family="text">
      <style:text-properties officeooo:rsid="003286d7"/>
    </style:style>
    <style:style style:name="T41" style:family="text">
      <style:text-properties officeooo:rsid="0035390e"/>
    </style:style>
    <style:style style:name="T42" style:family="text">
      <style:text-properties officeooo:rsid="00ba9229"/>
    </style:style>
    <style:style style:name="T43" style:family="text">
      <style:text-properties officeooo:rsid="00bc94db"/>
    </style:style>
    <style:style style:name="T44" style:family="text">
      <style:text-properties officeooo:rsid="00c6bf99"/>
    </style:style>
    <style:style style:name="T45" style:family="text">
      <style:text-properties officeooo:rsid="00c92127"/>
    </style:style>
    <style:style style:name="T46" style:family="text">
      <style:text-properties officeooo:rsid="00cac25a"/>
    </style:style>
    <style:style style:name="T47" style:family="text">
      <style:text-properties officeooo:rsid="01045a3f"/>
    </style:style>
    <style:style style:name="T48" style:family="text">
      <style:text-properties officeooo:rsid="0105943f"/>
    </style:style>
    <style:style style:name="T49" style:family="text">
      <style:text-properties officeooo:rsid="010689e8"/>
    </style:style>
    <style:style style:name="T50" style:family="text">
      <style:text-properties officeooo:rsid="010cca24"/>
    </style:style>
    <style:style style:name="T51" style:family="text">
      <style:text-properties officeooo:rsid="0158f74c"/>
    </style:style>
    <style:style style:name="T52" style:family="text">
      <style:text-properties officeooo:rsid="0171f54d"/>
    </style:style>
    <style:style style:name="T53" style:family="text">
      <style:text-properties officeooo:rsid="01803e83"/>
    </style:style>
    <style:style style:name="T54" style:family="text">
      <style:text-properties officeooo:rsid="018261d8"/>
    </style:style>
    <style:style style:name="T55" style:family="text">
      <style:text-properties officeooo:rsid="0188b8e5"/>
    </style:style>
    <style:style style:name="T56" style:family="text">
      <style:text-properties officeooo:rsid="0199b85f"/>
    </style:style>
    <style:style style:name="T57" style:family="text">
      <style:text-properties fo:background-color="#e6e6ff" loext:char-shading-value="0"/>
    </style:style>
    <style:style style:name="T58" style:family="text">
      <style:text-properties officeooo:rsid="019ea2ee"/>
    </style:style>
    <style:style style:name="T59" style:family="text">
      <style:text-properties officeooo:rsid="01a0e68e"/>
    </style:style>
    <style:style style:name="T60" style:family="text">
      <style:text-properties officeooo:rsid="01a4ec0b"/>
    </style:style>
    <style:style style:name="T61" style:family="text">
      <style:text-properties fo:background-color="#ffff00" loext:char-shading-value="0"/>
    </style:style>
    <style:style style:name="T62" style:family="text">
      <style:text-properties officeooo:rsid="01b217ac"/>
    </style:style>
    <style:style style:name="T63" style:family="text">
      <style:text-properties officeooo:rsid="01bcf3e8"/>
    </style:style>
    <style:style style:name="T64" style:family="text">
      <style:text-properties officeooo:rsid="01ccb9cf"/>
    </style:style>
    <style:style style:name="T65" style:family="text">
      <style:text-properties officeooo:rsid="01e7f28f"/>
    </style:style>
    <style:style style:name="T66" style:family="text">
      <style:text-properties officeooo:rsid="01ea48c4"/>
    </style:style>
    <style:style style:name="T67" style:family="text">
      <style:text-properties officeooo:rsid="01ec1a97"/>
    </style:style>
    <style:style style:name="T68" style:family="text">
      <style:text-properties officeooo:rsid="01ecfe6b"/>
    </style:style>
    <style:style style:name="T69" style:family="text">
      <style:text-properties officeooo:rsid="01ed0c0b"/>
    </style:style>
    <style:style style:name="T70" style:family="text">
      <style:text-properties officeooo:rsid="01f0c485"/>
    </style:style>
    <style:style style:name="T71" style:family="text">
      <style:text-properties officeooo:rsid="01f1f326"/>
    </style:style>
    <style:style style:name="T72" style:family="text">
      <style:text-properties officeooo:rsid="01f38d92"/>
    </style:style>
    <style:style style:name="T73" style:family="text">
      <style:text-properties officeooo:rsid="01f4c236"/>
    </style:style>
    <style:style style:name="T74" style:family="text">
      <style:text-properties officeooo:rsid="01f69827"/>
    </style:style>
    <style:style style:name="T75" style:family="text">
      <style:text-properties officeooo:rsid="01fb6b3b"/>
    </style:style>
    <style:style style:name="T76" style:family="text">
      <style:text-properties officeooo:rsid="020be619"/>
    </style:style>
    <style:style style:name="T77" style:family="text">
      <style:text-properties officeooo:rsid="020c7eed"/>
    </style:style>
    <style:style style:name="T78" style:family="text">
      <style:text-properties officeooo:rsid="0214496b"/>
    </style:style>
    <style:style style:name="T79" style:family="text">
      <style:text-properties officeooo:rsid="022b9e89"/>
    </style:style>
    <style:style style:name="T80" style:family="text">
      <style:text-properties officeooo:rsid="024d7c7e"/>
    </style:style>
    <style:style style:name="T81" style:family="text">
      <style:text-properties officeooo:rsid="0250313c"/>
    </style:style>
    <style:style style:name="T82" style:family="text">
      <style:text-properties fo:color="#cc9900"/>
    </style:style>
    <style:style style:name="T83" style:family="text">
      <style:text-properties fo:color="#ff6600"/>
    </style:style>
    <style:style style:name="T84" style:family="text">
      <style:text-properties fo:color="#ff6600" fo:font-weight="bold" style:font-weight-asian="bold" style:font-weight-complex="bold"/>
    </style:style>
    <style:style style:name="T85" style:family="text">
      <style:text-properties fo:color="#ff6600" fo:font-weight="bold" officeooo:rsid="0262048f" style:font-weight-asian="bold" style:font-weight-complex="bold"/>
    </style:style>
    <style:style style:name="T86" style:family="text">
      <style:text-properties officeooo:rsid="025ede05"/>
    </style:style>
    <style:style style:name="T87" style:family="text">
      <style:text-properties officeooo:rsid="025f4a3f"/>
    </style:style>
    <style:style style:name="T88" style:family="text">
      <style:text-properties officeooo:rsid="02609643"/>
    </style:style>
    <style:style style:name="T89" style:family="text">
      <style:text-properties officeooo:rsid="0262048f"/>
    </style:style>
    <style:style style:name="T90" style:family="text">
      <style:text-properties fo:color="#000000" fo:font-weight="normal" officeooo:rsid="0262048f" style:font-weight-asian="normal" style:font-weight-complex="normal"/>
    </style:style>
    <style:style style:name="T91" style:family="text">
      <style:text-properties fo:color="#000000" fo:font-weight="normal" officeooo:rsid="026354fc" style:font-weight-asian="normal" style:font-weight-complex="normal"/>
    </style:style>
    <style:style style:name="T92" style:family="text">
      <style:text-properties fo:color="#000000" fo:font-weight="normal" officeooo:rsid="0265420e" style:font-weight-asian="normal" style:font-weight-complex="normal"/>
    </style:style>
    <style:style style:name="T93" style:family="text">
      <style:text-properties officeooo:rsid="026354fc"/>
    </style:style>
    <style:style style:name="T94" style:family="text">
      <style:text-properties officeooo:rsid="0265e8f3"/>
    </style:style>
    <style:style style:name="T95" style:family="text">
      <style:text-properties officeooo:rsid="0266714c"/>
    </style:style>
    <style:style style:name="T96" style:family="text">
      <style:text-properties officeooo:rsid="02681ae0"/>
    </style:style>
    <style:style style:name="T97" style:family="text">
      <style:text-properties fo:color="#ff9900"/>
    </style:style>
    <style:style style:name="T98" style:family="text">
      <style:text-properties officeooo:rsid="026ccba0"/>
    </style:style>
    <style:style style:name="T99" style:family="text">
      <style:text-properties fo:color="#1c1c1c"/>
    </style:style>
    <style:style style:name="T100" style:family="text">
      <style:text-properties fo:color="#1c1c1c" officeooo:rsid="026ccba0"/>
    </style:style>
    <style:style style:name="T101" style:family="text">
      <style:text-properties officeooo:rsid="027a49fb"/>
    </style:style>
    <style:style style:name="T102" style:family="text">
      <style:text-properties officeooo:rsid="027b42eb"/>
    </style:style>
    <style:style style:name="T103" style:family="text">
      <style:text-properties officeooo:rsid="028df644"/>
    </style:style>
    <style:style style:name="T104" style:family="text">
      <style:text-properties officeooo:rsid="028eed05"/>
    </style:style>
    <style:style style:name="T105" style:family="text">
      <style:text-properties officeooo:rsid="029615c9"/>
    </style:style>
    <style:style style:name="T106" style:family="text">
      <style:text-properties officeooo:rsid="0297304c"/>
    </style:style>
    <style:style style:name="T107" style:family="text">
      <style:text-properties officeooo:rsid="0298fb52"/>
    </style:style>
    <style:style style:name="T108" style:family="text">
      <style:text-properties officeooo:rsid="029e4ff6"/>
    </style:style>
    <style:style style:name="T10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0" style:family="text">
      <style:text-properties officeooo:rsid="02b1225a"/>
    </style:style>
    <style:style style:name="T111" style:family="text">
      <style:text-properties officeooo:rsid="02c1a8ab"/>
    </style:style>
    <style:style style:name="T112" style:family="text">
      <style:text-properties officeooo:rsid="02c2f79e"/>
    </style:style>
    <style:style style:name="T113" style:family="text">
      <style:text-properties officeooo:rsid="02c7ba0c"/>
    </style:style>
    <style:style style:name="T114" style:family="text">
      <style:text-properties officeooo:rsid="02d5c8be"/>
    </style:style>
    <style:style style:name="T115" style:family="text">
      <style:text-properties officeooo:rsid="02d7a8e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Laravel</text:p>
      <text:p text:style-name="P1"/>
      <text:p text:style-name="P214">Ref:</text:p>
      <text:p text:style-name="P214">1) at app dividend <text:s/><text:span text:style-name="T54">with file upload</text:span></text:p>
      <text:p text:style-name="P302">https://appdividend.com/2018/02/23/laravel-5-6-crud-tutorial/</text:p>
      <text:p text:style-name="P214">2) <text:a xlink:type="simple" xlink:href="https://www.5balloons.info/tutorial-simple-crud-operations-in-laravel-5-5/">https://www.5balloons.info/tutorial-simple-crud-operations-in-laravel-5-5/</text:a></text:p>
      <text:p text:style-name="P216">3)https://itsolutionstuff.com/post/laravel-56-crud-application-for-starterexample.html</text:p>
      <text:p text:style-name="P1"/>
      <text:p text:style-name="P1"/>
      <text:p text:style-name="P1"/>
      <text:p text:style-name="P539">sudo opt/lampp/lampp start</text:p>
      <text:p text:style-name="P1"/>
      <text:p text:style-name="P2">install composer</text:p>
      <text:p text:style-name="P190"><text:a xlink:type="simple" xlink:href="https://www.digitalocean.com/community/tutorials/how-to-install-and-use-composer-on-ubuntu-14-04">https://www.digitalocean.com/community/tutorials/how-to-install-and-use-composer-on-ubuntu-14-04</text:a></text:p>
      <text:p text:style-name="P190"/>
      <text:p text:style-name="P9">composer update</text:p>
      <text:p text:style-name="P191">composer update</text:p>
      <text:p text:style-name="P1"/>
      <text:p text:style-name="P3">check version</text:p>
      <text:p text:style-name="P1">php -v</text:p>
      <text:p text:style-name="P1"/>
      <text:p text:style-name="P3">for link user/bin/php to /opt/lampp/bin/php</text:p>
      <text:p text:style-name="P1">sudo ln -sf /opt/lampp/bin/php /usr/bin/php </text:p>
      <text:p text:style-name="P1"/>
      <text:p text:style-name="P4">install laravel</text:p>
      <text:p text:style-name="P58"/>
      <text:p text:style-name="P58">composer create-project --prefer-dist laravel/laravel <text:span text:style-name="T1">blog_proj_name</text:span></text:p>
      <text:p text:style-name="P58"/>
      <text:p text:style-name="P59">php artisan serve<text:tab/></text:p>
      <text:p text:style-name="P59"/>
      <text:p text:style-name="P60"><text:s/>URL : <text:a xlink:type="simple" xlink:href="http://localhost:8000/">http://localhost:8000</text:a></text:p>
      <text:p text:style-name="P60"/>
      <text:p text:style-name="P6">Theme integrate </text:p>
      <text:p text:style-name="P62">https://hdtuto.com/article/php-laravel-55-bootstrap-admin-theme-integration-example-from-scratch</text:p>
      <text:p text:style-name="P60"/>
      <text:p text:style-name="P60"/>
      <text:p text:style-name="P5">for auth</text:p>
      <text:p text:style-name="P61">php artisan make:auth</text:p>
      <text:p text:style-name="P61"/>
      <text:p text:style-name="P97">Remove public</text:p>
      <text:p text:style-name="P89">in public folder cut index.php &amp; .htaccess file &amp; paste it one step out(on root)</text:p>
      <text:p text:style-name="P90">open index.php &amp; remove ../</text:p>
      <text:p text:style-name="P90">so change like this <text:s text:c="4"/>require __DIR__.'/vendor/autoload.php';</text:p>
      <text:p text:style-name="P90"><text:s text:c="34"/>$app = require_once __DIR__.'/bootstrap/app.php';</text:p>
      <text:p text:style-name="P61"/>
      <text:p text:style-name="P61"/>
      <text:p text:style-name="P61"/>
      <text:p text:style-name="P7">curd generator <text:span text:style-name="T5">package</text:span></text:p>
      <text:p text:style-name="P7"/>
      <text:p text:style-name="P64">1)https://github.com/appzcoder/crud-generator</text:p>
      <text:p text:style-name="P8"><text:s/><text:span text:style-name="T3">composer require appzcoder/crud-generator</text:span></text:p>
      <text:p text:style-name="P7"><text:soft-page-break/></text:p>
      <text:p text:style-name="P129"/>
      <text:p text:style-name="P139">vendo<text:span text:style-name="T43">r</text:span> publish</text:p>
      <text:p text:style-name="P160"/>
      <text:p text:style-name="P160">Once the package is installed, you should register the Appzcoder\CrudGenerator\CrudGeneratorServiceProvider service provider. Normally, Laravel 5.5+ will register the service provider automatically.</text:p>
      <text:p text:style-name="P160"/>
      <text:p text:style-name="P160">After that, publish its assets using the vendor:publish Artisan command:</text:p>
      <text:p text:style-name="P160"/>
      <text:p text:style-name="P160">php artisan vendor:publish --provider="Appzcoder\CrudGenerator\CrudGeneratorServiceProvider"</text:p>
      <text:p text:style-name="P129"/>
      <text:p text:style-name="P129"/>
      <text:p text:style-name="P129"/>
      <text:p text:style-name="P129">use by follow:-</text:p>
      <text:p text:style-name="P258">php artisan crud:generate Userclaims --fields='user_id#integer;gift_id#integer' --view-path=admin --controller-namespace=Admin --route-group=admin --form-helper=html</text:p>
      <text:p text:style-name="P63"/>
      <text:p text:style-name="P127"><text:span text:style-name="T6">note</text:span> : id not write</text:p>
      <text:p text:style-name="P127"/>
      <text:p text:style-name="P128">by this generate controller,view,model,migrations</text:p>
      <text:p text:style-name="P128">after this need to migrate for DB</text:p>
      <text:p text:style-name="P128">and for view files (index,show,create,edit) need to change layout </text:p>
      <text:p text:style-name="P128">means change extends master layout <text:s/>as well as <text:span text:style-name="T13">sections as well as blanck page theme</text:span></text:p>
      <text:p text:style-name="P63"/>
      <text:p text:style-name="P63"/>
      <text:p text:style-name="P92">make controller</text:p>
      <text:p text:style-name="P91">php artisan make:controller CRUDController –resource</text:p>
      <text:p text:style-name="P91"/>
      <text:p text:style-name="P93">make migration &amp; model</text:p>
      <text:p text:style-name="P124"><text:tab/></text:p>
      <text:p text:style-name="P228">php artisan make:model Worksheets -m</text:p>
      <text:p text:style-name="P124"/>
      <text:p text:style-name="P25">make migration only</text:p>
      <text:p text:style-name="P257"/>
      <text:p text:style-name="P257">php artisan make:migration add_votes_to_users_table --table=users</text:p>
      <text:p text:style-name="P257"/>
      <text:p text:style-name="P257">php artisan make:migration create_users_table –create=users</text:p>
      <text:p text:style-name="P544"/>
      <text:p text:style-name="P94">route list<text:tab/></text:p>
      <text:p text:style-name="P125">$ php artisan route:list</text:p>
      <text:p text:style-name="P125"/>
      <text:p text:style-name="P95">route resource</text:p>
      <text:p text:style-name="P95"/>
      <text:p text:style-name="P79">Remember</text:p>
      <text:p text:style-name="P79"/>
      <text:p text:style-name="P96"><text:s text:c="4"/><text:span text:style-name="T2"><text:s text:c="4"/>/ <text:s text:c="8"/>-</text:span><text:span text:style-name="T4">&gt;login controller <text:s text:c="13"/>return <text:s/>redirect('login'); <text:s text:c="9"/>// login controller &amp; Auth::user()-&gt;email <text:s text:c="3"/>ni codition aaamaj marvani jo auth user hoy to <text:s/>return redirect('admin/home');</text:span></text:p>
      <text:p text:style-name="P80"><text:s text:c="7"/>/<text:span text:style-name="T42">home <text:s text:c="3"/>-&gt;admin/home <text:s text:c="2"/>middelware sathe dashboard per redirect karvu</text:span></text:p>
      <text:p text:style-name="P95"/>
      <text:p text:style-name="P95"/>
      <text:p text:style-name="P95"/>
      <text:p text:style-name="P95"><text:soft-page-break/></text:p>
      <text:p text:style-name="P98">clear cache</text:p>
      <text:p text:style-name="P130">by terminal</text:p>
      <text:p text:style-name="P65"><text:tab/>php artisan config:cache</text:p>
      <text:p text:style-name="P66"><text:tab/><text:tab/><text:tab/><text:tab/><text:tab/></text:p>
      <text:p text:style-name="P67"><text:s text:c="10"/><text:span text:style-name="T34">php artisan cache:clear</text:span></text:p>
      <text:p text:style-name="P130">or remove manually from folder </text:p>
      <text:p text:style-name="P130"><text:s text:c="7"/><text:span text:style-name="T9">boostape -&gt;catch-&gt;3 file remove</text:span></text:p>
      <text:p text:style-name="P130"/>
      <text:p text:style-name="P130"/>
      <text:p text:style-name="P134">php artisan migrate</text:p>
      <text:p text:style-name="P132"><text:span text:style-name="T8">php artisan </text:span><text:span text:style-name="T10">make seeder <text:s/></text:span><text:span text:style-name="T12">&amp; in run method do coing for data enter &amp; then </text:span></text:p>
      <text:p text:style-name="P131"><text:span text:style-name="T8">php artisan </text:span><text:a xlink:type="simple" xlink:href="db:seed"><text:span text:style-name="T8">db:seed</text:span></text:a></text:p>
      <text:p text:style-name="P131"/>
      <text:p text:style-name="P157">php artisan migrate:refresh –seed</text:p>
      <text:p text:style-name="P135"/>
      <text:p text:style-name="P163">db add or remove coloumn ?</text:p>
      <text:p text:style-name="P163"/>
      <text:p text:style-name="P189">Seeder for create data</text:p>
      <text:p text:style-name="P164">Ref: <text:a xlink:type="simple" xlink:href="https://appdividend.com/2017/10/11/laravel-eloquent-relationships/">https://appdividend.com/2017/10/11/laravel-eloquent-relationships/</text:a></text:p>
      <text:p text:style-name="P164"/>
      <text:p text:style-name="P164">php artisan make:seeder UsersTableSeeder</text:p>
      <text:p text:style-name="P164"/>
      <text:p text:style-name="P164">in run method</text:p>
      <text:p text:style-name="P164"/>
      <text:p text:style-name="P164">DB::table('users')-&gt;insert([</text:p>
      <text:p text:style-name="P164"><text:s text:c="12"/>'name' =&gt; str_random(10),</text:p>
      <text:p text:style-name="P164"><text:s text:c="12"/>'email' =&gt; str_random(10).'@gmail.com',</text:p>
      <text:p text:style-name="P164"><text:s text:c="12"/>'password' =&gt; bcrypt('secret'),</text:p>
      <text:p text:style-name="P164"><text:s text:c="8"/>]);</text:p>
      <text:p text:style-name="P164"/>
      <text:p text:style-name="P165">in file DatabaseSeeder</text:p>
      <text:p text:style-name="P165">in run method write follw</text:p>
      <text:p text:style-name="P165"/>
      <text:p text:style-name="P165"><text:s/>$this-&gt;call(UsersTableSeeder::class);</text:p>
      <text:p text:style-name="P165"/>
      <text:p text:style-name="P166">then in colsole</text:p>
      <text:p text:style-name="P133"><text:span text:style-name="T8">php artisan </text:span><text:a xlink:type="simple" xlink:href="db:seed"><text:span text:style-name="T8">db:seed</text:span></text:a></text:p>
      <text:p text:style-name="P133"/>
      <text:p text:style-name="P158">php artisan migrate:refresh –seed</text:p>
      <text:p text:style-name="P158"/>
      <text:p text:style-name="P136"><text:tab/><text:tab/></text:p>
      <text:p text:style-name="P141">g<text:span text:style-name="T33">et Auth user Data</text:span></text:p>
      <text:p text:style-name="P141"/>
      <text:p text:style-name="P162">use Illuminate\Support\Facades\Auth;</text:p>
      <text:p text:style-name="P162"/>
      <text:p text:style-name="P162">// Get the currently authenticated user...</text:p>
      <text:p text:style-name="P162">$user = Auth::user();</text:p>
      <text:p text:style-name="P162"/>
      <text:p text:style-name="P162">// Get the currently authenticated user's ID...</text:p>
      <text:p text:style-name="P162">$id = Auth::id();</text:p>
      <text:p text:style-name="P159"/>
      <text:p text:style-name="P159"><text:soft-page-break/>Auth::user()-&gt;role_id ==1</text:p>
      <text:p text:style-name="P138">or <text:s/>\Auth::user()-&gt;role_id;</text:p>
      <text:p text:style-name="P138"/>
      <text:p text:style-name="P138"/>
      <text:p text:style-name="P154">Request</text:p>
      <text:p text:style-name="P140"/>
      <text:p text:style-name="P161">$request-&gt;except('type','image1_cropped_value','image2_cropped_value');</text:p>
      <text:p text:style-name="P140"/>
      <text:p text:style-name="P161"><text:s text:c="2"/>$requestData = $request-&gt;all();</text:p>
      <text:p text:style-name="P138"/>
      <text:p text:style-name="P167">Form Request Validation</text:p>
      <text:p text:style-name="P137"/>
      <text:p text:style-name="P137"><text:span text:style-name="T11">1. </text:span><text:span text:style-name="T8">create request in app-&gt;http-&gt;request by <text:s/>php artisan make:request RoleRequest</text:span></text:p>
      <text:p text:style-name="P66"><text:s text:c="11"/></text:p>
      <text:p text:style-name="P68">2. <text:s text:c="2"/>make true</text:p>
      <text:p text:style-name="P68"><text:s text:c="5"/>public function authorize() </text:p>
      <text:p text:style-name="P68"><text:s text:c="6"/>{ </text:p>
      <text:p text:style-name="P68"><text:s text:c="9"/>return true; </text:p>
      <text:p text:style-name="P68"><text:s text:c="6"/>}</text:p>
      <text:p text:style-name="P69">3. <text:span text:style-name="T14"><text:s/>public function rules() </text:span></text:p>
      <text:p text:style-name="P70"><text:s text:c="4"/>{ </text:p>
      <text:p text:style-name="P70"><text:s text:c="8"/>return [ </text:p>
      <text:p text:style-name="P70"><text:s text:c="12"/>'role_name' =&gt; 'required' ,</text:p>
      <text:p text:style-name="P70"><text:s text:c="12"/>'price'=&gt; 'required|numeric|max:10',</text:p>
      <text:p text:style-name="P70"><text:s text:c="12"/>'image'=&gt; 'required'</text:p>
      <text:p text:style-name="P71"><text:s text:c="11"/><text:span text:style-name="T17">'site_logo' =&gt; 'file|image|mimes:jpeg,jpg,png',</text:span></text:p>
      <text:p text:style-name="P70"><text:s text:c="8"/>]; </text:p>
      <text:p text:style-name="P70"><text:s text:c="4"/>}</text:p>
      <text:p text:style-name="P72">4. in store method</text:p>
      <text:p text:style-name="P73"><text:s text:c="4"/><text:span text:style-name="T15">use App\Http\Requests\RoleRequest; <text:s text:c="2"/>// declre above</text:span></text:p>
      <text:p text:style-name="P74"><text:s/>public function store(RoleRequest $request) <text:s/>// use in store method</text:p>
      <text:p text:style-name="P74"/>
      <text:p text:style-name="P78">&amp; in view file use validation message display by ref of below link</text:p>
      <text:p text:style-name="P78"/>
      <text:p text:style-name="P78"><text:a xlink:type="simple" xlink:href="https://hdtuto.com/article/php-laravel-56-simple-validation-example-with-error-message">https://hdtuto.com/article/php-laravel-56-simple-validation-example-with-error-message</text:a></text:p>
      <text:p text:style-name="P78"/>
      <text:p text:style-name="P84"><text:a xlink:type="simple" xlink:href="https://itsolutionstuff.com/post/laravel-56-crud-application-for-starterexample.html">https://itsolutionstuff.com/post/laravel-56-crud-application-for-starterexample.html</text:a></text:p>
      <text:p text:style-name="P84"/>
      <text:p text:style-name="P85"><text:a xlink:type="simple" xlink:href="https://appdividend.com/2017/09/02/laravel-5-5-validation-example-scratch/">https://appdividend.com/2017/09/02/laravel-5-5-validation-example-scratch/</text:a></text:p>
      <text:p text:style-name="P85"/>
      <text:p text:style-name="P83"/>
      <text:p text:style-name="P74"/>
      <text:p text:style-name="P99">use flash message </text:p>
      <text:p text:style-name="P75"/>
      <text:p text:style-name="P75"><text:a xlink:type="simple" xlink:href="https://itsolutionstuff.com/post/laravel-5-implement-flash-messages-with-exampleexample.html">https://itsolutionstuff.com/post/laravel-5-implement-flash-messages-with-exampleexample.html</text:a></text:p>
      <text:p text:style-name="P75"/>
      <text:p text:style-name="P76">flash by flash package</text:p>
      <text:p text:style-name="P76"><text:s text:c="8"/><text:span text:style-name="T16">https://github.com/laracasts/flash</text:span></text:p>
      <text:p text:style-name="P126"><text:tab/><text:tab/></text:p>
      <text:p text:style-name="P126"/>
      <text:p text:style-name="P113">include js</text:p>
      <text:p text:style-name="P113"/>
      <text:p text:style-name="P230"><text:soft-page-break/>&lt;script type="text/javascript" src="{{ asset('<text:span text:style-name="T6">public/js/</text:span>datepicker/jquery-ui.js') }}"&gt;&lt;/script&gt;</text:p>
      <text:p text:style-name="P230"/>
      <text:p text:style-name="P20">include css</text:p>
      <text:p text:style-name="P230">&lt;link href="{{asset('<text:span text:style-name="T6">public/css/</text:span>font-awesome.css')}}" rel="stylesheet" type="text/css" media="all"/&gt;</text:p>
      <text:p text:style-name="P126"/>
      <text:p text:style-name="P21">get post data</text:p>
      <text:p text:style-name="P250"/>
      <text:p text:style-name="P250">$reg_date = $request-&gt;input('registration_date');</text:p>
      <text:p text:style-name="P126"/>
      <text:p text:style-name="P23">get Get data</text:p>
      <text:p text:style-name="P255">1. <text:s/>$input = $request-&gt;all(); <text:s/>&amp; $request pass in argu</text:p>
      <text:p text:style-name="P255">2. <text:s/>url?term=abc</text:p>
      <text:p text:style-name="P255"><text:s text:c="5"/>$request-&gt;query('term');</text:p>
      <text:p text:style-name="P100">link</text:p>
      <text:p text:style-name="P155"/>
      <text:p text:style-name="P155">&lt;a href="{{url('admin/roles')}}"&gt;</text:p>
      <text:p text:style-name="P155"/>
      <text:p text:style-name="P155">in route resoue this is mention so manage it by self.</text:p>
      <text:p text:style-name="P155"/>
      <text:p text:style-name="P113">Image</text:p>
      <text:p text:style-name="P229"/>
      <text:p text:style-name="P229">&lt;img src="{{asset('public/user/profile/'.Auth::user()-&gt;profile_pic)}}" alt="" width="50px" height="50px"&gt; </text:p>
      <text:p text:style-name="P155"/>
      <text:p text:style-name="P101">Make schema</text:p>
      <text:p text:style-name="P156"/>
      <text:p text:style-name="P156"><text:a xlink:type="simple" xlink:href="https://laravel.com/docs/5.6/migrations#creating-tables">https://laravel.com/docs/5.6/migrations#creating-tables</text:a></text:p>
      <text:p text:style-name="P156"/>
      <text:p text:style-name="P108">model Relation ship <text:s/><text:span text:style-name="T36">&amp; dummy data insert</text:span></text:p>
      <text:p text:style-name="P236"><text:a xlink:type="simple" xlink:href="https://appdividend.com/2017/10/11/laravel-eloquent-relationships/">https://appdividend.com/2017/10/11/laravel-eloquent-relationships/</text:a></text:p>
      <text:p text:style-name="P236"/>
      <text:p text:style-name="P237">return $this-&gt;hasMany(TeamMembers::class);</text:p>
      <text:p text:style-name="P237">return $this-&gt;belongsTo(Teams::class);</text:p>
      <text:p text:style-name="P156"/>
      <text:p text:style-name="P156"/>
      <text:p text:style-name="P238">if foringkey name is different then </text:p>
      <text:p text:style-name="P238"><text:s/>return $this-&gt;hasMany(User::class,'role_id','id'); <text:s text:c="4"/><text:span text:style-name="T37">X</text:span> </text:p>
      <text:p text:style-name="P238"/>
      <text:p text:style-name="P239">for dummy data</text:p>
      <text:p text:style-name="P239">Ref:</text:p>
      <text:p text:style-name="P239"/>
      <text:p text:style-name="P147">2 rite</text:p>
      <text:p text:style-name="P240">1. databaseseder ma direct lakhine</text:p>
      <text:p text:style-name="P241"><text:s text:c="3"/><text:span text:style-name="T6"><text:s/></text:span><text:span text:style-name="T7">Ref: https://appdividend.com/2017/10/11/laravel-eloquent-relationships/</text:span></text:p>
      <text:p text:style-name="P240"/>
      <text:p text:style-name="P240">2. facotory thi</text:p>
      <text:p text:style-name="P240"><text:s text:c="3"/>facotry command 'php artisan make:factory TeamMembersFactory' <text:s/>thi fatorty banavani</text:p>
      <text:p text:style-name="P240">model &amp; return ma lakhvu </text:p>
      <text:p text:style-name="P240"><text:s/>then</text:p>
      <text:p text:style-name="P240"><text:s text:c="2"/>php artisan make:seeder TeamsMembersTableSeeder</text:p>
      <text:p text:style-name="P240"><text:s text:c="4"/>seeder banavu <text:s/>ane run mehtod ma </text:p>
      <text:p text:style-name="P240"><text:soft-page-break/><text:s text:c="2"/>factory('App\Teams',5)-&gt;create(); <text:s text:c="3"/>ana thi facoty call karavi</text:p>
      <text:p text:style-name="P240"/>
      <text:p text:style-name="P240"><text:s text:c="2"/>database seeder na run ma </text:p>
      <text:p text:style-name="P240"><text:s text:c="3"/>$this-&gt;call(TeamsTableSeeder::class); <text:s/>aana thi seeder call karavu</text:p>
      <text:p text:style-name="P240">ane </text:p>
      <text:p text:style-name="P240"><text:s/>php artisan <text:a xlink:type="simple" xlink:href="db:seed">db:seed</text:a> <text:s/>karine check databse</text:p>
      <text:p text:style-name="P239"/>
      <text:p text:style-name="P148"><text:span text:style-name="T38">Ref: </text:span>https://tutsforweb.com/learn-to-use-model-factories-in-laravel/</text:p>
      <text:p text:style-name="P238"/>
      <text:p text:style-name="P26">Pasword</text:p>
      <text:p text:style-name="P26"/>
      <text:p text:style-name="P262">&lt;?php</text:p>
      <text:p text:style-name="P262"/>
      <text:p text:style-name="P262">$string = 'Hello world.';</text:p>
      <text:p text:style-name="P262">$hash = Hash::make($string);</text:p>
      <text:p text:style-name="P262"/>
      <text:p text:style-name="P262">if (Hash::check($string, $hash)) {</text:p>
      <text:p text:style-name="P262"><text:s text:c="4"/>// The passwords match...</text:p>
      <text:p text:style-name="P262">}</text:p>
      <text:p text:style-name="P262"/>
      <text:p text:style-name="P30">login check</text:p>
      <text:p text:style-name="P30"/>
      <text:p text:style-name="P283">Use Hash;</text:p>
      <text:p text:style-name="P283"/>
      <text:p text:style-name="P283">$user = User::where('email', '=', 'email@address.com')-&gt;first();</text:p>
      <text:p text:style-name="P283">Then, you'll need to CHECK the hashed password, like so:</text:p>
      <text:p text:style-name="P283"/>
      <text:p text:style-name="P283">Hash::check('INPUT PASSWORD', $user-&gt;password);</text:p>
      <text:p text:style-name="P262"/>
      <text:p text:style-name="P27">title</text:p>
      <text:p text:style-name="P263"><text:s/>&lt;title&gt;@yield('title') | {{$setting['site_name']}}&lt;/title&gt; <text:s/>in blade.php</text:p>
      <text:p text:style-name="P263">@section('title','CMS Pages') <text:s text:c="8"/>in page</text:p>
      <text:p text:style-name="P238"/>
      <text:p text:style-name="P10">cheetsheet</text:p>
      <text:p text:style-name="P192"><text:a xlink:type="simple" xlink:href="https://learninglaravel.net/cheatsheet/">https://learninglaravel.net/cheatsheet/</text:a></text:p>
      <text:p text:style-name="P242">https://laravel.gen.tr/cheatsheet/</text:p>
      <text:p text:style-name="P192"/>
      <text:p text:style-name="P192"/>
      <text:p text:style-name="P192"/>
      <text:p text:style-name="P11"><text:span text:style-name="T31">Eloquient </text:span>Query</text:p>
      <text:p text:style-name="P193"><text:a xlink:type="simple" xlink:href="https://laravel.com/docs/5.6/queries">https://laravel.com/docs/5.6/queries</text:a></text:p>
      <text:p text:style-name="P193"/>
      <text:p text:style-name="P200">or use repository</text:p>
      <text:p text:style-name="P193"/>
      <text:p text:style-name="P193"/>
      <text:p text:style-name="P12">Constant</text:p>
      <text:p text:style-name="P194"/>
      <text:p text:style-name="P194"><text:s/>accepted</text:p>
      <text:p text:style-name="P194"/>
      <text:p text:style-name="P194">For most constants used globally across the application, storing them in config files is sufficient. It is also pretty simple</text:p>
      <text:p text:style-name="P194"/>
      <text:p text:style-name="P194"><text:soft-page-break/>Create a new file in the config directory. Let's call it constants.php</text:p>
      <text:p text:style-name="P194"/>
      <text:p text:style-name="P194">In there you have to return an array of config values.</text:p>
      <text:p text:style-name="P249">&lt;?php </text:p>
      <text:p text:style-name="P194">return [</text:p>
      <text:p text:style-name="P194"><text:s text:c="4"/>'options' =&gt; [</text:p>
      <text:p text:style-name="P194"><text:s text:c="8"/>'option_attachment' =&gt; '13',</text:p>
      <text:p text:style-name="P194"><text:s text:c="8"/>'option_email' =&gt; '14',</text:p>
      <text:p text:style-name="P194"><text:s text:c="8"/>'option_monetery' =&gt; '15',</text:p>
      <text:p text:style-name="P194"><text:s text:c="8"/>'option_ratings' =&gt; '16',</text:p>
      <text:p text:style-name="P194"><text:s text:c="8"/>'option_textarea' =&gt; '17',</text:p>
      <text:p text:style-name="P194"><text:s text:c="4"/>]</text:p>
      <text:p text:style-name="P194">];</text:p>
      <text:p text:style-name="P194"/>
      <text:p text:style-name="P194">And you can access them as follows</text:p>
      <text:p text:style-name="P194"/>
      <text:p text:style-name="P194">Config::get('constants.options');</text:p>
      <text:p text:style-name="P194">// or if you want a specific one</text:p>
      <text:p text:style-name="P194">Config::get('constants.options.option_attachment'); </text:p>
      <text:p text:style-name="P248">or </text:p>
      <text:p text:style-name="P248">config('messages.api.success');</text:p>
      <text:p text:style-name="P199"><text:span text:style-name="T22">Note </text:span>: <text:span text:style-name="T20">const use in view same as cntrl </text:span>for define const. Use in view</text:p>
      <text:p text:style-name="P199"><text:s text:c="8"/><text:span text:style-name="T29">and aavi j rite msg mateni file banavi ne gobal msg mate use kari sakay che</text:span></text:p>
      <text:p text:style-name="P194"/>
      <text:p text:style-name="P13">Appserviceprovider</text:p>
      <text:p text:style-name="P195"/>
      <text:p text:style-name="P195">first load this <text:span text:style-name="T19">boot method</text:span></text:p>
      <text:p text:style-name="P195"/>
      <text:p text:style-name="P13">load model</text:p>
      <text:p text:style-name="P195"/>
      <text:p text:style-name="P195">use App\Models\Setting;</text:p>
      <text:p text:style-name="P195"/>
      <text:p text:style-name="P195">then use query or <text:s/><text:span text:style-name="T18">pluck</text:span></text:p>
      <text:p text:style-name="P195"/>
      <text:p text:style-name="P14">Repositiry make</text:p>
      <text:p text:style-name="P14"/>
      <text:p text:style-name="P17">OR Use Query Builder</text:p>
      <text:p text:style-name="P16"/>
      <text:p text:style-name="P16"/>
      <text:p text:style-name="P14"/>
      <text:p text:style-name="P14"/>
      <text:p text:style-name="P15">model</text:p>
      <text:p text:style-name="P77"/>
      <text:p text:style-name="P77">protected $table = 'roles'; // if db tbl name is different then declare</text:p>
      <text:p text:style-name="P77">protected $primaryKey = 'id'; //if PK name is different then declre here</text:p>
      <text:p text:style-name="P77"/>
      <text:p text:style-name="P77">protected $fillable = ['role_name']; //</text:p>
      <text:p text:style-name="P77">or</text:p>
      <text:p text:style-name="P77">protected $ <text:span text:style-name="T24">guarded</text:span> = ['role_name']; </text:p>
      <text:p text:style-name="P77"/>
      <text:p text:style-name="P197">$guarded-<text:span text:style-name="T21">blacklist</text:span></text:p>
      <text:p text:style-name="P197"><text:s text:c="16"/><text:span text:style-name="T23">means je field lakhu te not filleble</text:span></text:p>
      <text:p text:style-name="P197"><text:soft-page-break/></text:p>
      <text:p text:style-name="P197">fillable-<text:span text:style-name="T21">whtelist <text:s/></text:span></text:p>
      <text:p text:style-name="P197"><text:s text:c="8"/></text:p>
      <text:p text:style-name="P197"><text:s text:c="12"/><text:span text:style-name="T23">means je field lakhu te fileble</text:span></text:p>
      <text:p text:style-name="P197"/>
      <text:p text:style-name="P198"/>
      <text:p text:style-name="P102">Redirect</text:p>
      <text:p text:style-name="P201"/>
      <text:p text:style-name="P201"><text:s text:c="2"/><text:span text:style-name="T28">1. redirect view</text:span></text:p>
      <text:p text:style-name="P202"><text:s text:c="2"/><text:span text:style-name="T25">like <text:s text:c="2"/>return view('admin.setting.edit', compact('setting'));</text:span></text:p>
      <text:p text:style-name="P201"/>
      <text:p text:style-name="P203"><text:span text:style-name="T28">2. </text:span>redirect route('aliasename');</text:p>
      <text:p text:style-name="P203"/>
      <text:p text:style-name="P203">redirect('url') ; <text:s text:c="2"/>//for reso<text:span text:style-name="T26">u</text:span>rces</text:p>
      <text:p text:style-name="P203"/>
      <text:p text:style-name="P205">keep in mind</text:p>
      <text:p text:style-name="P205"><text:s text:c="7"/></text:p>
      <text:p text:style-name="P205"/>
      <text:p text:style-name="P205"/>
      <text:p text:style-name="P205"/>
      <text:p text:style-name="P205"/>
      <text:p text:style-name="P209"><text:s text:c="2"/><text:span text:style-name="T27">RESTful Resource controller</text:span></text:p>
      <text:p text:style-name="P206"/>
      <text:p text:style-name="P206">A RESTful resource controller sets up some default routes for you and even names them.</text:p>
      <text:p text:style-name="P206"/>
      <text:p text:style-name="P206">Route::resource('users', 'UsersController');</text:p>
      <text:p text:style-name="P206"/>
      <text:p text:style-name="P206">Gives you these named routes:</text:p>
      <text:p text:style-name="P206"/>
      <text:p text:style-name="P206">Verb <text:s text:c="3"/>Path <text:s text:c="23"/>Action <text:s/>Route Name</text:p>
      <text:p text:style-name="P206">GET <text:s text:c="4"/>/users <text:s text:c="21"/>index <text:s text:c="2"/>users.index</text:p>
      <text:p text:style-name="P206">GET <text:s text:c="4"/>/users/create <text:s text:c="14"/>create <text:s/>users.create</text:p>
      <text:p text:style-name="P206">POST <text:s text:c="3"/>/users <text:s text:c="21"/>store <text:s text:c="2"/>users.store</text:p>
      <text:p text:style-name="P206">GET <text:s text:c="4"/>/users/{user} <text:s text:c="14"/>show <text:s text:c="3"/>users.show</text:p>
      <text:p text:style-name="P206">GET <text:s text:c="4"/>/users/{user}/edit <text:s text:c="9"/>edit <text:s text:c="3"/>users.edit</text:p>
      <text:p text:style-name="P207">DELETE <text:s/>/users/{user} <text:s text:c="14"/>destroy users.destroy</text:p>
      <text:p text:style-name="P213">in form 's action</text:p>
      <text:p text:style-name="P213"><text:span text:style-name="T46">{</text:span>{ url('/admin/users' . '/' . $item-&gt;id) }}</text:p>
      <text:p text:style-name="P213"/>
      <text:p text:style-name="P213">&amp; then </text:p>
      <text:p text:style-name="P213"><text:s/>{{ method_field('DELETE') }}</text:p>
      <text:p text:style-name="P208"><text:s/><text:span text:style-name="T30">{{ csrf_field() }}</text:span></text:p>
      <text:p text:style-name="P208"/>
      <text:p text:style-name="P206">PUT <text:s text:c="4"/>/users/{user} <text:s text:c="14"/>update <text:s/>users.update</text:p>
      <text:p text:style-name="P212">&lt;form action="{{url('tasks', [$task-&gt;id])}}" method="POST"&gt;</text:p>
      <text:p text:style-name="P212">&lt;input type="hidden" name="_method" value="PUT"&gt;</text:p>
      <text:p text:style-name="P212"/>
      <text:p text:style-name="P206"/>
      <text:p text:style-name="P206"/>
      <text:p text:style-name="P206">And you would set up your controller something like this (actions = methods)</text:p>
      <text:p text:style-name="P206"/>
      <text:p text:style-name="P206">class UsersController extends BaseController {</text:p>
      <text:p text:style-name="P206"><text:soft-page-break/></text:p>
      <text:p text:style-name="P206"><text:s text:c="4"/>public function index() {}</text:p>
      <text:p text:style-name="P206"/>
      <text:p text:style-name="P206"><text:s text:c="4"/>public function show($id) {}</text:p>
      <text:p text:style-name="P206"/>
      <text:p text:style-name="P206"><text:s text:c="4"/>public function store() {}</text:p>
      <text:p text:style-name="P206"><text:tab/></text:p>
      <text:p text:style-name="P206">}</text:p>
      <text:p text:style-name="P206"/>
      <text:p text:style-name="P206">You can also choose what actions are included or excluded like this:</text:p>
      <text:p text:style-name="P206"/>
      <text:p text:style-name="P206">Route::resource('users', 'UsersController', [</text:p>
      <text:p text:style-name="P206"><text:s text:c="4"/>'only' =&gt; ['index', 'show']</text:p>
      <text:p text:style-name="P206">]);</text:p>
      <text:p text:style-name="P206"/>
      <text:p text:style-name="P206">Route::resource('monkeys', 'MonkeysController', [</text:p>
      <text:p text:style-name="P206"><text:s text:c="4"/>'except' =&gt; ['edit', 'create']</text:p>
      <text:p text:style-name="P206">]);</text:p>
      <text:p text:style-name="P204"><text:s text:c="13"/></text:p>
      <text:p text:style-name="P104"/>
      <text:p text:style-name="P103"/>
      <text:p text:style-name="P114">File Upload</text:p>
      <text:p text:style-name="P114"/>
      <text:p text:style-name="P82">public function store(Request $request) </text:p>
      <text:p text:style-name="P82"><text:s text:c="4"/>{ </text:p>
      <text:p text:style-name="P82"><text:s text:c="8"/></text:p>
      <text:p text:style-name="P82"><text:s text:c="8"/>$requestData = $request-&gt;all(); </text:p>
      <text:p text:style-name="P82"/>
      <text:p text:style-name="P82"><text:s text:c="8"/>echo "&lt;pre&gt;"; print_r($_FILES); exit(); </text:p>
      <text:p text:style-name="P82"><text:s text:c="8"/>if ($request-&gt;file('image')) { </text:p>
      <text:p text:style-name="P82"><text:s text:c="11"/>$destinationPath = public_path() . '/categories/'; </text:p>
      <text:p text:style-name="P82"><text:s text:c="11"/>$file = $request-&gt;file('image'); </text:p>
      <text:p text:style-name="P82"><text:s text:c="11"/>$extension = $request-&gt;file('image')-&gt;getClientOriginalExtension(); </text:p>
      <text:p text:style-name="P82"><text:s text:c="11"/>$fileName = rand(11111, 99999) . strtotime(date('Y-m-d H:i:s')) .'.'. $extension; </text:p>
      <text:p text:style-name="P82"><text:s text:c="11"/>$request-&gt;file('image')-&gt;move($destinationPath, $fileName); </text:p>
      <text:p text:style-name="P82"><text:s text:c="11"/>$requestData['image'] = $fileName; </text:p>
      <text:p text:style-name="P82"><text:s text:c="8"/>} </text:p>
      <text:p text:style-name="P82"><text:tab/></text:p>
      <text:p text:style-name="P82"><text:s text:c="8"/>Category::create($requestData); </text:p>
      <text:p text:style-name="P82"/>
      <text:p text:style-name="P82"><text:s text:c="8"/>flash('Category added!'); </text:p>
      <text:p text:style-name="P82"/>
      <text:p text:style-name="P82"><text:s text:c="8"/>return redirect('admin/categories'); </text:p>
      <text:p text:style-name="P82"><text:s text:c="4"/>}</text:p>
      <text:p text:style-name="P103"/>
      <text:p text:style-name="P103"/>
      <text:p text:style-name="P103"/>
      <text:p text:style-name="P105">API</text:p>
      <text:p text:style-name="P105"/>
      <text:p text:style-name="P81">passport</text:p>
      <text:p text:style-name="P210">https://itsolutionstuff.com/post/php-laravel-56-rest-api-with-passport-tutorialexample.html</text:p>
      <text:p text:style-name="P196"/>
      <text:p text:style-name="P226"><text:soft-page-break/>simple</text:p>
      <text:p text:style-name="P226"><text:s text:c="2"/><text:a xlink:type="simple" xlink:href="http://ahex.co/how-to-build-restful-api-using-lavavel-5-6/">http://ahex.co/how-to-build-restful-api-using-lavavel-5-6/</text:a></text:p>
      <text:p text:style-name="P226"/>
      <text:p text:style-name="P226">JWT</text:p>
      <text:p text:style-name="P226"/>
      <text:p text:style-name="P231"><text:s/><text:a xlink:type="simple" xlink:href="https://appdividend.com/2018/02/24/laravel-jwt-authentication-tutorial/">https://appdividend.com/2018/02/24/laravel-jwt-authentication-tutorial/</text:a></text:p>
      <text:p text:style-name="P231"/>
      <text:p text:style-name="P227"><text:s/><text:a xlink:type="simple" xlink:href="https://arjunphp.com/laravel-5-6-rest-api-jwt-authentication/">https://arjunphp.com/laravel-5-6-rest-api-jwt-authentication/</text:a></text:p>
      <text:p text:style-name="P227"/>
      <text:p text:style-name="P227"/>
      <text:p text:style-name="P551">S3 bucket file upload <text:span text:style-name="T76">laravel</text:span></text:p>
      <text:p text:style-name="P264"/>
      <text:p text:style-name="P264"><text:a xlink:type="simple" xlink:href="https://appdividend.com/2018/05/22/laravel-cloud-file-upload-tutorial-with-example/">https://appdividend.com/2018/05/22/laravel-cloud-file-upload-tutorial-with-example/</text:a></text:p>
      <text:p text:style-name="P264"/>
      <text:p text:style-name="P414">S3 bucket file upload in php <text:span text:style-name="T77">with demo &amp; download</text:span></text:p>
      <text:p text:style-name="P414"/>
      <text:p text:style-name="P414"><text:a xlink:type="simple" xlink:href="https://www.9lessons.info/2012/08/upload-files-to-amazon-s3-php.html">https://www.9lessons.info/2012/08/upload-files-to-amazon-s3-php.html</text:a></text:p>
      <text:p text:style-name="P414"/>
      <text:p text:style-name="P196"/>
      <text:p text:style-name="P106">print last query</text:p>
      <text:p text:style-name="P211"/>
      <text:p text:style-name="P211">https://itsolutionstuff.com/post/how-to-get-last-executed-query-in-larave-5example.html</text:p>
      <text:p text:style-name="P196"/>
      <text:p text:style-name="P196"/>
      <text:p text:style-name="P107">send email</text:p>
      <text:p text:style-name="P217"/>
      <text:p text:style-name="P217"><text:a xlink:type="simple" xlink:href="https://appdividend.com/2018/03/05/send-email-in-laravel-tutorial/">https://appdividend.com/2018/03/05/send-email-in-laravel-tutorial/</text:a></text:p>
      <text:p text:style-name="P217"/>
      <text:p text:style-name="P217"/>
      <text:p text:style-name="P217"/>
      <text:p text:style-name="P22">Ajax</text:p>
      <text:p text:style-name="P251"><text:s/><text:span text:style-name="T44">1. </text:span><text:s/>by get method</text:p>
      <text:p text:style-name="P251"><text:s text:c="4"/>&lt;script&gt; </text:p>
      <text:p text:style-name="P251"><text:s text:c="4"/>$('#show_more').click(function(){ </text:p>
      <text:p text:style-name="P251"><text:s text:c="7"/>var segment="&lt;?php echo Request::segment(2);?&gt;"; </text:p>
      <text:p text:style-name="P251"><text:s text:c="7"/>var c=$("#show_more").attr("display"); </text:p>
      <text:p text:style-name="P251"><text:s text:c="7"/>$.ajax({ </text:p>
      <text:p text:style-name="P251"><text:s text:c="10"/>url: "{{ url('/ajax/') }}/"+segment+'/'+c, </text:p>
      <text:p text:style-name="P251"><text:s text:c="10"/>method: 'get', </text:p>
      <text:p text:style-name="P251"><text:s text:c="10"/>success: function(result){ </text:p>
      <text:p text:style-name="P251"><text:s text:c="10"/><text:tab/> $("#products").html(result); </text:p>
      <text:p text:style-name="P251"><text:s text:c="10"/>}}); </text:p>
      <text:p text:style-name="P251"><text:s text:c="7"/>}); </text:p>
      <text:p text:style-name="P251">&lt;/script&gt;</text:p>
      <text:p text:style-name="P251"/>
      <text:p text:style-name="P252">return html</text:p>
      <text:p text:style-name="P252"/>
      <text:p text:style-name="P253">use View</text:p>
      <text:p text:style-name="P253">return View::make('front.show_more_listing', compact('businesses','categories','display'));</text:p>
      <text:p text:style-name="P196"/>
      <text:p text:style-name="P254">2. by post</text:p>
      <text:p text:style-name="P254"/>
      <text:p text:style-name="P254"><text:soft-page-break/><text:s text:c="2"/>&lt;script&gt;</text:p>
      <text:p text:style-name="P254"><text:s text:c="9"/><text:span text:style-name="T45">$</text:span>(document).ready(function(){</text:p>
      <text:p text:style-name="P254"><text:s text:c="12"/><text:span text:style-name="T45">$</text:span>('#ajaxSubmit').click(function(e){</text:p>
      <text:p text:style-name="P254"><text:s text:c="15"/>e.preventDefault();</text:p>
      <text:p text:style-name="P254"><text:s text:c="15"/>$.ajaxSetup({</text:p>
      <text:p text:style-name="P254"><text:s text:c="18"/>headers: {</text:p>
      <text:p text:style-name="P254"><text:s text:c="22"/>'X-CSRF-TOKEN': $('meta[name="_token"]').attr('content')</text:p>
      <text:p text:style-name="P254"><text:s text:c="18"/>}</text:p>
      <text:p text:style-name="P254"><text:s text:c="14"/>});</text:p>
      <text:p text:style-name="P254"><text:s text:c="15"/><text:span text:style-name="T45">$</text:span>.ajax({</text:p>
      <text:p text:style-name="P254"><text:s text:c="18"/>url: "{{ url('/grocery/post') }}",</text:p>
      <text:p text:style-name="P254"><text:s text:c="18"/>method: 'post',</text:p>
      <text:p text:style-name="P254"><text:s text:c="18"/>data: {</text:p>
      <text:p text:style-name="P254"><text:s text:c="21"/>name: <text:span text:style-name="T45">$</text:span>('#name').val(),</text:p>
      <text:p text:style-name="P254"><text:s text:c="21"/>type: <text:span text:style-name="T45">$</text:span>('#type').val(),</text:p>
      <text:p text:style-name="P254"><text:s text:c="21"/>price: <text:span text:style-name="T45">$</text:span>('#price').val()</text:p>
      <text:p text:style-name="P254"><text:s text:c="18"/>},</text:p>
      <text:p text:style-name="P254"><text:s text:c="18"/>success: function(result){</text:p>
      <text:p text:style-name="P254"><text:s text:c="21"/><text:span text:style-name="T45">$</text:span>('.alert').show();</text:p>
      <text:p text:style-name="P254"><text:s text:c="21"/><text:span text:style-name="T45">$</text:span>('.alert').html(result.success);</text:p>
      <text:p text:style-name="P254"><text:s text:c="18"/>}});</text:p>
      <text:p text:style-name="P254"><text:s text:c="15"/>});</text:p>
      <text:p text:style-name="P254"><text:s text:c="12"/>});</text:p>
      <text:p text:style-name="P254"><text:s text:c="6"/>&lt;/script&gt;</text:p>
      <text:p text:style-name="P254"/>
      <text:p text:style-name="P254"/>
      <text:p text:style-name="P280">category &amp; sub category drop dwon by ajax</text:p>
      <text:p text:style-name="P280"/>
      <text:p text:style-name="P280">&lt;script&gt; </text:p>
      <text:p text:style-name="P280"><text:s text:c="4"/></text:p>
      <text:p text:style-name="P280"><text:s text:c="4"/>$(document).ready(function(){ </text:p>
      <text:p text:style-name="P280"><text:s text:c="7"/></text:p>
      <text:p text:style-name="P280"/>
      <text:p text:style-name="P280"><text:s text:c="7"/></text:p>
      <text:p text:style-name="P280"><text:s text:c="8"/>$(".catergory_class").change(function(){ </text:p>
      <text:p text:style-name="P280"><text:s text:c="14"/>var category_id=$(this).val(); </text:p>
      <text:p text:style-name="P280"><text:s text:c="16"/>$.ajax({ </text:p>
      <text:p text:style-name="P280"><text:s text:c="26"/>url: "{{ url('/getsubcategory/') }}/"+category_id, </text:p>
      <text:p text:style-name="P280"><text:s text:c="26"/>method: 'get', </text:p>
      <text:p text:style-name="P280"><text:s text:c="26"/>dataType:'json', </text:p>
      <text:p text:style-name="P280"><text:s text:c="26"/>success: function(result){ </text:p>
      <text:p text:style-name="P280"><text:s text:c="28"/>if(result!=''){ </text:p>
      <text:p text:style-name="P280"><text:s text:c="32"/>var option=''; </text:p>
      <text:p text:style-name="P280"><text:s text:c="32"/>$.each(result, function( key, value ) { </text:p>
      <text:p text:style-name="P280"><text:s text:c="37"/>option+="&lt;option value='"+value.id+"'&gt;"+value.title+"&lt;/option&gt;"; </text:p>
      <text:p text:style-name="P280"><text:s text:c="33"/>}); </text:p>
      <text:p text:style-name="P280"><text:s text:c="28"/>}else{ </text:p>
      <text:p text:style-name="P280"><text:s text:c="34"/>option+="&lt;option value=''&gt;No sub category&lt;/option&gt;"; </text:p>
      <text:p text:style-name="P280"><text:s text:c="28"/>} <text:s text:c="3"/></text:p>
      <text:p text:style-name="P280"><text:s text:c="33"/>$("#SubCategory_id").html(option); </text:p>
      <text:p text:style-name="P280"><text:s text:c="22"/>} </text:p>
      <text:p text:style-name="P280"><text:s text:c="18"/>}); </text:p>
      <text:p text:style-name="P280"><text:soft-page-break/><text:s text:c="8"/></text:p>
      <text:p text:style-name="P280"><text:s text:c="9"/>}); </text:p>
      <text:p text:style-name="P280"><text:s text:c="4"/>}); </text:p>
      <text:p text:style-name="P280">&lt;/script&gt;</text:p>
      <text:p text:style-name="P254"/>
      <text:p text:style-name="P57">AJAX Form submit with file <text:s/>by formdata </text:p>
      <text:p text:style-name="P540"/>
      <text:p text:style-name="P540"/>
      <text:p text:style-name="P540">&lt;script type="text/javascript"&gt; </text:p>
      <text:p text:style-name="P540"/>
      <text:p text:style-name="P540"/>
      <text:p text:style-name="P540"/>
      <text:p text:style-name="P540"><text:s text:c="4"/>$.ajaxSetup({ </text:p>
      <text:p text:style-name="P540"/>
      <text:p text:style-name="P540"><text:s text:c="8"/>headers: { </text:p>
      <text:p text:style-name="P540"/>
      <text:p text:style-name="P540"><text:s text:c="12"/>'X-CSRF-TOKEN': $('meta[name="csrf-token"]').attr('content') </text:p>
      <text:p text:style-name="P540"/>
      <text:p text:style-name="P540"><text:s text:c="8"/>} </text:p>
      <text:p text:style-name="P540"/>
      <text:p text:style-name="P540"><text:s text:c="4"/>}); </text:p>
      <text:p text:style-name="P540"/>
      <text:p text:style-name="P540"/>
      <text:p text:style-name="P540"/>
      <text:p text:style-name="P540"><text:s text:c="4"/>$(".btn-submit").click(function(e){ </text:p>
      <text:p text:style-name="P540"/>
      <text:p text:style-name="P540"><text:s text:c="8"/>e.preventDefault(); </text:p>
      <text:p text:style-name="P540"/>
      <text:p text:style-name="P540"><text:s text:c="8"/>/* get value of fileds*/ </text:p>
      <text:p text:style-name="P540"><text:s text:c="8"/>var name = $("input[name=name]").val(); </text:p>
      <text:p text:style-name="P540"><text:s text:c="8"/>var password = $("input[name=password]").val(); </text:p>
      <text:p text:style-name="P540"><text:s text:c="8"/>var email = $("input[name=email]").val(); </text:p>
      <text:p text:style-name="P540"/>
      <text:p text:style-name="P540"><text:s text:c="7"/>/* make form data obj &amp; append value*/ </text:p>
      <text:p text:style-name="P540"><text:s text:c="8"/>var file_data = $("#imgupload").prop("files")[0]; <text:s text:c="2"/></text:p>
      <text:p text:style-name="P540"><text:s text:c="8"/>var form_data = new FormData(); </text:p>
      <text:p text:style-name="P540"><text:s text:c="8"/>form_data.append("file", file_data); </text:p>
      <text:p text:style-name="P540"/>
      <text:p text:style-name="P540"><text:s text:c="8"/>form_data.append("email",email); </text:p>
      <text:p text:style-name="P540"><text:s text:c="8"/>form_data.append("password",password); </text:p>
      <text:p text:style-name="P540"><text:s text:c="8"/>form_data.append("name",name); </text:p>
      <text:p text:style-name="P540"/>
      <text:p text:style-name="P540"><text:s text:c="8"/>$.ajax({ </text:p>
      <text:p text:style-name="P540"/>
      <text:p text:style-name="P540"><text:s text:c="11"/>type:'POST', </text:p>
      <text:p text:style-name="P540"/>
      <text:p text:style-name="P540"><text:s text:c="11"/>url:"{{ url('/ajaxRequest') }}", </text:p>
      <text:p text:style-name="P540"/>
      <text:p text:style-name="P540"><text:s text:c="11"/>data:form_data, </text:p>
      <text:p text:style-name="P540"><text:s text:c="11"/>cache: false, </text:p>
      <text:p text:style-name="P540"><text:s text:c="11"/>contentType: false, </text:p>
      <text:p text:style-name="P540"><text:s text:c="11"/>processData: false, <text:s text:c="18"/></text:p>
      <text:p text:style-name="P540"><text:soft-page-break/><text:s text:c="11"/>dataType: "text", </text:p>
      <text:p text:style-name="P540"/>
      <text:p text:style-name="P540"><text:s text:c="11"/>success:function(data){ </text:p>
      <text:p text:style-name="P540"/>
      <text:p text:style-name="P540"><text:s text:c="14"/>alert(data); </text:p>
      <text:p text:style-name="P540"/>
      <text:p text:style-name="P540"><text:s text:c="11"/>} </text:p>
      <text:p text:style-name="P540"/>
      <text:p text:style-name="P540"><text:s text:c="8"/>}); </text:p>
      <text:p text:style-name="P540"/>
      <text:p text:style-name="P540"/>
      <text:p text:style-name="P540"/>
      <text:p text:style-name="P540"><text:s text:c="4"/>}); </text:p>
      <text:p text:style-name="P540"/>
      <text:p text:style-name="P540">&lt;/script&gt;</text:p>
      <text:p text:style-name="P254"/>
      <text:p text:style-name="P254"/>
      <text:p text:style-name="P115">middelware</text:p>
      <text:p text:style-name="P268"/>
      <text:p text:style-name="P268"><text:a xlink:type="simple" xlink:href="https://www.cloudways.com/blog/controllers-middleware-laravel/">https://www.cloudways.com/blog/controllers-middleware-laravel/</text:a></text:p>
      <text:p text:style-name="P268"/>
      <text:p text:style-name="P268"><text:a xlink:type="simple" xlink:href="https://itsolutionstuff.com/post/how-to-create-and-use-middleware-in-laravel-5example.html">https://itsolutionstuff.com/post/how-to-create-and-use-middleware-in-laravel-5example.html</text:a></text:p>
      <text:p text:style-name="P268"/>
      <text:p text:style-name="P310">admin midleware for only role =1 have login</text:p>
      <text:p text:style-name="P310"><text:a xlink:type="simple" xlink:href="https://appdividend.com/2017/07/18/laravel-5-middleware-tutorial/">https://appdividend.com/2017/07/18/laravel-5-middleware-tutorial/</text:a></text:p>
      <text:p text:style-name="P310"/>
      <text:p text:style-name="P310"/>
      <text:p text:style-name="P550">Trait in laravel</text:p>
      <text:p text:style-name="P550"><text:a xlink:type="simple" xlink:href="https://medium.com/@kshitij206/traits-in-laravel-5db8beffbcc3">https://medium.com/@kshitij206/traits-in-laravel-5db8beffbcc3</text:a></text:p>
      <text:p text:style-name="P550"/>
      <text:p text:style-name="P254"/>
      <text:p text:style-name="P117">Helper</text:p>
      <text:p text:style-name="P270"/>
      <text:p text:style-name="P270">Note : helper use in controller as well as in blade template </text:p>
      <text:p text:style-name="P270"/>
      <text:p text:style-name="P270">https://laravelcode.com/post/how-to-create-custom-helper-in-laravel-55</text:p>
      <text:p text:style-name="P254"/>
      <text:p text:style-name="P254"/>
      <text:p text:style-name="P254"/>
      <text:p text:style-name="P254"/>
      <text:p text:style-name="P254"/>
      <text:p text:style-name="P254"/>
      <text:p text:style-name="P254"/>
      <text:p text:style-name="P254"/>
      <text:p text:style-name="P557">LARAVEL PAGINATION ONLY</text:p>
      <text:p text:style-name="P315"/>
      <text:p text:style-name="P315"/>
      <text:p text:style-name="P315">/* <text:span text:style-name="T56">in model or repository */</text:span></text:p>
      <text:p text:style-name="P315"/>
      <text:p text:style-name="P315"/>
      <text:p text:style-name="P315"/>
      <text:p text:style-name="P316"><text:s text:c="3"/>public function getHotDealslistingAll() </text:p>
      <text:p text:style-name="P316"><text:soft-page-break/><text:s text:c="4"/>{ </text:p>
      <text:p text:style-name="P316"><text:s text:c="7"/></text:p>
      <text:p text:style-name="P316"><text:s text:c="8"/>return $this-&gt;ServicesOffer-&gt;with('location')-&gt;where('is_front_side_display',"1")</text:p>
      <text:p text:style-name="P316"><text:s text:c="11"/><text:span text:style-name="T57"><text:s/>-&gt;paginate(12); </text:span></text:p>
      <text:p text:style-name="P316"><text:s text:c="4"/>}</text:p>
      <text:p text:style-name="P316"/>
      <text:p text:style-name="P316">&amp; in view file</text:p>
      <text:p text:style-name="P316"/>
      <text:p text:style-name="P316">put only <text:s/>&lt;?php <text:s/>echo <text:s/>$hotDealsData-&gt;links(); ?&gt;</text:p>
      <text:p text:style-name="P316"/>
      <text:p text:style-name="P316"/>
      <text:p text:style-name="P316"/>
      <text:p text:style-name="P558">php pagination </text:p>
      <text:p text:style-name="P317"/>
      <text:p text:style-name="P317"><text:a xlink:type="simple" xlink:href="https://www.webslesson.info/2016/05/how-to-make-simple-pagination-using-php-mysql.html">https://www.webslesson.info/2016/05/how-to-make-simple-pagination-using-php-mysql.html</text:a></text:p>
      <text:p text:style-name="P317"/>
      <text:p text:style-name="P559">Tim Thumb use in laravel</text:p>
      <text:p text:style-name="P318"/>
      <text:p text:style-name="P318"><text:a xlink:type="simple" xlink:href="https://medium.com/@pramodpandey05/compress-image-using-timthumb-in-laravel-71d00e08376e">https://medium.com/@pramodpandey05/compress-image-using-timthumb-in-laravel-71d00e08376e</text:a></text:p>
      <text:p text:style-name="P318"/>
      <text:p text:style-name="P318"/>
      <text:p text:style-name="P196"/>
      <text:p text:style-name="P109">join</text:p>
      <text:p text:style-name="P196"/>
      <text:p text:style-name="P142"><text:span text:style-name="T32">By </text:span>2 method</text:p>
      <text:p text:style-name="P218"><text:span text:style-name="T6">1.</text:span> with</text:p>
      <text:p text:style-name="P218"><text:s text:c="5"/>need to give relation in model then use in repository</text:p>
      <text:p text:style-name="P218"><text:s text:c="6"/>return $this-&gt;model-&gt;with('users')-&gt;get()-&gt;toArray();</text:p>
      <text:p text:style-name="P218"><text:s text:c="2"/><text:span text:style-name="T35">mutilple table : <text:s text:c="2"/>with-&gt;([' tabel 1','table 2 '])</text:span></text:p>
      <text:p text:style-name="P218"><text:span text:style-name="T6">2. j</text:span>oin</text:p>
      <text:p text:style-name="P218"><text:s text:c="3"/>$this-&gt;model-&gt;join('users', function($join) </text:p>
      <text:p text:style-name="P218"><text:s/>{ </text:p>
      <text:p text:style-name="P218"><text:s text:c="3"/>$join-&gt;on('users.DTUser_id', '=', 'deals.EnteredByDTUser_ID'); </text:p>
      <text:p text:style-name="P218"/>
      <text:p text:style-name="P218"><text:s/>}) </text:p>
      <text:p text:style-name="P218"><text:s/>-&gt;select('*') </text:p>
      <text:p text:style-name="P218"><text:s/>-&gt;where('users.DTUser_id','!=',0) </text:p>
      <text:p text:style-name="P218"><text:s/>-&gt;get()-&gt;toArray();</text:p>
      <text:p text:style-name="P218"/>
      <text:p text:style-name="P218">note: this-&gt;model is a equivalent to <text:s/>Role::</text:p>
      <text:p text:style-name="P196"/>
      <text:p text:style-name="P196"/>
      <text:p text:style-name="P196"/>
      <text:p text:style-name="P196"/>
      <text:p text:style-name="P29">Multiple delete</text:p>
      <text:p text:style-name="P281"/>
      <text:p text:style-name="P281">DB::table('users')-&gt;whereIn('id', $ids_to_delete)-&gt;delete(); </text:p>
      <text:p text:style-name="P196"/>
      <text:p text:style-name="P196"/>
      <text:p text:style-name="P196"/>
      <text:p text:style-name="P28">pluck </text:p>
      <text:p text:style-name="P266"/>
      <text:p text:style-name="P266"><text:soft-page-break/>$categories = Category::where('parent_id','=',0)-&gt;pluck('title','id')-&gt;toArray();</text:p>
      <text:p text:style-name="P266"/>
      <text:p text:style-name="P267">output : -</text:p>
      <text:p text:style-name="P267">array('id'=&gt;'title');</text:p>
      <text:p text:style-name="P196"/>
      <text:p text:style-name="P196"/>
      <text:p text:style-name="P196"/>
      <text:p text:style-name="P146">list of query</text:p>
      <text:p text:style-name="P215"/>
      <text:p text:style-name="P215">1) get data with contions</text:p>
      <text:p text:style-name="P215">$results = User::where($matchThese)-&gt;get();</text:p>
      <text:p text:style-name="P215"/>
      <text:p text:style-name="P215">// with another group</text:p>
      <text:p text:style-name="P215">$results = User::where($matchThese)</text:p>
      <text:p text:style-name="P215"><text:s text:c="4"/>-&gt;orWhere($orThose)</text:p>
      <text:p text:style-name="P215"><text:s text:c="4"/>-&gt;get();</text:p>
      <text:p text:style-name="P196"/>
      <text:p text:style-name="P196"/>
      <text:p text:style-name="P439">WHEREHAS</text:p>
      <text:p text:style-name="P438"/>
      <text:p text:style-name="P438"><text:s/>$products[$key]['data']=SellingProduct::with(['productQuality','users','bids' =&gt; function ($query) { </text:p>
      <text:p text:style-name="P438"><text:s text:c="19"/>$query-&gt;with(['users']) </text:p>
      <text:p text:style-name="P438"><text:s text:c="19"/>-&gt;where('is_withdraw', '=', '0') </text:p>
      <text:p text:style-name="P438"><text:s text:c="19"/>-&gt;where('accepted_by','=',NULL) <text:s text:c="24"/>//04/09 </text:p>
      <text:p text:style-name="P438"><text:s text:c="19"/>-&gt;orderBy('id', 'desc'); </text:p>
      <text:p text:style-name="P438"><text:s text:c="18"/>// }])-&gt;where('product_id','=',$value['product_id']) <text:s text:c="3"/>// RR_OLD </text:p>
      <text:p text:style-name="P438"><text:s text:c="18"/>}])-&gt;where('product_id','=',$value['id']) <text:s/></text:p>
      <text:p text:style-name="P438"><text:s text:c="21"/>-&gt;where('is_closed','=','0') </text:p>
      <text:p text:style-name="P438"><text:s text:c="21"/>-&gt;where('type','=','S') </text:p>
      <text:p text:style-name="P438"><text:s text:c="21"/>-&gt;orderBy('id', 'desc') </text:p>
      <text:p text:style-name="P438"><text:s text:c="21"/>-&gt;limit(5) </text:p>
      <text:p text:style-name="P438"><text:s text:c="21"/>-&gt;get()-&gt;toArray();</text:p>
      <text:p text:style-name="P196"/>
      <text:p text:style-name="P196"/>
      <text:p text:style-name="P593">BY JOIN</text:p>
      <text:p text:style-name="P593">----------</text:p>
      <text:p text:style-name="P593"><text:s/>return $this-&gt;model-&gt;join('users', function($join)</text:p>
      <text:p text:style-name="P593"><text:s text:c="38"/>{</text:p>
      <text:p text:style-name="P593"><text:s text:c="41"/>$join-&gt;on('users.DTUser_id', '=', 'deals.EnteredByDTUser_ID');</text:p>
      <text:p text:style-name="P593"><text:s text:c="41"/></text:p>
      <text:p text:style-name="P593"><text:s text:c="38"/>})-&gt;join('applicants', function($join)</text:p>
      <text:p text:style-name="P593"><text:s text:c="38"/>{</text:p>
      <text:p text:style-name="P593"><text:s text:c="41"/></text:p>
      <text:p text:style-name="P593"><text:s text:c="41"/>$join-&gt;on('deals.Deal_ID', '=', 'applicants.Deal_ID');</text:p>
      <text:p text:style-name="P593"></text:p>
      <text:p text:style-name="P593"><text:s text:c="38"/>})</text:p>
      <text:p text:style-name="P593"><text:s text:c="37"/>-&gt;select('*') </text:p>
      <text:p text:style-name="P593"><text:tab/><text:tab/><text:tab/><text:tab/> <text:s text:c="4"/>//-&gt;where('users.DTUser_id','!=',0)</text:p>
      <text:p text:style-name="P593"><text:s text:c="37"/>-&gt;where($clauses)</text:p>
      <text:p text:style-name="P593"><text:tab/><text:tab/><text:tab/><text:tab/> <text:s text:c="4"/>-&gt;get()-&gt;toArray();</text:p>
      <text:p text:style-name="P593"/>
      <text:p text:style-name="P593"/>
      <text:p text:style-name="P196"><text:soft-page-break/></text:p>
      <text:p text:style-name="P196"/>
      <text:p text:style-name="P219">$users = User::whereHas('companies', function($q) {</text:p>
      <text:p text:style-name="P219"><text:s text:c="4"/>$q-&gt;where('active', true);</text:p>
      <text:p text:style-name="P219">})-&gt;orWhereHas('persons', function($q) {</text:p>
      <text:p text:style-name="P219"><text:s text:c="4"/>$q-&gt;where('active', true);</text:p>
      <text:p text:style-name="P219">})-&gt;with(['companies', 'persons'])-&gt;orderBy('id', 'desc')-&gt;get();</text:p>
      <text:p text:style-name="P196"/>
      <text:p text:style-name="P196"/>
      <text:p text:style-name="P220">$articles = \App\Article::where('foo', 'bar')</text:p>
      <text:p text:style-name="P220"><text:s text:c="4"/>-&gt;where('color', 'blue')</text:p>
      <text:p text:style-name="P220"><text:s text:c="4"/>-&gt;orWhere('name', 'like', '%John%')</text:p>
      <text:p text:style-name="P220"><text:s text:c="4"/>-&gt;whereIn('id', [1, 2, 3, 4, 5])</text:p>
      <text:p text:style-name="P220"><text:s text:c="4"/>-&gt;get();</text:p>
      <text:p text:style-name="P196"/>
      <text:p text:style-name="P196"/>
      <text:p text:style-name="P196"/>
      <text:p text:style-name="P196"/>
      <text:p text:style-name="P196"/>
      <text:p text:style-name="P196"/>
      <text:p text:style-name="P196"/>
      <text:p text:style-name="P110">multiple where</text:p>
      <text:p text:style-name="P196"/>
      <text:p text:style-name="P143">by array</text:p>
      <text:p text:style-name="P221">whereData = [</text:p>
      <text:p text:style-name="P221"><text:s text:c="4"/>['name', 'test'],</text:p>
      <text:p text:style-name="P221"><text:s text:c="4"/>['id', '&lt;&gt;', '5']</text:p>
      <text:p text:style-name="P221">];</text:p>
      <text:p text:style-name="P221"/>
      <text:p text:style-name="P221">$users = DB::table('users')-&gt;where($whereData)-&gt;get(); </text:p>
      <text:p text:style-name="P143">by associate arry</text:p>
      <text:p text:style-name="P196"/>
      <text:p text:style-name="P222">$clauses = ['year' =&gt; $year];</text:p>
      <text:p text:style-name="P222"/>
      <text:p text:style-name="P222"><text:s text:c="4"/>if(isset($subaccountcode)) {</text:p>
      <text:p text:style-name="P222"><text:s text:c="8"/>$clauses = array_merge($clauses,['subaccountcode' =&gt; $subaccountcode];</text:p>
      <text:p text:style-name="P222"><text:s text:c="4"/>}</text:p>
      <text:p text:style-name="P222"/>
      <text:p text:style-name="P222"><text:s text:c="4"/>return Self::orderBy('programcode')</text:p>
      <text:p text:style-name="P222"><text:s text:c="13"/>-&gt;orderBy('accountcode')</text:p>
      <text:p text:style-name="P222"><text:s text:c="13"/>-&gt;findWhere($clauses);</text:p>
      <text:p text:style-name="P222"/>
      <text:p text:style-name="P222"><text:tab/></text:p>
      <text:p text:style-name="P222"/>
      <text:p text:style-name="P111">year,month query</text:p>
      <text:p text:style-name="P223"/>
      <text:p text:style-name="P223"><text:s/>array_push($clauses,[\DB::raw('YEAR(deals.DateCreated)'),$year]);</text:p>
      <text:p text:style-name="P222"/>
      <text:p text:style-name="P145">Beetwen</text:p>
      <text:p text:style-name="P225"><text:s/>$myModel-&gt;whereBetween('created_at', [$date1, $date2]);</text:p>
      <text:p text:style-name="P222"/>
      <text:p text:style-name="P112">all Query</text:p>
      <text:p text:style-name="P224"><text:soft-page-break/></text:p>
      <text:p text:style-name="P224"/>
      <text:p text:style-name="P224">Model::</text:p>
      <text:p text:style-name="P144">/*Select*/</text:p>
      <text:p text:style-name="P224">select('col1','col2')</text:p>
      <text:p text:style-name="P224">-&gt;select(array('col1','col2'))</text:p>
      <text:p text:style-name="P224">-&gt;select(DB::raw('businesses.*, COUNT(reviews.id) as no_of_ratings, <text:span text:style-name="T6">IFNULL</text:span>(sum(reviews.score),0) as rating'))</text:p>
      <text:p text:style-name="P224">-&gt;addSelect('col3','col4')</text:p>
      <text:p text:style-name="P224">-&gt;distinct() // distinct select</text:p>
      <text:p text:style-name="P144">/*From*/</text:p>
      <text:p text:style-name="P224">-&gt;from('table')</text:p>
      <text:p text:style-name="P224">-&gt;from(DB::raw('table, (select @n :=0) dummy'))</text:p>
      <text:p text:style-name="P224">-&gt;from(DB::raw("({$subQuery-&gt;toSql()}) T ")-&gt;mergeBindings($subQuery-&gt;getQuery())</text:p>
      <text:p text:style-name="P144">/*Query*/</text:p>
      <text:p text:style-name="P224">-&gt;where('column','value')</text:p>
      <text:p text:style-name="P224">-&gt;where('column','LIKE','%'.$value.'%')</text:p>
      <text:p text:style-name="P224">-&gt;where(function ($query) {</text:p>
      <text:p text:style-name="P224">$query-&gt;where('a', '=', 1)</text:p>
      <text:p text:style-name="P224">-&gt;orWhere('b', '=', 1);</text:p>
      <text:p text:style-name="P224">})</text:p>
      <text:p text:style-name="P224">-&gt;orWhere('column','!=', 'value')</text:p>
      <text:p text:style-name="P224">-&gt;whereRaw('age &gt; ? and votes = 100', array(25))</text:p>
      <text:p text:style-name="P224">-&gt;whereRaw(DB::raw("id in (select city_id from addresses GROUP BY addresses.city_id)"))</text:p>
      <text:p text:style-name="P224">-&gt;whereExists(function($query)</text:p>
      <text:p text:style-name="P224">{</text:p>
      <text:p text:style-name="P224">$query-&gt;select(DB::raw(1))</text:p>
      <text:p text:style-name="P224">-&gt;from('business_language')</text:p>
      <text:p text:style-name="P224">-&gt;whereRaw('business_language.language_id = languages.id')</text:p>
      <text:p text:style-name="P224">-&gt;groupBy('business_language.language_id')</text:p>
      <text:p text:style-name="P224">-&gt;havingRaw("COUNT(*) &gt; 0");</text:p>
      <text:p text:style-name="P224">})</text:p>
      <text:p text:style-name="P224">-&gt;orWhereExists()</text:p>
      <text:p text:style-name="P224">-&gt;whereNotExists()</text:p>
      <text:p text:style-name="P224">-&gt;orWhereNotExists()</text:p>
      <text:p text:style-name="P224">-&gt;whereIn('column',[1,2,3])</text:p>
      <text:p text:style-name="P224">-&gt;orWhereIn()</text:p>
      <text:p text:style-name="P224">-&gt;whereNotIn('id', function($query){</text:p>
      <text:p text:style-name="P224">$query-&gt;select('city_id')</text:p>
      <text:p text:style-name="P224">-&gt;from('addresses')</text:p>
      <text:p text:style-name="P224">-&gt;groupBy('addresses.city_id');</text:p>
      <text:p text:style-name="P224">})</text:p>
      <text:p text:style-name="P224">-&gt;whereNotIn()</text:p>
      <text:p text:style-name="P224">-&gt;orWhereNotIn</text:p>
      <text:p text:style-name="P224">-&gt;whereNull('column') //where `column` is null</text:p>
      <text:p text:style-name="P224">-&gt;orWhereNull('column') //or where `column` is null</text:p>
      <text:p text:style-name="P224">-&gt;whereNotNull('column') //where `column` is not null</text:p>
      <text:p text:style-name="P224">-&gt;orWhereNotNull('column') //or where `column` is not null</text:p>
      <text:p text:style-name="P224">-&gt;whereDay()</text:p>
      <text:p text:style-name="P224">-&gt;whereMonth('column', '=', 1) //</text:p>
      <text:p text:style-name="P224">-&gt;whereYear('column', '&gt;', 2000) //uses sql YEAR() function on 'column'</text:p>
      <text:p text:style-name="P224">-&gt;whereDate('column', '&gt;', '2000-01-01')</text:p>
      <text:p text:style-name="P144"><text:soft-page-break/>/*Joins*/</text:p>
      <text:p text:style-name="P224">-&gt;join('business_category','business_category.business_id','=','businesses.id')</text:p>
      <text:p text:style-name="P224">-&gt;leftJoin('reviews','reviews.business_id', '=', 'businesses.id')</text:p>
      <text:p text:style-name="P224">-&gt;join('business_category',function($join) use($cats) {</text:p>
      <text:p text:style-name="P224">$join-&gt;on('business_category.business_id', '=', 'businesses.id')</text:p>
      <text:p text:style-name="P224">-&gt;on('business_category.id', '=', $cats, 'and', true);</text:p>
      <text:p text:style-name="P224">})</text:p>
      <text:p text:style-name="P224">-&gt;join(DB::raw('(SELECT *, ROUND(AVG(rating),2) avg FROM reviews WHERE rating!=0 GROUP BY item_id ) T' ), function($join){</text:p>
      <text:p text:style-name="P224">$join-&gt;on('genre_relation.movie_id', '=', 'T.id')</text:p>
      <text:p text:style-name="P224">})</text:p>
      <text:p text:style-name="P144">/*Eager Loading */</text:p>
      <text:p text:style-name="P224">-&gt;with('table1','table2')</text:p>
      <text:p text:style-name="P224">-&gt;with(array('table1','table2','table1.nestedtable3'))</text:p>
      <text:p text:style-name="P224">-&gt;with(array('posts' =&gt; function($query) use($name){</text:p>
      <text:p text:style-name="P224">$query-&gt;where('title', 'like', '%'.$name.'%')</text:p>
      <text:p text:style-name="P224">-&gt;orderBy('created_at', 'desc');</text:p>
      <text:p text:style-name="P224">}))</text:p>
      <text:p text:style-name="P144">/*Grouping*/</text:p>
      <text:p text:style-name="P224">-&gt;groupBy('state_id','locality')</text:p>
      <text:p text:style-name="P224">-&gt;havingRaw('count &gt; 1 ')</text:p>
      <text:p text:style-name="P224">-&gt;having('items.name','LIKE',"%$keyword%")</text:p>
      <text:p text:style-name="P224">-&gt;orHavingRaw('brand LIKE ?',array("%$keyword%"))</text:p>
      <text:p text:style-name="P144">/*Cache*/</text:p>
      <text:p text:style-name="P224">-&gt;remember($minutes)</text:p>
      <text:p text:style-name="P224">-&gt;rememberForever()</text:p>
      <text:p text:style-name="P144">/*Offset &amp; Limit*/</text:p>
      <text:p text:style-name="P224">-&gt;take(10)</text:p>
      <text:p text:style-name="P224">-&gt;limit(10)</text:p>
      <text:p text:style-name="P224">-&gt;skip(10)</text:p>
      <text:p text:style-name="P224">-&gt;offset(10)</text:p>
      <text:p text:style-name="P224">-&gt;forPage($pageNo, $perPage)</text:p>
      <text:p text:style-name="P144">/*Order*/</text:p>
      <text:p text:style-name="P224">-&gt;orderBy('id','DESC')</text:p>
      <text:p text:style-name="P224">-&gt;orderBy(DB::raw('RAND()'))</text:p>
      <text:p text:style-name="P224">-&gt;orderByRaw('type = ? , type = ? ', array('published','draft'))</text:p>
      <text:p text:style-name="P224">-&gt;latest() // on 'created_at' column</text:p>
      <text:p text:style-name="P224">-&gt;latest('column')</text:p>
      <text:p text:style-name="P224">-&gt;oldest() // on 'created_at' column</text:p>
      <text:p text:style-name="P224">-&gt;oldest('column')</text:p>
      <text:p text:style-name="P144">/*Create*/</text:p>
      <text:p text:style-name="P224">-&gt;insert(array('email' =&gt; 'john@example.com', 'votes' =&gt; 0))</text:p>
      <text:p text:style-name="P224">-&gt;insert(array(</text:p>
      <text:p text:style-name="P224">array('email' =&gt; 'taylor@example.com', 'votes' =&gt; 0),</text:p>
      <text:p text:style-name="P224">array('email' =&gt; 'dayle@example.com', 'votes' =&gt; 0)</text:p>
      <text:p text:style-name="P224">)) //batch insert</text:p>
      <text:p text:style-name="P224">-&gt;insertGetId(array('email' =&gt; 'john@example.com', 'votes' =&gt; 0)) //insert and return id</text:p>
      <text:p text:style-name="P144">/*Update*/</text:p>
      <text:p text:style-name="P224">-&gt;update(array('email' =&gt; 'john@example.com'))</text:p>
      <text:p text:style-name="P224">-&gt;update(array('column' =&gt; DB::raw('NULL')))</text:p>
      <text:p text:style-name="P224">-&gt;increment('column')</text:p>
      <text:p text:style-name="P224">-&gt;decrement('column')</text:p>
      <text:p text:style-name="P224"><text:soft-page-break/>-&gt;touch() //update timestamp</text:p>
      <text:p text:style-name="P224"/>
      <text:p text:style-name="P300">Answer::where('question_id', 2)-&gt;update(['customer_id' =&gt; 1, 'answer' =&gt; 2]);</text:p>
      <text:p text:style-name="P300"/>
      <text:p text:style-name="P144">/*Delete*/</text:p>
      <text:p text:style-name="P224">-&gt;delete()</text:p>
      <text:p text:style-name="P224">-&gt;forceDelete() // when softdeletes enabled</text:p>
      <text:p text:style-name="P224">-&gt;destroy($ids) // delete by array of primary keys</text:p>
      <text:p text:style-name="P224">-&gt;roles()-&gt;detach() //delete from pivot table: associated by 'belongsToMany'</text:p>
      <text:p text:style-name="P144">/*Getters*/</text:p>
      <text:p text:style-name="P224">-&gt;find($id)</text:p>
      <text:p text:style-name="P224">-&gt;find($id, array('col1','col2'))</text:p>
      <text:p text:style-name="P224">-&gt;findOrFail($id)</text:p>
      <text:p text:style-name="P224">-&gt;findMany($ids, $columns)</text:p>
      <text:p text:style-name="P224">-&gt;first(array('col1','col2'))</text:p>
      <text:p text:style-name="P224">-&gt;firstOrFail()</text:p>
      <text:p text:style-name="P224">-&gt;all()</text:p>
      <text:p text:style-name="P224">-&gt;get()</text:p>
      <text:p text:style-name="P224">-&gt;get(array('col1','col2'))</text:p>
      <text:p text:style-name="P224">-&gt;getFresh() // no caching</text:p>
      <text:p text:style-name="P224">-&gt;getCached() // get cached result</text:p>
      <text:p text:style-name="P224">-&gt;chunk(1000, function($rows){</text:p>
      <text:p text:style-name="P224">$rows-&gt;each(function($row){</text:p>
      <text:p text:style-name="P224">});</text:p>
      <text:p text:style-name="P224">})</text:p>
      <text:p text:style-name="P224">-&gt;lists('column') // numeric index</text:p>
      <text:p text:style-name="P224">-&gt;lists('column','id') // 'id' column as index</text:p>
      <text:p text:style-name="P224">-&gt;lists('column')-&gt;implode('column', ',') // comma separated values of a column</text:p>
      <text:p text:style-name="P224">-&gt;pluck('column') //Pluck a single column's value from the first result of a query.</text:p>
      <text:p text:style-name="P224">-&gt;value('column') //Get a single column's value from the first result of a query.</text:p>
      <text:p text:style-name="P144">/*Paginated results*/</text:p>
      <text:p text:style-name="P224">-&gt;paginate(10)</text:p>
      <text:p text:style-name="P224">-&gt;paginate(10, array('col1','col2'))</text:p>
      <text:p text:style-name="P224">-&gt;simplePaginate(10)</text:p>
      <text:p text:style-name="P224">-&gt;getPaginationCount() //get total no of records</text:p>
      <text:p text:style-name="P144">/*Aggregate*/</text:p>
      <text:p text:style-name="P224">-&gt;count()</text:p>
      <text:p text:style-name="P224">-&gt;count('column')</text:p>
      <text:p text:style-name="P224">-&gt;count(DB::raw('distinct column'))</text:p>
      <text:p text:style-name="P224">-&gt;max('rating')</text:p>
      <text:p text:style-name="P224">-&gt;min('rating')</text:p>
      <text:p text:style-name="P224">-&gt;sum('rating')</text:p>
      <text:p text:style-name="P224">-&gt;avg('rating')</text:p>
      <text:p text:style-name="P224">-&gt;aggregate('sum', array('rating')) // use of aggregate functions</text:p>
      <text:p text:style-name="P144">/*Others*/</text:p>
      <text:p text:style-name="P224">-&gt;toSql() // output sql query</text:p>
      <text:p text:style-name="P224">-&gt;exists() // check if any row exists</text:p>
      <text:p text:style-name="P224">-&gt;fresh() // Return a fresh data for current model from database</text:p>
      <text:p text:style-name="P144">/*Object methods*/</text:p>
      <text:p text:style-name="P224">-&gt;toArray() //</text:p>
      <text:p text:style-name="P224">-&gt;toJson()</text:p>
      <text:p text:style-name="P224">-&gt;relationsToArray() //Get the model's relationships in array form.</text:p>
      <text:p text:style-name="P224"><text:soft-page-break/>-&gt;implode('column', ',') // comma separated values of a column</text:p>
      <text:p text:style-name="P224">-&gt;isDirty()</text:p>
      <text:p text:style-name="P224">-&gt;getDirty() //Get the attributes that have been changed but not saved to DB</text:p>
      <text:p text:style-name="P144">//Debugging</text:p>
      <text:p text:style-name="P224">DB::enableQueryLog();</text:p>
      <text:p text:style-name="P224">DB::getQueryLog();</text:p>
      <text:p text:style-name="P224">Model::where()-&gt;toSql() // output sql query</text:p>
      <text:p text:style-name="P222"/>
      <text:p text:style-name="P24">last inserted id &amp; row</text:p>
      <text:p text:style-name="P256"/>
      <text:p text:style-name="P256">$last_insert_id=$this-&gt;user_model-&gt;create($requestData)-&gt;id; //insert data &amp; get id</text:p>
      <text:p text:style-name="P256"><text:tab/>if($last_insert_id&gt;0){ </text:p>
      <text:p text:style-name="P256"><text:tab/> <text:s/>$last_insert_row=$this-&gt;user_model-&gt;where('id',$last_insert_id)-&gt;get()-&gt;toArray(); //get row</text:p>
      <text:p text:style-name="P256"><text:tab/> <text:s/>return $last_insert_row; </text:p>
      <text:p text:style-name="P256"><text:tab/>}else{ </text:p>
      <text:p text:style-name="P256"><text:tab/><text:tab/>return flase; </text:p>
      <text:p text:style-name="P256"><text:tab/>}</text:p>
      <text:p text:style-name="P256"/>
      <text:p text:style-name="P121">Aggregate</text:p>
      <text:p text:style-name="P261">$avgRating = ServicesReviews::with('user')-&gt;where('offer_id', $id)-&gt;whereNotNull('rating')-&gt;select(DB::raw("AVG(rating) as avgRating"))-&gt;get()-&gt;toArray();</text:p>
      <text:p text:style-name="P261"/>
      <text:p text:style-name="P222"/>
      <text:p text:style-name="P18">Session</text:p>
      <text:p text:style-name="P233"/>
      <text:p text:style-name="P233">use Session;</text:p>
      <text:p text:style-name="P222"/>
      <text:p text:style-name="P234">Session::set('variableName', $value);</text:p>
      <text:p text:style-name="P234"/>
      <text:p text:style-name="P234">To get the variable, you'd use...</text:p>
      <text:p text:style-name="P234"/>
      <text:p text:style-name="P234">Session::get('variableName');</text:p>
      <text:p text:style-name="P222"/>
      <text:p text:style-name="P19">segment</text:p>
      <text:p text:style-name="P247"/>
      <text:p text:style-name="P247">if(Request::segment(2)=="cms"){ echo "active";}</text:p>
      <text:p text:style-name="P247"/>
      <text:p text:style-name="P247"/>
      <text:p text:style-name="P247"/>
      <text:p text:style-name="P247"/>
      <text:p text:style-name="P116">Paths</text:p>
      <text:p text:style-name="P149">app_path</text:p>
      <text:p text:style-name="P269">Get the fully qualified path to the app directory.</text:p>
      <text:p text:style-name="P269"/>
      <text:p text:style-name="P269">$path = app_path();</text:p>
      <text:p text:style-name="P149">base_path</text:p>
      <text:p text:style-name="P269">Get the fully qualified path to the root of the application install.</text:p>
      <text:p text:style-name="P269"/>
      <text:p text:style-name="P149">public_path</text:p>
      <text:p text:style-name="P269">Get the fully qualified path to the public directory.</text:p>
      <text:p text:style-name="P269"/>
      <text:p text:style-name="P149"><text:soft-page-break/>storage_path</text:p>
      <text:p text:style-name="P269">Get the fully qualified path to the app/storage directory.</text:p>
      <text:p text:style-name="P222"/>
      <text:p text:style-name="P222"/>
      <text:p text:style-name="P153">SSH</text:p>
      <text:p text:style-name="P245"/>
      <text:p text:style-name="P548">ssh </text:p>
      <text:p text:style-name="P245">ssh -<text:span text:style-name="T39">p</text:span> 11208 fmv(username)@name(hostname)<text:span text:style-name="T40">(means fmv.cc)</text:span></text:p>
      <text:p text:style-name="P244">enter password <text:s/><text:span text:style-name="T41">k9Sendfj[E]c <text:s text:c="4"/>(qwZS.bs-Ds-{43'</text:span></text:p>
      <text:p text:style-name="P243"/>
      <text:p text:style-name="P243">cd public_html</text:p>
      <text:p text:style-name="P243">cd commision_portal</text:p>
      <text:p text:style-name="P243"/>
      <text:p text:style-name="P246">for directories</text:p>
      <text:p text:style-name="P246"/>
      <text:p text:style-name="P246">-&gt; find . -type d -print0 | xargs -0 chmod 0755</text:p>
      <text:p text:style-name="P246"/>
      <text:p text:style-name="P246">for files</text:p>
      <text:p text:style-name="P246"/>
      <text:p text:style-name="P246">-&gt; find . -type f -print0 | xargs -0 chmod 0644</text:p>
      <text:p text:style-name="P246"/>
      <text:p text:style-name="P246"/>
      <text:p text:style-name="P549">connect ssh by .pem file</text:p>
      <text:p text:style-name="P549">ssh -i <text:s/>/patho of pemfile username@hostname</text:p>
      <text:p text:style-name="P243"/>
      <text:p text:style-name="P32">connect mysql</text:p>
      <text:p text:style-name="P328"/>
      <text:p text:style-name="P328">[server]$ mysql -h &lt;DBhostname&gt; -u &lt;DBuser&gt; -p &lt;Dbname&gt;</text:p>
      <text:p text:style-name="P328"/>
      <text:p text:style-name="P328"/>
      <text:p text:style-name="P328"/>
      <text:p text:style-name="P243"/>
      <text:p text:style-name="P120">GIT</text:p>
      <text:p text:style-name="P354"/>
      <text:p text:style-name="P354">U:rathodrupesha</text:p>
      <text:p text:style-name="P354">P : rathodrupesh.ec15@gmail.com</text:p>
      <text:p text:style-name="P277"/>
      <text:p text:style-name="P277"/>
      <text:p text:style-name="P243"><text:span text:style-name="T50">A. </text:span>git clone <text:s/></text:p>
      <text:p text:style-name="P222"/>
      <text:p text:style-name="P277"><text:span text:style-name="T50">B. for </text:span>Git Push</text:p>
      <text:p text:style-name="P277"/>
      <text:p text:style-name="P277">1. move to your project directory </text:p>
      <text:p text:style-name="P277"><text:tab/>$ cd /opt/lampp/htdocs/gitbackup/eaos_api/ </text:p>
      <text:p text:style-name="P277"><text:s text:c="25"/>2nd time upto .git </text:p>
      <text:p text:style-name="P277">2. Clone local git server repository into your new folder </text:p>
      <text:p text:style-name="P277"><text:tab/>$ git clone http://192.168.0.254/solvenow.git </text:p>
      <text:p text:style-name="P277"/>
      <text:p text:style-name="P277">credential <text:s/>enter </text:p>
      <text:p text:style-name="P277"><text:s/></text:p>
      <text:p text:style-name="P277">give folder permision like <text:s/>chmod -R 777 /opt/lampp/htdocs/gitbackup/iGotchya/i_gotcha_admin/igotcha/<text:tab/> </text:p>
      <text:p text:style-name="P277"><text:soft-page-break/></text:p>
      <text:p text:style-name="P277">api : /opt/lampp/htdocs/gitbackup/iGotchya/i_gotcha/api_igotcha/ </text:p>
      <text:p text:style-name="P277">admin : /opt/lampp/htdocs/gitbackup/iGotchya/i_gotcha_admin/igotcha/ </text:p>
      <text:p text:style-name="P277"/>
      <text:p text:style-name="P277">in our folder ctl+h for hiiden viewble </text:p>
      <text:p text:style-name="P277"/>
      <text:p text:style-name="P277">3. Put your latest code into this directory and check status <text:s text:c="2"/></text:p>
      <text:p text:style-name="P277">(2nd time skip 2,and copy our code n put into gitbackup/folder delete all exclude .git) </text:p>
      <text:p text:style-name="P277"><text:tab/>$git status </text:p>
      <text:p text:style-name="P277">4. Add your modified files </text:p>
      <text:p text:style-name="P277"><text:tab/>$ git add . </text:p>
      <text:p text:style-name="P277"><text:tab/>or </text:p>
      <text:p text:style-name="P277"><text:tab/>$ git add -A </text:p>
      <text:p text:style-name="P277">5. Check you git status again <text:tab/> </text:p>
      <text:p text:style-name="P277"><text:tab/>$ git status </text:p>
      <text:p text:style-name="P277">6. If no error, commite your code </text:p>
      <text:p text:style-name="P277"><text:tab/>$ git commit -m "initial commit" </text:p>
      <text:p text:style-name="P277">7. If successfully commited, push your code into repository </text:p>
      <text:p text:style-name="P277"><text:tab/>$ git push origin master</text:p>
      <text:p text:style-name="P222"/>
      <text:p text:style-name="P222"/>
      <text:p text:style-name="P534">for bitbucket</text:p>
      <text:p text:style-name="P534"><text:a xlink:type="simple" xlink:href="https://bitbucket.org/">https://bitbucket.org/</text:a></text:p>
      <text:p text:style-name="P534">password:rathodrupesh</text:p>
      <text:p text:style-name="P534">email:<text:a xlink:type="simple" xlink:href="mailto:rupesh@xhtmljunkies.com">rupesh@xhtmljunkies.com</text:a></text:p>
      <text:p text:style-name="P534">username:rupesh</text:p>
      <text:p text:style-name="P222"/>
      <text:p text:style-name="P538">All command for git</text:p>
      <text:p text:style-name="P538"><text:a xlink:type="simple" xlink:href="https://confluence.atlassian.com/bitbucketserver/basic-git-commands-776639767.html">https://confluence.atlassian.com/bitbucketserver/basic-git-commands-776639767.html</text:a></text:p>
      <text:p text:style-name="P538"/>
      <text:p text:style-name="P222"/>
      <text:p text:style-name="P222"/>
      <text:p text:style-name="P576">Apache </text:p>
      <text:p text:style-name="P311">sudo /etc/init.d/apache2 stop</text:p>
      <text:p text:style-name="P311">sudo /etc/init.d/mysql stop</text:p>
      <text:p text:style-name="P311">sudo /etc/init.d/proftpd stop</text:p>
      <text:p text:style-name="P311"/>
      <text:p text:style-name="P311">This solution seems to work. You must restart lampp:</text:p>
      <text:p text:style-name="P311"/>
      <text:p text:style-name="P311">sudo /opt/lampp/lampp restart</text:p>
      <text:p text:style-name="P222"/>
      <text:p text:style-name="P222"/>
      <text:p text:style-name="P409">some ref for understanding only : </text:p>
      <text:p text:style-name="P409">https://websiteforstudents.com/install-mongodb-with-apache2-php-7-2-support-on-ubuntu-16-04-17-10-18-04/</text:p>
      <text:p text:style-name="P222"/>
      <text:p text:style-name="P222"/>
      <text:p text:style-name="P222"/>
      <text:p text:style-name="P119">key was long problame</text:p>
      <text:p text:style-name="P276"/>
      <text:p text:style-name="P276">https://laravelhive.com/tag/key-was-long/</text:p>
      <text:p text:style-name="P222"/>
      <text:p text:style-name="P222"><text:soft-page-break/></text:p>
      <text:p text:style-name="P222"/>
      <text:p text:style-name="P222"/>
      <text:p text:style-name="P118">Theme Integrate</text:p>
      <text:p text:style-name="P271"/>
      <text:p text:style-name="P271">app.blade.php for login, forgotpass, registration</text:p>
      <text:p text:style-name="P271">for other, use master.blade.php</text:p>
      <text:p text:style-name="P271"/>
      <text:p text:style-name="P271">&lt;!-- master.blade.php --&gt; </text:p>
      <text:p text:style-name="P271">&lt;!DOCTYPE html&gt; </text:p>
      <text:p text:style-name="P271">&lt;html lang="en"&gt; </text:p>
      <text:p text:style-name="P271">&lt;head&gt; </text:p>
      <text:p text:style-name="P271"><text:s text:c="4"/>&lt;meta charset="UTF-8" /&gt; </text:p>
      <text:p text:style-name="P271"><text:s text:c="4"/>&lt;meta name="viewport" content="width=device-width, initial-scale=1.0"/&gt; </text:p>
      <text:p text:style-name="P271"><text:s text:c="4"/>&lt;meta http-equiv="X-UA-Compatible" content="ie=edge"&gt; </text:p>
      <text:p text:style-name="P271"><text:s text:c="4"/>&lt;title&gt;@yield('title')&lt;/title&gt; </text:p>
      <text:p text:style-name="P271"><text:s text:c="4"/>&lt;script type="application/x-javascript"&gt; addEventListener("load", function() { setTimeout(hideURLbar, 0); }, false); </text:p>
      <text:p text:style-name="P271"><text:s text:c="8"/>function hideURLbar(){ window.scrollTo(0,1); } &lt;/script&gt; </text:p>
      <text:p text:style-name="P271"><text:s text:c="3"/>@include('layout.stylesheet') </text:p>
      <text:p text:style-name="P271">&lt;/head&gt; </text:p>
      <text:p text:style-name="P271">&lt;body class="hold-transition skin-blue sidebar-mini"&gt; </text:p>
      <text:p text:style-name="P271"><text:s text:c="4"/>&lt;div class="wrapper"&gt; </text:p>
      <text:p text:style-name="P271"><text:s text:c="8"/>@include('layout.header') </text:p>
      <text:p text:style-name="P272"><text:s text:c="8"/>@include('layout.<text:span text:style-name="T48">sidebar</text:span>') <text:s text:c="10"/>// <text:span text:style-name="T48">in layout forlder sidebar,blade.php</text:span></text:p>
      <text:p text:style-name="P271"><text:s text:c="8"/>@yield('contents') </text:p>
      <text:p text:style-name="P272"><text:s text:c="8"/>@include('layout.footer') <text:s text:c="12"/>// <text:span text:style-name="T48">in layout forlder footer,blade.php</text:span></text:p>
      <text:p text:style-name="P271"><text:s text:c="4"/>&lt;/div&gt; </text:p>
      <text:p text:style-name="P271"><text:s text:c="3"/>@include('layout.script') <text:s text:c="20"/>// <text:span text:style-name="T47">script.blade.php</text:span></text:p>
      <text:p text:style-name="P271">&lt;/body&gt; </text:p>
      <text:p text:style-name="P271">&lt;/html&gt;</text:p>
      <text:p text:style-name="P222"/>
      <text:p text:style-name="P273">NOW, </text:p>
      <text:p text:style-name="P273"/>
      <text:p text:style-name="P273"><text:span text:style-name="T49">A. </text:span>script.blade.php</text:p>
      <text:p text:style-name="P273"><text:s text:c="2"/>&lt;script type="text/javascript" src="public/js/jquery-2.1.4.min.js"&gt;&lt;/script&gt;</text:p>
      <text:p text:style-name="P273"/>
      <text:p text:style-name="P273"><text:span text:style-name="T49">B. </text:span>stylesheet.blade.php</text:p>
      <text:p text:style-name="P273"><text:s/>&lt;link href="{{asset('public/css/bootstrap.css')}}" rel="stylesheet" type="text/css" media="all" /&gt;</text:p>
      <text:p text:style-name="P273"/>
      <text:p text:style-name="P274">C. blankpage.blade.php</text:p>
      <text:p text:style-name="P274"/>
      <text:p text:style-name="P274">@extends('layout.master')</text:p>
      <text:p text:style-name="P274"><text:s text:c="3"/>@section('contents')</text:p>
      <text:p text:style-name="P274"><text:s text:c="3"/>--------------</text:p>
      <text:p text:style-name="P274"><text:s text:c="2"/>---------------</text:p>
      <text:p text:style-name="P274"><text:s/>--------------</text:p>
      <text:p text:style-name="P274"><text:s/>@endsection</text:p>
      <text:p text:style-name="P273"><text:s/></text:p>
      <text:p text:style-name="P275">D. header.blade.php</text:p>
      <text:p text:style-name="P275"><text:s text:c="3"/>&lt;div&gt;</text:p>
      <text:p text:style-name="P275"><text:s text:c="3"/>--------- -- --- --</text:p>
      <text:p text:style-name="P275"><text:soft-page-break/><text:s text:c="2"/>&lt;/div&gt;</text:p>
      <text:p text:style-name="P222"/>
      <text:p text:style-name="P222"/>
      <text:p text:style-name="P298">htaccess</text:p>
      <text:p text:style-name="P574"/>
      <text:p text:style-name="P574"><text:span text:style-name="T52">1)</text:span>Directory listing not show in CI so Add in .htaccess of root foldr</text:p>
      <text:p text:style-name="P222"/>
      <text:p text:style-name="P286">IndexIgnore *</text:p>
      <text:p text:style-name="P286"/>
      <text:p text:style-name="P288">or </text:p>
      <text:p text:style-name="P288"/>
      <text:p text:style-name="P288">Options -Indexes </text:p>
      <text:p text:style-name="P288"/>
      <text:p text:style-name="P299"><text:a xlink:type="simple" xlink:href="https://arjunphp.com/hide-php-extension-from-urls/">https://arjunphp.com/hide-php-extension-from-urls/</text:a></text:p>
      <text:p text:style-name="P299"/>
      <text:p text:style-name="P297">2) after ssl install or configure ,require to redirect http to https<text:line-break/>for this add in .htacces file</text:p>
      <text:p text:style-name="P297"/>
      <text:p text:style-name="P297">RewriteEngine On <text:s text:c="22"/># NOTE: if write then no ned to add this line</text:p>
      <text:p text:style-name="P297">RewriteCond %{HTTPS} off</text:p>
      <text:p text:style-name="P297">RewriteRule ^(.*)$ https://%{HTTP_HOST}%{REQUEST_URI} [L,R=301]</text:p>
      <text:p text:style-name="P222"/>
      <text:p text:style-name="P222"/>
      <text:p text:style-name="P222"/>
      <text:p text:style-name="P553">in Jquery Ajax this use in success</text:p>
      <text:p text:style-name="P293"/>
      <text:p text:style-name="P294">$.ajax({ </text:p>
      <text:p text:style-name="P294"><text:s text:c="10"/>url:"{{ url('/insert_selling_product') }}/"+name+"/"+quality+"/"+quantity+"/"+product_id+"/"+admin_id+"/"+payment_type+"/"+price, </text:p>
      <text:p text:style-name="P294"><text:s text:c="10"/>method: 'get', </text:p>
      <text:p text:style-name="P294"><text:s text:c="10"/>success: function(result1){ </text:p>
      <text:p text:style-name="P294"><text:s text:c="12"/>alert("success"); </text:p>
      <text:p text:style-name="P294"><text:s text:c="12"/>$(this).parent().parent().remove(); </text:p>
      <text:p text:style-name="P294"><text:s text:c="13"/></text:p>
      <text:p text:style-name="P294"><text:s text:c="10"/>}.bind(this)}); </text:p>
      <text:p text:style-name="P222"/>
      <text:p text:style-name="P222"/>
      <text:p text:style-name="P222"/>
      <text:p text:style-name="P554">PUSHER</text:p>
      <text:p text:style-name="P295"/>
      <text:p text:style-name="P295">https://github.com/pusher/pusher-http-php</text:p>
      <text:p text:style-name="P296"><text:a xlink:type="simple" xlink:href="https://dashboard.pusher.com/apps/581124/keys">https://dashboard.pusher.com/apps/581124/keys</text:a> <text:s/>makw a/c at here</text:p>
      <text:p text:style-name="P599"><text:a xlink:type="simple" xlink:href="https://pusher.com/channels">https://pusher.com/channels</text:a></text:p>
      <text:p text:style-name="P599"/>
      <text:p text:style-name="P601">chat by socket</text:p>
      <text:p text:style-name="P600"><text:a xlink:type="simple" xlink:href="https://www.sanwebe.com/2013/05/chat-using-websocket-php-socket">https://www.sanwebe.com/2013/05/chat-using-websocket-php-socket</text:a></text:p>
      <text:p text:style-name="P600"/>
      <text:p text:style-name="P222"/>
      <text:p text:style-name="P555">Quesry string in j query <text:span text:style-name="T53">(url)</text:span></text:p>
      <text:p text:style-name="P301"/>
      <text:p text:style-name="P301">https://davidwalsh.name/query-string-javascript</text:p>
      <text:p text:style-name="P222"><text:soft-page-break/></text:p>
      <text:p text:style-name="P222"/>
      <text:p text:style-name="P556">blinking</text:p>
      <text:p text:style-name="P305"/>
      <text:p text:style-name="P305"><text:a xlink:type="simple" xlink:href="https://www.w3.org/TR/WCAG20-TECHS/SCR22.html">https://www.w3.org/TR/WCAG20-TECHS/SCR22.html</text:a></text:p>
      <text:p text:style-name="P305"/>
      <text:p text:style-name="P305"/>
      <text:p text:style-name="P305"/>
      <text:p text:style-name="P305"/>
      <text:p text:style-name="P35"/>
      <text:p text:style-name="P36">Year ago , hours ago (in php)</text:p>
      <text:p text:style-name="P331"/>
      <text:p text:style-name="P331">function get_timeago($ptime) </text:p>
      <text:p text:style-name="P331">{ </text:p>
      <text:p text:style-name="P331"><text:s text:c="4"/>$estimate_time = time() - $ptime; </text:p>
      <text:p text:style-name="P331"><text:s text:c="4"/>if ($estimate_time &lt; 1) </text:p>
      <text:p text:style-name="P331"><text:s text:c="4"/>{ </text:p>
      <text:p text:style-name="P331"><text:s text:c="8"/>return '1 second ago'; </text:p>
      <text:p text:style-name="P331"><text:s text:c="4"/>} </text:p>
      <text:p text:style-name="P331"><text:s text:c="4"/>$condition = array( </text:p>
      <text:p text:style-name="P331"><text:s text:c="8"/>12 * 30 * 24 * 60 * 60 =&gt; 'year', </text:p>
      <text:p text:style-name="P331"><text:s text:c="8"/>30 * 24 * 60 * 60 =&gt; 'month', </text:p>
      <text:p text:style-name="P331"><text:s text:c="8"/>24 * 60 * 60 =&gt; 'day', </text:p>
      <text:p text:style-name="P331"><text:s text:c="8"/>60 * 60 =&gt; 'hour', </text:p>
      <text:p text:style-name="P331"><text:s text:c="8"/>60 =&gt; 'minute', </text:p>
      <text:p text:style-name="P331"><text:s text:c="8"/>1 =&gt; 'second' </text:p>
      <text:p text:style-name="P331"><text:s text:c="4"/>); </text:p>
      <text:p text:style-name="P331"><text:s text:c="4"/>foreach ($condition as $secs =&gt; $str) </text:p>
      <text:p text:style-name="P331"><text:s text:c="4"/>{ </text:p>
      <text:p text:style-name="P331"><text:s text:c="8"/>$d = $estimate_time / $secs; </text:p>
      <text:p text:style-name="P331"><text:s text:c="8"/>if ($d &gt;= 1) </text:p>
      <text:p text:style-name="P331"><text:s text:c="8"/>{ </text:p>
      <text:p text:style-name="P331"><text:s text:c="12"/>$r = round($d); </text:p>
      <text:p text:style-name="P331"><text:s text:c="12"/>return $r . ' ' . $str . ( $r &gt; 1 ? 's' : '' ) . ' ago'; </text:p>
      <text:p text:style-name="P331"><text:s text:c="8"/>} </text:p>
      <text:p text:style-name="P331"><text:s text:c="4"/>} </text:p>
      <text:p text:style-name="P331">}</text:p>
      <text:p text:style-name="P222"/>
      <text:p text:style-name="P222"/>
      <text:p text:style-name="P31">Async or multitasking or threading or pareller process in background</text:p>
      <text:p text:style-name="P308"/>
      <text:p text:style-name="P308">https://www.studytutorial.in/asynchronous-process-multi-threading-or-multitasking-in-codeigniter-php</text:p>
      <text:p text:style-name="P222"/>
      <text:p text:style-name="P222"/>
      <text:p text:style-name="P222"/>
      <text:p text:style-name="P303">CLASS FORMATION</text:p>
      <text:p text:style-name="P303"/>
      <text:p text:style-name="P303">use App\Models\Product; </text:p>
      <text:p text:style-name="P303">public var $product;</text:p>
      <text:p text:style-name="P303">public function __construct(Product $product)</text:p>
      <text:p text:style-name="P303">$this-&gt;product=$product;</text:p>
      <text:p text:style-name="P303"><text:soft-page-break/></text:p>
      <text:p text:style-name="P222"/>
      <text:p text:style-name="P552">Tarun bhai</text:p>
      <text:p text:style-name="P552"/>
      <text:p text:style-name="P265">http://192.168.1.251:8069/web</text:p>
      <text:p text:style-name="P265">tarun@xhtmljunkies.com</text:p>
      <text:p text:style-name="P265">tarun#786</text:p>
      <text:p text:style-name="P278"/>
      <text:p text:style-name="P287"/>
      <text:p text:style-name="P196"><text:span text:style-name="T51">AITL</text:span><text:tab/></text:p>
      <text:p text:style-name="P289"><text:a xlink:type="simple" xlink:href="https://docs.google.com/spreadsheets/d/1X0GMkYe1Ulg6feyzyX4N58SaMqQMO49-9hEnaChWQJE/edit?ts=5b683bb1#gid=0">https://docs.google.com/spreadsheets/d/1X0GMkYe1Ulg6feyzyX4N58SaMqQMO49-</text:a><text:a xlink:type="simple" xlink:href="https://docs.google.com/spreadsheets/d/1X0GMkYe1Ulg6feyzyX4N58SaMqQMO49-9hEnaChWQJE/edit?ts=5b683bb1#gid=0">9hEnaChWQJE/edit?ts=5b683bb1#gid=0</text:a></text:p>
      <text:p text:style-name="P289"/>
      <text:p text:style-name="P291"/>
      <text:p text:style-name="P290"/>
      <text:p text:style-name="P232"/>
      <text:p text:style-name="P232">p<text:span text:style-name="T33">i chart<text:tab/></text:span></text:p>
      <text:p text:style-name="P232"><text:a xlink:type="simple" xlink:href="https://canvasjs.com/php-charts/pie-chart/">https://canvasjs.com/php-charts/pie-chart/</text:a></text:p>
      <text:p text:style-name="P235"/>
      <text:p text:style-name="P232"/>
      <text:p text:style-name="P292"/>
      <text:p text:style-name="P123">facebook login</text:p>
      <text:p text:style-name="P309">https://www.studytutorial.in/php-facebook-login-and-integration-in-php-website-tutorial</text:p>
      <text:p text:style-name="P260"/>
      <text:p text:style-name="P259"/>
      <text:p text:style-name="P259"/>
      <text:p text:style-name="P259"/>
      <text:p text:style-name="P259"/>
      <text:p text:style-name="P577">LARAVEL ROUTE FILE FOR WEB</text:p>
      <text:p text:style-name="P312"/>
      <text:p text:style-name="P312">/* </text:p>
      <text:p text:style-name="P312">|-------------------------------------------------------------------------- </text:p>
      <text:p text:style-name="P312">| Web Routes </text:p>
      <text:p text:style-name="P312">|-------------------------------------------------------------------------- </text:p>
      <text:p text:style-name="P312">| </text:p>
      <text:p text:style-name="P312">| Here is where you can register web routes for your application. These </text:p>
      <text:p text:style-name="P312">| routes are loaded by the RouteServiceProvider within a group which </text:p>
      <text:p text:style-name="P312">| contains the "web" middleware group. Now create something great! </text:p>
      <text:p text:style-name="P312">| </text:p>
      <text:p text:style-name="P312">*/ </text:p>
      <text:p text:style-name="P312">Auth::routes(); </text:p>
      <text:p text:style-name="P312"/>
      <text:p text:style-name="P312">Route::get('/', function () { </text:p>
      <text:p text:style-name="P312"><text:s text:c="4"/>if ((Auth::user()) &amp;&amp; (Auth::user()-&gt;role_id == '1' || Auth::user()-&gt;role_id == '2' <text:s/>|| Auth::user()-&gt;role_id == '3') ) { </text:p>
      <text:p text:style-name="P312"><text:s text:c="7"/>return redirect('admin/home'); </text:p>
      <text:p text:style-name="P312"><text:s text:c="4"/>} else { </text:p>
      <text:p text:style-name="P312"/>
      <text:p text:style-name="P312"><text:s text:c="8"/>return redirect('login'); </text:p>
      <text:p text:style-name="P312"><text:s text:c="4"/>} </text:p>
      <text:p text:style-name="P312">}); </text:p>
      <text:p text:style-name="P312"/>
      <text:p text:style-name="P312"><text:soft-page-break/>Route::group(['middleware' =&gt; 'auth', 'prefix' =&gt; 'admin'], function () { </text:p>
      <text:p text:style-name="P312"><text:s text:c="4"/>Route::get('/home', 'HomeController@index')-&gt;name('home'); </text:p>
      <text:p text:style-name="P312"><text:s text:c="4"/>Route::resource('roles', 'Admin\RolesController'); </text:p>
      <text:p text:style-name="P312"><text:s text:c="4"/>Route::get('settings', 'Admin\SettingController@index'); </text:p>
      <text:p text:style-name="P312"><text:s text:c="4"/>Route::post('settings/update', 'Admin\SettingController@update'); </text:p>
      <text:p text:style-name="P312"><text:s text:c="4"/>Route::get('profile', 'ProfileController@edit'); </text:p>
      <text:p text:style-name="P312"><text:s text:c="4"/>Route::post('profile/update', 'ProfileController@update'); </text:p>
      <text:p text:style-name="P312"><text:s text:c="4"/>Route::resource('users', 'Admin\UsersController'); </text:p>
      <text:p text:style-name="P312"><text:s text:c="4"/>Route::resource('deals', 'Admin\DealsController'); </text:p>
      <text:p text:style-name="P312"><text:s text:c="4"/>Route::resource('settingMaster', 'Admin\SettingMasterController'); </text:p>
      <text:p text:style-name="P446"><text:s/>Route::get('city/delete/{id}', 'Backend\Masters\<text:a xlink:type="simple" xlink:href="mailto:CityController@destroy">CityController@destroy</text:a>'); <text:s text:c="3"/>//pass varible &amp; get in argu ment of function</text:p>
      <text:p text:style-name="P312">}); </text:p>
      <text:p text:style-name="P312"/>
      <text:p text:style-name="P312"/>
      <text:p text:style-name="P312">Route::resource('admin/posts', 'Admin\PostsController');</text:p>
      <text:p text:style-name="P312"/>
      <text:p text:style-name="P313">/* Any */ </text:p>
      <text:p text:style-name="P313">// Route::get('/{any}', function () { </text:p>
      <text:p text:style-name="P313">// <text:s text:c="4"/>return redirect('/'); </text:p>
      <text:p text:style-name="P313">// })-&gt;where('any', '.*');</text:p>
      <text:p text:style-name="P259"/>
      <text:p text:style-name="P259"/>
      <text:p text:style-name="P259"/>
      <text:p text:style-name="P314">HERE IS SIMPLE FOR THIS BY ME</text:p>
      <text:p text:style-name="P314"/>
      <text:p text:style-name="P314">// 1) Auth Routes </text:p>
      <text:p text:style-name="P314"/>
      <text:p text:style-name="P314"><text:s text:c="3"/>Auth::routes(); </text:p>
      <text:p text:style-name="P314"/>
      <text:p text:style-name="P314">// 2) / Routes with back </text:p>
      <text:p text:style-name="P314"/>
      <text:p text:style-name="P314">Route::get('/', function () { </text:p>
      <text:p text:style-name="P314"><text:s text:c="4"/>if ((Auth::user()) &amp;&amp; (Auth::user()-&gt;role_id == '1' || Auth::user()-&gt;role_id == '2' <text:s/>|| Auth::user()-&gt;role_id == '3') ) { </text:p>
      <text:p text:style-name="P314"><text:s text:c="7"/>return redirect('admin/home'); </text:p>
      <text:p text:style-name="P314"><text:s text:c="4"/>} else { </text:p>
      <text:p text:style-name="P314"/>
      <text:p text:style-name="P314"><text:s text:c="8"/>return redirect('login'); </text:p>
      <text:p text:style-name="P314"><text:s text:c="4"/>} </text:p>
      <text:p text:style-name="P314">}); </text:p>
      <text:p text:style-name="P314"/>
      <text:p text:style-name="P314">// 3) define redirect <text:span text:style-name="T58">in </text:span>to login controller means after login redirect that routing <text:s/></text:p>
      <text:p text:style-name="P314"/>
      <text:p text:style-name="P314">Route::get('/home', 'HomeController@index')-&gt;name('home'); </text:p>
      <text:p text:style-name="P314"/>
      <text:p text:style-name="P314"/>
      <text:p text:style-name="P314">/* 4) ============================== </text:p>
      <text:p text:style-name="P314"><text:s text:c="2"/>=========ADMIN ROUTES ======== </text:p>
      <text:p text:style-name="P314"><text:s text:c="2"/>============================== */ </text:p>
      <text:p text:style-name="P314"/>
      <text:p text:style-name="P314"/>
      <text:p text:style-name="P314"><text:soft-page-break/></text:p>
      <text:p text:style-name="P314">// //after login route define in login contrller redirect; </text:p>
      <text:p text:style-name="P314"/>
      <text:p text:style-name="P314">Route::group(['prefix' =&gt; 'admin','middleware' =&gt; 'auth'], function () { </text:p>
      <text:p text:style-name="P314"><text:s text:c="4"/>Route::get('/', function(){ </text:p>
      <text:p text:style-name="P314"/>
      <text:p text:style-name="P314"><text:s text:c="8"/>return redirect('login'); </text:p>
      <text:p text:style-name="P314"><text:s text:c="4"/>}); </text:p>
      <text:p text:style-name="P314"><text:s text:c="4"/>Route::resource('admin/roles', 'Admin\\RolesController'); </text:p>
      <text:p text:style-name="P314">}); </text:p>
      <text:p text:style-name="P314"/>
      <text:p text:style-name="P259"/>
      <text:p text:style-name="P259">// <text:span text:style-name="T58">6) for logout</text:span></text:p>
      <text:p text:style-name="P319">Route::get('/logout', '\App\Http\Controllers\Auth\<text:a xlink:type="simple" xlink:href="mailto:LoginController@logout">LoginController@logout</text:a>');</text:p>
      <text:p text:style-name="P319"/>
      <text:p text:style-name="P319"/>
      <text:p text:style-name="P259"/>
      <text:p text:style-name="P319">1) if you are using the auth scaffold that laravel contains. You can do this, in your navigation bar add this:</text:p>
      <text:p text:style-name="P319"/>
      <text:p text:style-name="P319">&lt;a href="{{ url('/logout') }}"&gt; logout &lt;/a&gt;</text:p>
      <text:p text:style-name="P319"/>
      <text:p text:style-name="P542"><text:span text:style-name="T109">see</text:span> : </text:p>
      <text:p text:style-name="P542">https://stackoverflow.com/questions/43585416/how-to-logout-and-redirect-to-login-page-using-laravel-5-4</text:p>
      <text:p text:style-name="P259"/>
      <text:p text:style-name="P259"/>
      <text:p text:style-name="P560">J query valiation </text:p>
      <text:p text:style-name="P322"><text:line-break/><text:line-break/>1) by custome msg</text:p>
      <text:p text:style-name="P320"><text:s/>https://www.sitepoint.com/basic-jquery-form-validation-tutorial/</text:p>
      <text:p text:style-name="P259"/>
      <text:p text:style-name="P321">2) by validate <text:s text:c="4"/><text:span text:style-name="T59">from Ref : </text:span><text:a xlink:type="simple" xlink:href="https://jqueryvalidation.org/email-method/"><text:span text:style-name="T59">https://jqueryvalidation.org/email-method/</text:span></text:a></text:p>
      <text:p text:style-name="P321"/>
      <text:p text:style-name="P324"><text:s text:c="53"/>2.A)</text:p>
      <text:p text:style-name="P324">put j query </text:p>
      <text:p text:style-name="P324">&lt;script src="<text:a xlink:type="simple" xlink:href="https://code.jquery.com/jquery-1.11.1.min.js">https://code.jquery.com/jquery-1.11.1.min.js</text:a>"&gt;&lt;/script&gt; <text:s/>//not require </text:p>
      <text:p text:style-name="P324">&lt;script src="https://cdn.jsdelivr.net/jquery.validation/1.16.0/jquery.validate.min.js"&gt;&lt;/script&gt;</text:p>
      <text:p text:style-name="P324">&lt;script src="<text:a xlink:type="simple" xlink:href="https://cdn.jsdelivr.net/jquery.validation/1.16.0/additional-methods.min.js">https://cdn.jsdelivr.net/jquery.validation/1.16.0/additional-methods.min.js</text:a>"&gt;&lt;/script&gt;</text:p>
      <text:p text:style-name="P324"/>
      <text:p text:style-name="P259"/>
      <text:p text:style-name="P259"><text:s text:c="50"/><text:span text:style-name="T59">2.B)</text:span></text:p>
      <text:p text:style-name="P259"/>
      <text:p text:style-name="P325">in input type put class required</text:p>
      <text:p text:style-name="P325"><text:s text:c="51"/>2.C)</text:p>
      <text:p text:style-name="P325"/>
      <text:p text:style-name="P326">$(document).ready(function(){</text:p>
      <text:p text:style-name="P326"><text:s text:c="4"/>$(".submit_button").click(function(){</text:p>
      <text:p text:style-name="P326"><text:s text:c="8"/>$( "#myform" ).validate();</text:p>
      <text:p text:style-name="P326"><text:s text:c="4"/>});</text:p>
      <text:p text:style-name="P326">});</text:p>
      <text:p text:style-name="P259"><text:soft-page-break/></text:p>
      <text:p text:style-name="P259"/>
      <text:p text:style-name="P259"/>
      <text:p text:style-name="P259"/>
      <text:p text:style-name="P33">ckeditor</text:p>
      <text:p text:style-name="P329"/>
      <text:p text:style-name="P329">https://cdn.ckeditor.com/</text:p>
      <text:p text:style-name="P259"/>
      <text:p text:style-name="P34">Select2</text:p>
      <text:p text:style-name="P330"/>
      <text:p text:style-name="P330"><text:a xlink:type="simple" xlink:href="https://select2.org/getting-started/installation">https://select2.org/getting-started/installation</text:a></text:p>
      <text:p text:style-name="P330"/>
      <text:p text:style-name="P330"><text:a xlink:type="simple" xlink:href="https://select2.org/getting-started/basic-usage">https://select2.org/getting-started/basic-usage</text:a><text:tab/></text:p>
      <text:p text:style-name="P259"/>
      <text:p text:style-name="P343"><text:span text:style-name="T61">Serverside ajax paggination</text:span> <text:line-break/><text:line-break/>http://refreshmymind.com/datatables-dom-php-ajax-mysql-datasources/</text:p>
      <text:p text:style-name="P259"/>
      <text:p text:style-name="P259"/>
      <text:p text:style-name="P561">caroluser <text:span text:style-name="T60">or slider</text:span></text:p>
      <text:p text:style-name="P323">owl </text:p>
      <text:p text:style-name="P323"/>
      <text:p text:style-name="P327">https://owlcarousel2.github.io/OwlCarousel2/demos/basic.html</text:p>
      <text:p text:style-name="P259"/>
      <text:p text:style-name="P37">Click <text:s/>to full screen</text:p>
      <text:p text:style-name="P332"/>
      <text:p text:style-name="P333"><text:a xlink:type="simple" xlink:href="https://stackoverflow.com/questions/7179535/set-window-to-fullscreen-real-fullscreen-f11-functionality-by-javascript">https://stackoverflow.com/questions/7179535/set-window-to-fullscreen-real-fullscreen-f11-functionality-by-javascript</text:a></text:p>
      <text:p text:style-name="P333"/>
      <text:p text:style-name="P562">Preview Selected Image before upload using Jquery</text:p>
      <text:p text:style-name="P352"/>
      <text:p text:style-name="P352"><text:a xlink:type="simple" xlink:href="http://phpwebschool.com/preview-selected-image-upload-using-jquery/">http://phpwebschool.com/preview-selected-image-upload-using-jquery/</text:a></text:p>
      <text:p text:style-name="P543"><text:a xlink:type="simple" xlink:href="https://stackoverflow.com/questions/4459379/preview-an-image-before-it-is-uploaded">https://stackoverflow.com/questions/4459379/preview-an-image-before-it-is-uploaded</text:a></text:p>
      <text:p text:style-name="P543"/>
      <text:p text:style-name="P259"/>
      <text:p text:style-name="P122">Angular cli 6</text:p>
      <text:p text:style-name="P122"/>
      <text:p text:style-name="P575">install node &amp; npm</text:p>
      <text:p text:style-name="P575">https://askubuntu.com/questions/501485/having-trouble-to-find-the-node-in-ubuntu-14-04-after-installing</text:p>
      <text:p text:style-name="P279"/>
      <text:p text:style-name="P279"><text:a xlink:type="simple" xlink:href="https://www.techiediaries.com/angular-tutorial/">https://www.techiediaries.com/angular-tutorial/</text:a></text:p>
      <text:p text:style-name="P279"/>
      <text:p text:style-name="P279"><text:a xlink:type="simple" xlink:href="https://coursetro.com/posts/code/154/Angular-6-Tutorial---Learn-Angular-6-in-this-Crash-Course">https://coursetro.com/posts/code/154/Angular-6-Tutorial---Learn-Angular-6-in-this-Crash-Course</text:a></text:p>
      <text:p text:style-name="P279"/>
      <text:p text:style-name="P470">curd in angular</text:p>
      <text:p text:style-name="P470"><text:a xlink:type="simple" xlink:href="https://www.devglan.com/angular/angular-6-example">https://www.devglan.com/angular/angular-6-example</text:a></text:p>
      <text:p text:style-name="P470"/>
      <text:p text:style-name="P470"/>
      <text:p text:style-name="P284">https://www.concretepage.com/angular/angular-httpclient-post</text:p>
      <text:p text:style-name="P259"/>
      <text:p text:style-name="P259"/>
      <text:p text:style-name="P285"><text:soft-page-break/>Angualr Material </text:p>
      <text:p text:style-name="P285"/>
      <text:p text:style-name="P285">https://www.angularjswiki.com/angular/angular-material-2-tutorial-with-examples/</text:p>
      <text:p text:style-name="P285"><text:a xlink:type="simple" xlink:href="https://material.angular.io/guide/getting-started">https://material.angular.io/guide/getting-started</text:a></text:p>
      <text:p text:style-name="P285"/>
      <text:p text:style-name="P285"/>
      <text:p text:style-name="P472">rxjs</text:p>
      <text:p text:style-name="P472"><text:a xlink:type="simple" xlink:href="https://www.devglan.com/javascript/rxjs-tutorial">https://www.devglan.com/javascript/rxjs-tutorial</text:a></text:p>
      <text:p text:style-name="P472"/>
      <text:p text:style-name="P285"/>
      <text:p text:style-name="P563">CRON-JOB TESTER <text:span text:style-name="T107">Tool</text:span></text:p>
      <text:p text:style-name="P353">https://cron-job.org/en/members/jobs/</text:p>
      <text:p text:style-name="P353"><text:a xlink:type="simple" xlink:href="mailto:rupesh@xhtmljunkies.com">rupesh@xhtmljunkies.com</text:a></text:p>
      <text:p text:style-name="P353">123456789</text:p>
      <text:p text:style-name="P353"/>
      <text:p text:style-name="P42"/>
      <text:p text:style-name="P42"/>
      <text:p text:style-name="P55">Pushnotification tester tool</text:p>
      <text:p text:style-name="P86">http://pushtry.com/</text:p>
      <text:p text:style-name="P42"/>
      <text:p text:style-name="P56">android params to postman params google chrome extension tool</text:p>
      <text:p text:style-name="P87">https://chrome.google.com/webstore/detail/convert-string-to-paramet/bcelnfiehfdaeaoabkmpfkjkloeijjhe</text:p>
      <text:p text:style-name="P88"/>
      <text:p text:style-name="P42">Date</text:p>
      <text:p text:style-name="P408"><text:s/></text:p>
      <text:p text:style-name="P408"><text:a xlink:type="simple" xlink:href="https://www.guru99.com/php-date-functions.html">https://www.guru99.com/php-date-functions.html</text:a></text:p>
      <text:p text:style-name="P408"/>
      <text:p text:style-name="P282">echo date('Y-m-d H:i:s', strtotime('+2 months'));</text:p>
      <text:p text:style-name="P259"/>
      <text:p text:style-name="P259"/>
      <text:p text:style-name="P334"/>
      <text:p text:style-name="P307"/>
      <text:p text:style-name="P306"/>
      <text:p text:style-name="P304"/>
      <text:p text:style-name="P304">!<text:span text:style-name="T55">0{mz1Z!zH[.</text:span></text:p>
      <text:p text:style-name="P304"/>
      <text:p text:style-name="P335"/>
      <text:p text:style-name="P335"/>
      <text:p text:style-name="P359">CI Query</text:p>
      <text:p text:style-name="P359">http://www.bsourcecode.com/codeigniter/codeigniter-select-query/</text:p>
      <text:p text:style-name="P335"/>
      <text:p text:style-name="P348">FIND_IN_SET</text:p>
      <text:p text:style-name="P360"/>
      <text:p text:style-name="P361">A.for join </text:p>
      <text:p text:style-name="P360">https://stackoverflow.com/questions/19101550/mysql-join-two-tables-with-comma-separated-values</text:p>
      <text:p text:style-name="P335"/>
      <text:p text:style-name="P361">B. slect query</text:p>
      <text:p text:style-name="P361"/>
      <text:p text:style-name="P361">here 2 is a userid as dynamic</text:p>
      <text:p text:style-name="P361">SELECT id,dept_name,userid from department where FIND_IN_SET(2,userid)</text:p>
      <text:p text:style-name="P361"><text:soft-page-break/></text:p>
      <text:p text:style-name="P362">https://makitweb.com/search-value-within-comma-separated-values-mysql/</text:p>
      <text:p text:style-name="P335"/>
      <text:p text:style-name="P346">F<text:span text:style-name="T62">ACEBOOK</text:span></text:p>
      <text:p text:style-name="P337"><text:line-break/><text:line-break/><text:a xlink:type="simple" xlink:href="mailto:rupesh@xhtmljunkies.com">rupesh@xhtmljunkies.com</text:a></text:p>
      <text:p text:style-name="P336">9510878150</text:p>
      <text:p text:style-name="P336"/>
      <text:p text:style-name="P336">APP ID: 314327549356659</text:p>
      <text:p text:style-name="P336"/>
      <text:p text:style-name="P338">APP ID: 511778249288606 <text:s text:c="4"/>aitltest</text:p>
      <text:p text:style-name="P338"/>
      <text:p text:style-name="P339">seceret : 8711ed18d2b575e9cc73bbc4ece16b23</text:p>
      <text:p text:style-name="P339"/>
      <text:p text:style-name="P340">client token : 4a0f784316d4c5bd07d2499ea675a965</text:p>
      <text:p text:style-name="P340"/>
      <text:p text:style-name="P340"/>
      <text:p text:style-name="P341">EAAHRdajAq54BAG504PdIBckkd0CESBoAzMUQuhHwqzYm6P9DN8VNZAbZA0H3FYU9PCQIJqsZA2N2nUp2j9w33k40qVMb3cT9lULeowXcf9E9ax5nyFEYBiJUfcO5Fzvrscoau69Vox1c5WjmvLuK7X42uh2ZBz0Qfbt8XLtSFH8ZAtxSZBuXGP</text:p>
      <text:p text:style-name="P341"/>
      <text:p text:style-name="P341"/>
      <text:p text:style-name="P344"/>
      <text:p text:style-name="P341"/>
      <text:p text:style-name="P38">To Generate Never Expire token in Fb</text:p>
      <text:p text:style-name="P342"/>
      <text:list xml:id="list6512467662432026136" text:style-name="L1">
        <text:list-item>
          <text:p text:style-name="P578">To integrate facebook, go to https://developers.facebook.com/.</text:p>
          <text:p text:style-name="P578"/>
        </text:list-item>
        <text:list-item>
          <text:p text:style-name="P578">From the My Apps dropdown, create the new app(if it is not created), after that go to settings, you will get the facebook app id and secret.</text:p>
          <text:p text:style-name="P578"/>
        </text:list-item>
        <text:list-item>
          <text:p text:style-name="P578">Now go to https://developers.facebook.com/tools/explorer/ and select your app.</text:p>
          <text:p text:style-name="P578"/>
        </text:list-item>
        <text:list-item>
          <text:p text:style-name="P578">Select "Get User Access Token" from dropdown (right of access token field) and select all permissions which is related to page access.</text:p>
        </text:list-item>
      </text:list>
      <text:p text:style-name="P342"/>
      <text:list xml:id="list175223709604675" text:continue-numbering="true" text:style-name="L1">
        <text:list-item>
          <text:p text:style-name="P578">Copy user access token and go to https://developers.facebook.com/tools/debug/accesstoken</text:p>
        </text:list-item>
      </text:list>
      <text:p text:style-name="P342"/>
      <text:list xml:id="list175223518214761" text:continue-numbering="true" text:style-name="L1">
        <text:list-item>
          <text:p text:style-name="P578">Paste copied token and press "Debug".</text:p>
        </text:list-item>
      </text:list>
      <text:p text:style-name="P342"/>
      <text:list xml:id="list175223160905357" text:continue-numbering="true" text:style-name="L1">
        <text:list-item>
          <text:p text:style-name="P578">Press "Extend Access Token" and copy the generated long-lived user access token.</text:p>
        </text:list-item>
      </text:list>
      <text:p text:style-name="P342"/>
      <text:list xml:id="list175223255655131" text:continue-numbering="true" text:style-name="L1">
        <text:list-item>
          <text:p text:style-name="P578">Now go to Graph API Explorer, Paste copied token into the "Access Token" field.</text:p>
        </text:list-item>
      </text:list>
      <text:p text:style-name="P342"/>
      <text:list xml:id="list175223889885859" text:continue-numbering="true" text:style-name="L1">
        <text:list-item>
          <text:p text:style-name="P578">Make a GET request with "PAGE_ID?fields=access_token"</text:p>
        </text:list-item>
      </text:list>
      <text:p text:style-name="P342"/>
      <text:list xml:id="list175223623695798" text:continue-numbering="true" text:style-name="L1">
        <text:list-item>
          <text:p text:style-name="P578">Find the permanent page access token in the response (node "access_token").</text:p>
        </text:list-item>
      </text:list>
      <text:p text:style-name="P342"/>
      <text:list xml:id="list175224207042470" text:continue-numbering="true" text:style-name="L1">
        <text:list-item>
          <text:p text:style-name="P578">Again go to access token debuger and Paste the permanent token and press "Debug" and you will see "Expires" should be "Never".</text:p>
        </text:list-item>
      </text:list>
      <text:p text:style-name="P342"/>
      <text:list xml:id="list175224370021757" text:continue-numbering="true" text:style-name="L1">
        <text:list-item>
          <text:p text:style-name="P578"><text:soft-page-break/>Now use the final access token in the facebook details at website section of Track My Site.</text:p>
          <text:p text:style-name="P578"/>
        </text:list-item>
        <text:list-item>
          <text:p text:style-name="P578">For Facebook Page ID, go to your facebook page and click on about, and you will get Page ID.</text:p>
        </text:list-item>
      </text:list>
      <text:p text:style-name="P342"/>
      <text:p text:style-name="P342"/>
      <text:p text:style-name="P345">Post to Facebook Wall from Website using PHP</text:p>
      <text:p text:style-name="P344"/>
      <text:p text:style-name="P344"><text:a xlink:type="simple" xlink:href="https://www.codexworld.com/post-to-facebook-wall-from-website-php-sdk/">https://www.codexworld.com/post-to-facebook-wall-from-website-php-sdk/</text:a></text:p>
      <text:p text:style-name="P344"/>
      <text:p text:style-name="P347">Display Facebook Albums and Photos on the Website using PHP</text:p>
      <text:p text:style-name="P344"/>
      <text:p text:style-name="P344"><text:a xlink:type="simple" xlink:href="https://www.codexworld.com/display-facebook-albums-photos-on-website-php-graph-api/">https://www.codexworld.com/display-facebook-albums-photos-on-website-php-graph-api/</text:a></text:p>
      <text:p text:style-name="P344"/>
      <text:p text:style-name="P344"/>
      <text:p text:style-name="P344"/>
      <text:p text:style-name="P355">select * from developement_users join development_permision on FIND_IN_SET(development_permision.role_id, developement_users.role_id) &gt; 0</text:p>
      <text:p text:style-name="P355">GROUP <text:s text:c="2"/>BY developement_users.id</text:p>
      <text:p text:style-name="P355"/>
      <text:p text:style-name="P356">(select * from <text:s/><text:span text:style-name="T63">developement_users </text:span>where event_id='1511' and <text:span text:style-name="T63">developement_users .</text:span>id='1') </text:p>
      <text:p text:style-name="P356"/>
      <text:p text:style-name="P356"/>
      <text:p text:style-name="P357"><text:tab/></text:p>
      <text:p text:style-name="P357"/>
      <text:p text:style-name="P357"/>
      <text:p text:style-name="P357"/>
      <text:p text:style-name="P357"/>
      <text:p text:style-name="P564">Codeignitor(ci) <text:s/>paggination</text:p>
      <text:p text:style-name="P363"/>
      <text:p text:style-name="P363">https://makitweb.com/make-pagination-with-codeigniter-framework/</text:p>
      <text:p text:style-name="P357"/>
      <text:p text:style-name="P357"/>
      <text:p text:style-name="P565">form submit by <text:s/>serialize <text:s/>&amp; form data objet</text:p>
      <text:p text:style-name="P364"/>
      <text:p text:style-name="P364">https://www.sanwebe.com/2016/07/ajax-form-submit-examples-using-jquery#post-comments</text:p>
      <text:p text:style-name="P357"/>
      <text:p text:style-name="P404"><text:a xlink:type="simple" xlink:href="https://www.codexworld.com/ajax-file-upload-with-form-data-jquery-php-mysql/">https://www.codexworld.com/ajax-file-upload-with-form-data-jquery-php-mysql/</text:a></text:p>
      <text:p text:style-name="P404"/>
      <text:p text:style-name="P405">$("#imgupload").on("change", function() { </text:p>
      <text:p text:style-name="P405"><text:s text:c="4"/>var file_data = $("#imgupload").prop("files")[0]; <text:s text:c="2"/></text:p>
      <text:p text:style-name="P405"><text:s text:c="4"/>var form_data = new FormData(); </text:p>
      <text:p text:style-name="P405"><text:s text:c="4"/>form_data.append("file", file_data); </text:p>
      <text:p text:style-name="P405"><text:s text:c="4"/>// alert(form_data); </text:p>
      <text:p text:style-name="P405"><text:s text:c="4"/>$.ajax({ </text:p>
      <text:p text:style-name="P405"><text:s text:c="8"/>url: "&lt;?php echo base_url();?&gt;Developmentusers/add_multiple/&lt;?php echo $event_id;?&gt;", </text:p>
      <text:p text:style-name="P405"><text:s text:c="8"/>cache: false, </text:p>
      <text:p text:style-name="P405"><text:s text:c="8"/>contentType: false, </text:p>
      <text:p text:style-name="P405"><text:s text:c="8"/>processData: false, </text:p>
      <text:p text:style-name="P405"><text:s text:c="8"/>data: form_data, <text:s text:c="24"/></text:p>
      <text:p text:style-name="P405"><text:s text:c="8"/>type: 'post', </text:p>
      <text:p text:style-name="P405"><text:s text:c="8"/>dataType: "text", </text:p>
      <text:p text:style-name="P405"><text:soft-page-break/><text:s text:c="8"/>success: function(result){ </text:p>
      <text:p text:style-name="P405"><text:s text:c="11"/></text:p>
      <text:p text:style-name="P405"><text:s text:c="12"/>if(result=="success"){ </text:p>
      <text:p text:style-name="P405"><text:s text:c="16"/>$(".success_alert").show().fadeOut(5000); </text:p>
      <text:p text:style-name="P405"><text:s text:c="17"/>history.go(-1); </text:p>
      <text:p text:style-name="P405"><text:s text:c="12"/>}else if(result=="invalid"){ </text:p>
      <text:p text:style-name="P405"><text:s text:c="17"/>$(".invalid_alert").show().fadeOut(5000); <text:s text:c="2"/></text:p>
      <text:p text:style-name="P405"><text:s text:c="12"/>}else if(result=="not_match"){ </text:p>
      <text:p text:style-name="P405"><text:s text:c="17"/>$(".not_match_alert").show().fadeOut(6000); <text:s text:c="2"/></text:p>
      <text:p text:style-name="P405"><text:s text:c="12"/>} </text:p>
      <text:p text:style-name="P405"><text:s text:c="12"/>else{ </text:p>
      <text:p text:style-name="P405"><text:s text:c="16"/>$(".error_alert").show().fadeOut(5000); </text:p>
      <text:p text:style-name="P405"><text:s text:c="12"/>} </text:p>
      <text:p text:style-name="P405"><text:s text:c="12"/></text:p>
      <text:p text:style-name="P405"/>
      <text:p text:style-name="P405"><text:s text:c="8"/>} </text:p>
      <text:p text:style-name="P405"><text:s text:c="4"/>}); </text:p>
      <text:p text:style-name="P405">});</text:p>
      <text:p text:style-name="P357"/>
      <text:p text:style-name="P566">datepicker , time picker &amp; date rangepicker</text:p>
      <text:p text:style-name="P365"/>
      <text:p text:style-name="P365"><text:a xlink:type="simple" xlink:href="https://tarruda.github.io/bootstrap-datetimepicker/">https://tarruda.github.io/bootstrap-datetimepicker/</text:a></text:p>
      <text:p text:style-name="P365"/>
      <text:p text:style-name="P365"><text:a xlink:type="simple" xlink:href="http://www.daterangepicker.com/#examples">http://www.daterangepicker.com/#examples</text:a> <text:s text:c="13"/>daterange picker</text:p>
      <text:p text:style-name="P365"/>
      <text:p text:style-name="P567">checkbox &amp; for radio box checked or not </text:p>
      <text:p text:style-name="P366"/>
      <text:p text:style-name="P366">https://www.tutorialrepublic.com/faq/how-to-check-a-checkbox-is-checked-or-not-using-jquery.php</text:p>
      <text:p text:style-name="P357"/>
      <text:p text:style-name="P43">multiple row delete by checkbox</text:p>
      <text:p text:style-name="P410"/>
      <text:p text:style-name="P410"><text:a xlink:type="simple" xlink:href="https://itsolutionstuff.com/post/how-to-delete-multiple-rows-using-checkbox-in-codeigniter-3example.html">https://itsolutionstuff.com/post/how-to-delete-multiple-rows-using-checkbox-in-codeigniter-3example.html</text:a></text:p>
      <text:p text:style-name="P410"/>
      <text:p text:style-name="P357"/>
      <text:p text:style-name="P568">Uplaod Image &amp; crop</text:p>
      <text:p text:style-name="P369"/>
      <text:p text:style-name="P369">https://www.webslesson.info/2018/03/image-crop-and-upload-using-jquery-with-php-ajax.html</text:p>
      <text:p text:style-name="P357"/>
      <text:p text:style-name="P357"/>
      <text:p text:style-name="P569">upload csv with validation</text:p>
      <text:p text:style-name="P370"/>
      <text:p text:style-name="P370">https://www.codexworld.com/import-csv-file-data-into-mysql-database-php/</text:p>
      <text:p text:style-name="P370"><text:s/></text:p>
      <text:p text:style-name="P571">calender</text:p>
      <text:p text:style-name="P411"/>
      <text:p text:style-name="P411"><text:a xlink:type="simple" xlink:href="https://itsolutionstuff.com/post/codeigniter-fullcalendar-exampleexample.html">https://itsolutionstuff.com/post/codeigniter-fullcalendar-exampleexample.html</text:a></text:p>
      <text:p text:style-name="P411"/>
      <text:p text:style-name="P572">qr code scaneer</text:p>
      <text:p text:style-name="P412"><text:a xlink:type="simple" xlink:href="https://itsolutionstuff.com/post/jquery-html5-qr-code-scanner-using-instascan-js-exampleexample.html">https://itsolutionstuff.com/post/jquery-html5-qr-code-scanner-using-instascan-js-exampleexample.html</text:a></text:p>
      <text:p text:style-name="P412"/>
      <text:p text:style-name="P44"><text:soft-page-break/>Laravel 5.7 - Google Recaptcha Code with Validation</text:p>
      <text:p text:style-name="P413"/>
      <text:p text:style-name="P413">https://itsolutionstuff.com/post/laravel-57-google-recaptcha-code-with-validationexample.html</text:p>
      <text:p text:style-name="P357"/>
      <text:p text:style-name="P349">absolute path </text:p>
      <text:p text:style-name="P367"><text:s/>echo dirname ( __FILE__ ); exit();</text:p>
      <text:p text:style-name="P357"/>
      <text:p text:style-name="P358"><text:s/><text:span text:style-name="T64">echo $_SERVER['DOCUMENT_ROOT']; exit(); <text:s text:c="13"/>/home/alltest/public_html</text:span></text:p>
      <text:p text:style-name="P368"><text:s text:c="2"/>echo $_SERVER['HTTP_HOST']; <text:s text:c="35"/>test.allintehloop.net</text:p>
      <text:p text:style-name="P368">echo $_SERVER['SERVER_NAME']; <text:s text:c="30"/>test.allintehloop.net</text:p>
      <text:p text:style-name="P357"/>
      <text:p text:style-name="P350">currecy convertor in php<text:tab/></text:p>
      <text:p text:style-name="P374"/>
      <text:p text:style-name="P374">function convertCurrency1($amount, $from, $to){ </text:p>
      <text:p text:style-name="P374"><text:s text:c="2"/>$conv_id = "{$from}_{$to}"; </text:p>
      <text:p text:style-name="P374"><text:s text:c="2"/>$string = file_get_contents("http://free.currencyconverterapi.com/api/v3/convert?q=$conv_id&amp;compact=ultra"); </text:p>
      <text:p text:style-name="P374"><text:s text:c="2"/>$json_a = json_decode($string, true); </text:p>
      <text:p text:style-name="P374"/>
      <text:p text:style-name="P374"><text:s text:c="2"/>return $amount * round($json_a[$conv_id], 4); </text:p>
      <text:p text:style-name="P374">}</text:p>
      <text:p text:style-name="P371"/>
      <text:p text:style-name="P440">or use this url </text:p>
      <text:p text:style-name="P440">https://api.ofx.com/PublicSite.ApiService/OFX/spotrate/Individual/<text:span text:style-name="T6">USD/INR/10</text:span>?format=json</text:p>
      <text:p text:style-name="P372"/>
      <text:p text:style-name="P372"/>
      <text:p text:style-name="P372"/>
      <text:p text:style-name="P570">for local installtion of composer</text:p>
      <text:p text:style-name="P376"/>
      <text:p text:style-name="P376">cd /go-to-directory</text:p>
      <text:p text:style-name="P376"><text:s/></text:p>
      <text:p text:style-name="P376">composer init</text:p>
      <text:p text:style-name="P376"><text:s/>for create composer.json</text:p>
      <text:p text:style-name="P375"/>
      <text:p text:style-name="P377">composer require "srchea/php-push-web-socket" <text:s text:c="8"/></text:p>
      <text:p text:style-name="P377"><text:s/><text:span text:style-name="T65">composer require command </text:span><text:s text:c="3"/>generate vendor folder <text:span text:style-name="T65">(dependancy)</text:span>&amp; composer.lock file</text:p>
      <text:p text:style-name="P377"/>
      <text:p text:style-name="P378">or</text:p>
      <text:p text:style-name="P378"/>
      <text:p text:style-name="P378">write in composer.josn file </text:p>
      <text:p text:style-name="P378">&amp; then command composer update </text:p>
      <text:p text:style-name="P378"/>
      <text:p text:style-name="P379"/>
      <text:p text:style-name="P380">now dump in autoload file of vendoe folder</text:p>
      <text:p text:style-name="P380"/>
      <text:p text:style-name="P382">command <text:s/><text:span text:style-name="T68">“composer dump-autoload” </text:span></text:p>
      <text:p text:style-name="P380"/>
      <text:p text:style-name="P380">&amp; now u can use in your file where its require</text:p>
      <text:p text:style-name="P380"/>
      <text:p text:style-name="P380">in laravel : <text:s/>use pusher\pusher;</text:p>
      <text:p text:style-name="P380">in ci or core : <text:s/>require __DIR__ . '/vendor/autoload.php'; <text:s text:c="2"/><text:span text:style-name="T67">or</text:span></text:p>
      <text:p text:style-name="P381"><text:s text:c="23"/><text:span text:style-name="T66">require_once 'vendor/autoload.php'</text:span></text:p>
      <text:p text:style-name="P381"><text:soft-page-break/></text:p>
      <text:p text:style-name="P425">NOTE: if composer.json in folder but when u run composer require command &amp; getting error then put vendor folder in this folder (copy vendor folder from other) &amp; from terminal run composer update &amp; <text:s/><text:span text:style-name="T68">composer dump-autoload. </text:span>&amp; call autoload files from vendor folder where u have require</text:p>
      <text:p text:style-name="P381"/>
      <text:p text:style-name="P381"/>
      <text:p text:style-name="P384">composer basic Read</text:p>
      <text:p text:style-name="P384">https://www.hostinger.in/tutorials/how-to-install-composer#gref</text:p>
      <text:p text:style-name="P381"/>
      <text:p text:style-name="P381"/>
      <text:p text:style-name="P351">WEB SOCKET</text:p>
      <text:p text:style-name="P381"/>
      <text:p text:style-name="P393">NOTE: DEMO ON MY GIT</text:p>
      <text:p text:style-name="P393"/>
      <text:p text:style-name="P383"><text:a xlink:type="simple" xlink:href="https://github.com/srchea/PHP-Push-WebSocket/">https://github.com/srchea/PHP-Push-WebSocket/</text:a></text:p>
      <text:p text:style-name="P383"/>
      <text:p text:style-name="P383"><text:a xlink:type="simple" xlink:href="http://srchea.com/build-a-real-time-application-using-html5-websockets">http://srchea.com/build-a-real-time-application-using-html5-websockets</text:a></text:p>
      <text:p text:style-name="P383"/>
      <text:p text:style-name="P385">1) locally install composer by above instruction</text:p>
      <text:p text:style-name="P385">2) <text:s/>folowing command of composer require <text:s/>from</text:p>
      <text:p text:style-name="P385"><text:s/><text:a xlink:type="simple" xlink:href="https://github.com/srchea/PHP-Push-WebSocket/"><text:span text:style-name="T69">https://github.com/srchea/PHP-Push-WebSocket/</text:span></text:a></text:p>
      <text:p text:style-name="P385"/>
      <text:p text:style-name="P385"><text:s/><text:span text:style-name="T73">OR Follwing</text:span></text:p>
      <text:p text:style-name="P385"/>
      <text:p text:style-name="P394">Installation with Composer</text:p>
      <text:p text:style-name="P394">To install the latest stable version: composer require "srchea/php-push-web-socket"</text:p>
      <text:p text:style-name="P394"/>
      <text:p text:style-name="P394">Usage</text:p>
      <text:p text:style-name="P394">run a server instance: “php websocket_server.php”. <text:s text:c="7"/><text:span text:style-name="T74">(</text:span> Write in terminal <text:span text:style-name="T74">)</text:span></text:p>
      <text:p text:style-name="P395">Open websocket_client.html in a browser over HTTP protocol. </text:p>
      <text:p text:style-name="P395"><text:s/><text:span text:style-name="T74">(open thi file from browser like localhost/proj-foldername/</text:span>websocket_client.html<text:span text:style-name="T74">)</text:span></text:p>
      <text:p text:style-name="P385"/>
      <text:p text:style-name="P385"/>
      <text:p text:style-name="P385"/>
      <text:p text:style-name="P386">3) <text:span text:style-name="T70">now extract PHP-Push-WebSocket-master.zip <text:s/>&amp; <text:s/>one step out the files from PHP-Push-WebSocket-master</text:span></text:p>
      <text:p text:style-name="P387">4) now for demo use my github</text:p>
      <text:p text:style-name="P387"/>
      <text:p text:style-name="P387">5) for implemting on project</text:p>
      <text:p text:style-name="P387"/>
      <text:p text:style-name="P387"><text:s/>websocket_server.php <text:s text:c="2"/>code imlement at serverside where insert or any action perform means at controller side</text:p>
      <text:p text:style-name="P387"><text:s/></text:p>
      <text:p text:style-name="P387">websocket_client.html or websocket_client.2html <text:s/>both files are most similar</text:p>
      <text:p text:style-name="P387">so js code of this file implement at client side means i views file where u have to require live or real time action perform &amp; data manage by j query javascript.</text:p>
      <text:p text:style-name="P387"/>
      <text:p text:style-name="P390">Remember one important thing is that </text:p>
      <text:p text:style-name="P390"/>
      <text:p text:style-name="P390">websocket is use for send msg from server to client &amp; vice-versa.</text:p>
      <text:p text:style-name="P390"/>
      <text:p text:style-name="P390">When server send any data then in view file (<text:span text:style-name="T70">websocket_client.html</text:span>) recieving data on </text:p>
      <text:p text:style-name="P390"><text:soft-page-break/></text:p>
      <text:p text:style-name="P390">ws.onmessage = function(msg) { </text:p>
      <text:p text:style-name="P390"><text:tab/><text:tab/><text:tab/> </text:p>
      <text:p text:style-name="P390"><text:tab/><text:tab/><text:tab/>write('Server says: '+msg.data); </text:p>
      <text:p text:style-name="P390"><text:tab/><text:tab/>};</text:p>
      <text:p text:style-name="P390"/>
      <text:p text:style-name="P390"/>
      <text:p text:style-name="P390">when client <text:s/>have require to send any data to server then use <text:span text:style-name="T71">in view file <text:s/>(see demo)</text:span></text:p>
      <text:p text:style-name="P390"/>
      <text:p text:style-name="P390">websocket.send(JSON.stringify(messageJSON)); <text:s text:c="11"/>// means <text:s/>ws.send method</text:p>
      <text:p text:style-name="P390"/>
      <text:p text:style-name="P390">here websocket /ws is object that u definde wtherver name <text:s/>at ws = new WebSocket(url);</text:p>
      <text:p text:style-name="P390"/>
      <text:p text:style-name="P391">Now,</text:p>
      <text:p text:style-name="P391"><text:s text:c="9"/>receiving data that send client to server <text:s/>in </text:p>
      <text:p text:style-name="P388"><text:span text:style-name="T72">PushWebSocket/Server.php</text:span> <text:s text:c="3"/><text:span text:style-name="T72">file action method.</text:span></text:p>
      <text:p text:style-name="P388"/>
      <text:p text:style-name="P391">private function action($client, $action) { </text:p>
      <text:p text:style-name="P391"><text:tab/><text:tab/>$action = $this-&gt;unmask($action); </text:p>
      <text:p text:style-name="P391"><text:tab/><text:tab/>$this-&gt;console("Performing action: ".$action); </text:p>
      <text:p text:style-name="P391"><text:tab/><text:tab/>if($action == "exit" || $action == "quit") { </text:p>
      <text:p text:style-name="P391"><text:tab/><text:tab/><text:tab/>$this-&gt;console("Killing a child process"); </text:p>
      <text:p text:style-name="P391"><text:tab/><text:tab/><text:tab/>posix_kill($client-&gt;getPid(), SIGTERM); </text:p>
      <text:p text:style-name="P391"><text:tab/><text:tab/><text:tab/>$this-&gt;console("Process {$client-&gt;getPid()} is killed!"); </text:p>
      <text:p text:style-name="P391"><text:tab/><text:tab/>} </text:p>
      <text:p text:style-name="P392"><text:tab/>}</text:p>
      <text:p text:style-name="P389"/>
      <text:p text:style-name="P399">NOW,<text:tab/></text:p>
      <text:p text:style-name="P389"><text:s text:c="3"/><text:span text:style-name="T75">pushing data from server to client <text:s text:c="4"/>by passing argument <text:s/>into run method.</text:span> <text:s text:c="2"/></text:p>
      <text:p text:style-name="P388"><text:s/></text:p>
      <text:p text:style-name="P388"><text:s text:c="2"/></text:p>
      <text:p text:style-name="P398">In short </text:p>
      <text:p text:style-name="P397">download from my git</text:p>
      <text:p text:style-name="P397">put in htdocs</text:p>
      <text:p text:style-name="P397">give permision</text:p>
      <text:p text:style-name="P397">teminal command run</text:p>
      <text:p text:style-name="P397">open in brwoser <text:s/>.html file</text:p>
      <text:p text:style-name="P397"/>
      <text:p text:style-name="P397">for debug</text:p>
      <text:p text:style-name="P397"><text:s text:c="3"/>-console -&gt; ntwork -&gt; ws</text:p>
      <text:p text:style-name="P397"><text:s text:c="3"/>headers &amp; frames <text:s text:c="2"/></text:p>
      <text:p text:style-name="P397"><text:s text:c="2"/>in frames u can find server&lt;=&gt;client send/recived data. &amp; connection info</text:p>
      <text:p text:style-name="P397"><text:s text:c="2"/></text:p>
      <text:p text:style-name="P396"/>
      <text:p text:style-name="P39">Paypal + braintee link</text:p>
      <text:p text:style-name="P400"/>
      <text:p text:style-name="P400"><text:a xlink:type="simple" xlink:href="https://developers.braintreepayments.com/guides/paypal/testing-go-live/php">https://developers.braintreepayments.com/guides/paypal/testing-go-live/php</text:a></text:p>
      <text:p text:style-name="P400"/>
      <text:p text:style-name="P401"><text:a xlink:type="simple" xlink:href="https://www.9lessons.info/2015/10/payment-system-with-braintree-paypal.html">https://www.9lessons.info/2015/10/payment-system-with-braintree-paypal.html</text:a></text:p>
      <text:p text:style-name="P401"/>
      <text:p text:style-name="P403"><text:a xlink:type="simple" xlink:href="http://www.ilovephp.net/php/simple-braintree-paypal-payment-gateway-integration-in-php-with-demo-examples/">http://www.ilovephp.net/php/simple-braintree-paypal-payment-gateway-integration-in-php-with-demo-examples/</text:a></text:p>
      <text:p text:style-name="P403"><text:soft-page-break/></text:p>
      <text:p text:style-name="P401"/>
      <text:p text:style-name="P40">Stripe</text:p>
      <text:p text:style-name="P402"/>
      <text:p text:style-name="P402">my github</text:p>
      <text:p text:style-name="P402"/>
      <text:p text:style-name="P41">Generate thumb from image</text:p>
      <text:p text:style-name="P406"/>
      <text:p text:style-name="P406"><text:a xlink:type="simple" xlink:href="https://webcheatsheet.com/php/create_thumbnail_images.php">https://webcheatsheet.com/php/create_thumbnail_images.php</text:a></text:p>
      <text:p text:style-name="P406"/>
      <text:p text:style-name="P406"/>
      <text:p text:style-name="P396"/>
      <text:p text:style-name="P407">$('#element option[value="no"]').attr("selected", "selected");</text:p>
      <text:p text:style-name="P407"/>
      <text:p text:style-name="P407"/>
      <text:p text:style-name="P45">studio t3 installation</text:p>
      <text:p text:style-name="P415"/>
      <text:p text:style-name="P415">cd ~/Downloads</text:p>
      <text:p text:style-name="P415">wget https://download.studio3t.com/studio-3t/linux/2018.1.0/studio-3t-linux-x64.tar.gz</text:p>
      <text:p text:style-name="P415">tar -xzf studio-3t-linux-x64.tar.gz</text:p>
      <text:p text:style-name="P415">sh studio-3t-linux-x64-no-shell.sh</text:p>
      <text:p text:style-name="P407"/>
      <text:p text:style-name="P407"/>
      <text:p text:style-name="P46">AWS <text:s/>EC2 &amp; elastic ip generate &amp; allocate</text:p>
      <text:p text:style-name="P46"/>
      <text:p text:style-name="P416"><text:a xlink:type="simple" xlink:href="https://www.guru99.com/creating-amazon-ec2-instance.html">https://www.guru99.com/creating-amazon-ec2-instance.html</text:a></text:p>
      <text:p text:style-name="P416"/>
      <text:p text:style-name="P416"/>
      <text:p text:style-name="P417">timer</text:p>
      <text:p text:style-name="P417"><text:a xlink:type="simple" xlink:href="https://harshen.github.io/jquery-countdownTimer/">https://harshen.github.io/jquery-countdownTimer/</text:a></text:p>
      <text:p text:style-name="P418">http://navaneeth.me/simple-countdown-timer-using-javascript/#.W88RpnVubaV</text:p>
      <text:p text:style-name="P416"/>
      <text:p text:style-name="P416"/>
      <text:p text:style-name="P47">VPN</text:p>
      <text:p text:style-name="P419"/>
      <text:p text:style-name="P419">1) add google chrome extension of <text:s/>windscribe</text:p>
      <text:p text:style-name="P419">2) signup</text:p>
      <text:p text:style-name="P419">3) login <text:s/>by <text:s/>username: rupeshelsner <text:s/>password;rupeshelsner</text:p>
      <text:p text:style-name="P419">4) then <text:s/>from extension change the country</text:p>
      <text:p text:style-name="P419">5) open google.com <text:s/>where on this screen u can find country name that means u use vpn .</text:p>
      <text:p text:style-name="P416"/>
      <text:p text:style-name="P48">Forgot pasword with link expire</text:p>
      <text:p text:style-name="P420"/>
      <text:p text:style-name="P420">url ?token=xyz</text:p>
      <text:p text:style-name="P420"/>
      <text:p text:style-name="P420">same token in db and $_SERVER["REQUEST_TIME"] in timestamps field</text:p>
      <text:p text:style-name="P420"/>
      <text:p text:style-name="P420">when click on url from email</text:p>
      <text:p text:style-name="P420">then </text:p>
      <text:p text:style-name="P420"/>
      <text:p text:style-name="P420">first check token is it in db <text:s/>if no then 404</text:p>
      <text:p text:style-name="P420">then check </text:p>
      <text:p text:style-name="P420"><text:soft-page-break/>// 1 day measured in seconds = 60 seconds * 60 minutes * 24 hours=86400</text:p>
      <text:p text:style-name="P420">$delta = 86400;</text:p>
      <text:p text:style-name="P420">if ($_SERVER["REQUEST_TIME"] - $timestampsFromDb &gt; $delta) {</text:p>
      <text:p text:style-name="P420"><text:s/>then link expire</text:p>
      <text:p text:style-name="P420">}else{</text:p>
      <text:p text:style-name="P420"><text:s text:c="2"/>view for email,password,confirm password</text:p>
      <text:p text:style-name="P420">}</text:p>
      <text:p text:style-name="P416"/>
      <text:p text:style-name="P416"/>
      <text:p text:style-name="P420">on submit update new password ,toekn field blank,timestamps field blank</text:p>
      <text:p text:style-name="P416"/>
      <text:p text:style-name="P421">Note : time() is equivalent to <text:span text:style-name="T78">$_SERVER["REQUEST_TIME"]</text:span></text:p>
      <text:p text:style-name="P421"/>
      <text:p text:style-name="P421"/>
      <text:p text:style-name="P421"/>
      <text:p text:style-name="P49"/>
      <text:p text:style-name="P50">Mongo DB install &amp; uninstall</text:p>
      <text:p text:style-name="P422"/>
      <text:p text:style-name="P422"><text:a xlink:type="simple" xlink:href="https://docs.mongodb.com/v3.0/tutorial/install-mongodb-on-ubuntu/">https://docs.mongodb.com/v3.0/tutorial/install-mongodb-on-ubuntu/</text:a></text:p>
      <text:p text:style-name="P422"/>
      <text:p text:style-name="P423">mongo db version : mongod –version</text:p>
      <text:p text:style-name="P423">mongo shell version : mongo -version</text:p>
      <text:p text:style-name="P421"/>
      <text:p text:style-name="P421"/>
      <text:p text:style-name="P373"/>
      <text:p text:style-name="P427"><text:a xlink:type="simple" xlink:href="https://craftpip.github.io/jquery-confirm/#backgrounddismiss">https://craftpip.github.io/jquery-confirm/#backgrounddismiss</text:a></text:p>
      <text:p text:style-name="P427"/>
      <text:p text:style-name="P424"><text:a xlink:type="simple" xlink:href="https://demo.convergepay.com/hosted-payments/transaction-token">https://demo.convergepay.com/hosted-payments/transaction-token</text:a></text:p>
      <text:p text:style-name="P424"/>
      <text:p text:style-name="P429">complete-registration.php</text:p>
      <text:p text:style-name="P429">do-payment</text:p>
      <text:p text:style-name="P426"/>
      <text:p text:style-name="P573"><text:span text:style-name="T79">virtual merchent </text:span>converge credential of mine</text:p>
      <text:p text:style-name="P428"/>
      <text:p text:style-name="P428"/>
      <text:p text:style-name="P428"/>
      <text:p text:style-name="P428"><text:tab/>Login URL</text:p>
      <text:p text:style-name="P428"/>
      <text:p text:style-name="P428"><text:tab/>https://demo.convergepay.com/VirtualMerchantDemo/login.do</text:p>
      <text:p text:style-name="P428"/>
      <text:p text:style-name="P428"><text:tab/>Account ID: 008098</text:p>
      <text:p text:style-name="P428"/>
      <text:p text:style-name="P428"><text:tab/>User ID: 008098</text:p>
      <text:p text:style-name="P428"><text:s text:c="11"/>paaowrd: <text:a xlink:type="simple" xlink:href="mailto:Elsner@php1">Elsner@php1</text:a></text:p>
      <text:p text:style-name="P428"/>
      <text:p text:style-name="P430">//https://github.com/wwwroth/php-converge-api </text:p>
      <text:p text:style-name="P430">// <text:a xlink:type="simple" xlink:href="https://packagist.org/packages/wwwroth/php-converge-api">https://packagist.org/packages/wwwroth/php-converge-api</text:a></text:p>
      <text:p text:style-name="P430"/>
      <text:p text:style-name="P430"/>
      <text:p text:style-name="P430"/>
      <text:p text:style-name="P432"/>
      <text:p text:style-name="P431"/>
      <text:p text:style-name="P51"><text:soft-page-break/>if key same then comma seperated there valu in response</text:p>
      <text:p text:style-name="P52"/>
      <text:p text:style-name="P433">$data=array(); </text:p>
      <text:p text:style-name="P433"><text:s text:c="8"/>foreach ($result as $key =&gt; $value) </text:p>
      <text:p text:style-name="P433"><text:s text:c="8"/>{ </text:p>
      <text:p text:style-name="P433"><text:s text:c="12"/>if(array_key_exists($value['menuname'], $data)) </text:p>
      <text:p text:style-name="P433"><text:s text:c="12"/>{ </text:p>
      <text:p text:style-name="P433"><text:s text:c="16"/>$data[$value['menuname']]= $data[$value['menuname']].",".$value['functinality_name']; </text:p>
      <text:p text:style-name="P433"><text:s text:c="17"/>// $data[$value['menuname']]['menuurl']=$value['menuurl']; </text:p>
      <text:p text:style-name="P433"><text:s text:c="12"/>} </text:p>
      <text:p text:style-name="P433"><text:s text:c="12"/>else </text:p>
      <text:p text:style-name="P433"><text:s text:c="12"/>{ </text:p>
      <text:p text:style-name="P433"><text:s text:c="16"/>$data[$value['menuname']]=$value['functinality_name']; </text:p>
      <text:p text:style-name="P433"><text:s text:c="16"/>//$data[$value['menuname']]['functionality']=$value['functinality_name']; </text:p>
      <text:p text:style-name="P433"><text:s text:c="16"/>// $data[$value['menuname']]['menuurl']=$value['menuurl']; </text:p>
      <text:p text:style-name="P433"><text:s text:c="12"/>} </text:p>
      <text:p text:style-name="P433"><text:s text:c="8"/>}</text:p>
      <text:p text:style-name="P433"/>
      <text:p text:style-name="P434">encryption</text:p>
      <text:p text:style-name="P434">str_rot13</text:p>
      <text:p text:style-name="P434"/>
      <text:p text:style-name="P434"/>
      <text:p text:style-name="P53">Twillio</text:p>
      <text:p text:style-name="P435"/>
      <text:p text:style-name="P435"><text:a xlink:type="simple" xlink:href="mailto:rupesh@xhtmljunkies.com">rupesh@xhtmljunkies.com</text:a></text:p>
      <text:p text:style-name="P435">12345678901234</text:p>
      <text:p text:style-name="P435"/>
      <text:p text:style-name="P435"/>
      <text:p text:style-name="P54">sublime snippet</text:p>
      <text:p text:style-name="P435"/>
      <text:p text:style-name="P168"><text:a xlink:type="simple" xlink:href="https://itsolutionstuff.com/post/how-to-create-snippets-in-sublime-example.html">https://itsolutionstuff.com/post/how-to-create-snippets-in-sublime-example.html</text:a></text:p>
      <text:p text:style-name="P168"/>
      <text:p text:style-name="P168"/>
      <text:p text:style-name="P182">data load on scroll </text:p>
      <text:p text:style-name="P182"/>
      <text:p text:style-name="P169"><text:a xlink:type="simple" xlink:href="https://itsolutionstuff.com/post/php-codeigniter-ajax-infinite-scroll-pagination-exampleexample.html">https://itsolutionstuff.com/post/php-codeigniter-ajax-infinite-scroll-pagination-exampleexample.html</text:a></text:p>
      <text:p text:style-name="P169"/>
      <text:p text:style-name="P183">error_reporting</text:p>
      <text:p text:style-name="P171"/>
      <text:p text:style-name="P170">ini_set('display_errors', 1); </text:p>
      <text:p text:style-name="P170">error_reporting(E_ALL);</text:p>
      <text:p text:style-name="P169"/>
      <text:p text:style-name="P169"/>
      <text:p text:style-name="P169"/>
      <text:p text:style-name="P184">Laravel serverside ajax paggination</text:p>
      <text:p text:style-name="P172"/>
      <text:p text:style-name="P172">Ref Url: <text:a xlink:type="simple" xlink:href="https://appdividend.com/2018/04/16/laravel-datatables-tutorial-with-example/">https://appdividend.com/2018/04/16/laravel-datatables-tutorial-with-example/</text:a></text:p>
      <text:p text:style-name="P173"><text:s text:c="14"/><text:span text:style-name="T81">https://packagist.org/packages/yajra/laravel-datatables-oracle</text:span></text:p>
      <text:p text:style-name="P173"><text:s text:c="14"/><text:span text:style-name="T81">http://yajrabox.com/docs/laravel-datatables/master/add-column</text:span></text:p>
      <text:p text:style-name="P172"/>
      <text:p text:style-name="P172">1. go to proj directory &amp; 'composer require yajra/laravel-datatables-oracle'</text:p>
      <text:p text:style-name="P172"><text:soft-page-break/>2. Find the providers in config &gt;&gt; app.php file and register the DatatablesServiceProvider.</text:p>
      <text:p text:style-name="P172">'providers' =&gt; [</text:p>
      <text:p text:style-name="P172"><text:s text:c="8"/>// ...</text:p>
      <text:p text:style-name="P172"><text:s text:c="8"/>Yajra\Datatables\DatatablesServiceProvider::class,</text:p>
      <text:p text:style-name="P172"><text:s text:c="4"/>]</text:p>
      <text:p text:style-name="P172"/>
      <text:p text:style-name="P172">3. Place the aliases in config &gt;&gt; app.php file and register the aliases.</text:p>
      <text:p text:style-name="P172">'aliases' =&gt; [</text:p>
      <text:p text:style-name="P172"><text:s text:c="8"/>// ...</text:p>
      <text:p text:style-name="P172"><text:s text:c="8"/>'Datatables' =&gt; Yajra\Datatables\Facades\Datatables::class,</text:p>
      <text:p text:style-name="P172"><text:s text:c="4"/>]</text:p>
      <text:p text:style-name="P172">4. controller &amp; view file as per my git</text:p>
      <text:p text:style-name="P172"><text:s text:c="3"/>controller <text:s/>file name: laravel_server_side_controllre_file.php</text:p>
      <text:p text:style-name="P172"><text:s text:c="3"/>view file name: laravel_server_side_view.php </text:p>
      <text:p text:style-name="P172"/>
      <text:p text:style-name="P174">hint: by qyery get user &amp; role data by join &amp; save in $c</text:p>
      <text:p text:style-name="P174"><text:s text:c="7"/>then 'addColumn' add new colname &amp; by $c to asign value &amp; return</text:p>
      <text:p text:style-name="P172"/>
      <text:p text:style-name="P169"/>
      <text:p text:style-name="P169"/>
      <text:p text:style-name="P169"/>
      <text:p text:style-name="P185">Password Protect a Directory Using .htaccess</text:p>
      <text:p text:style-name="P169"/>
      <text:p text:style-name="P175">Ref Url: <text:a xlink:type="simple" xlink:href="https://davidwalsh.name/password-protect-directory-using-htaccess">https://davidwalsh.name/password-protect-directory-using-htaccess</text:a></text:p>
      <text:p text:style-name="P175"/>
      <text:p text:style-name="P175">1. write in .htaccess file</text:p>
      <text:p text:style-name="P175"><text:s text:c="3"/><text:tab/>AuthType Basic</text:p>
      <text:p text:style-name="P175"><text:tab/>AuthName "restricted area"</text:p>
      <text:p text:style-name="P175"><text:tab/>AuthUserFile /home/davidwalsh/html/protect-me-dir/.htpasswd</text:p>
      <text:p text:style-name="P175"><text:tab/>require valid-user</text:p>
      <text:p text:style-name="P175">2. create new file name .htpasswd <text:s/>(location: same where .htaceess locate)</text:p>
      <text:p text:style-name="P175"><text:s text:c="2"/></text:p>
      <text:p text:style-name="P175"><text:s text:c="6"/>davidwalsh:daWHfZrDLB88.</text:p>
      <text:p text:style-name="P175"><text:s text:c="6"/>rodstewart:roFulYxC2.8ws</text:p>
      <text:p text:style-name="P175"><text:s text:c="6"/>cssexpert:csmnmq.M8T5ho</text:p>
      <text:p text:style-name="P175"/>
      <text:p text:style-name="P175">Note : here username:md5 password</text:p>
      <text:p text:style-name="P175"/>
      <text:p text:style-name="P175"/>
      <text:p text:style-name="P187">Backup of database <text:s/></text:p>
      <text:p text:style-name="P178"/>
      <text:p text:style-name="P178">public function backupDB() </text:p>
      <text:p text:style-name="P178"><text:s text:c="4"/>{ <text:s/></text:p>
      <text:p text:style-name="P178"/>
      <text:p text:style-name="P178"/>
      <text:p text:style-name="P178"><text:s text:c="8"/>date_default_timezone_set('UTC -4'); </text:p>
      <text:p text:style-name="P178"><text:s text:c="8"/>show_errors(); </text:p>
      <text:p text:style-name="P178"><text:s text:c="8"/>// j($_SERVER); </text:p>
      <text:p text:style-name="P178"/>
      <text:p text:style-name="P178"><text:s text:c="8"/>$folder_name = $_SERVER['DOCUMENT_ROOT'].'/db/'.date('d-m-Y-H:i:s'); </text:p>
      <text:p text:style-name="P178"><text:s text:c="8"/>if (!file_exists($folder_name)) { </text:p>
      <text:p text:style-name="P178"><text:s text:c="12"/>mkdir($folder_name, 0777, true); </text:p>
      <text:p text:style-name="P178"><text:soft-page-break/><text:s text:c="8"/>} </text:p>
      <text:p text:style-name="P178"><text:s text:c="8"/>$tables = array_column_1($this-&gt;db-&gt;query("SELECT TABLE_NAME FROM INFORMATION_SCHEMA.TABLES WHERE TABLE_TYPE = 'BASE TABLE' AND TABLE_SCHEMA='amber_allnet'")-&gt;result_array(),'TABLE_NAME'); </text:p>
      <text:p text:style-name="P178"><text:s text:c="8"/>sort($tables); </text:p>
      <text:p text:style-name="P178"><text:s text:c="8"/>foreach ($tables as $value) </text:p>
      <text:p text:style-name="P178"><text:s text:c="8"/>{ </text:p>
      <text:p text:style-name="P178"><text:s text:c="12"/>$filename=$value.'-'.date('d-m-Y-H-i-s').'.sql'; </text:p>
      <text:p text:style-name="P178"><text:s text:c="12"/>$result=exec('mysqldump <text:s/>--password=WdI-^k7QW-20 --user=alltest_comman_user3 --single-transaction amber_allnet '.$value.' &gt;'.$folder_name.'/'.$filename,$output); </text:p>
      <text:p text:style-name="P178"><text:s text:c="8"/>} </text:p>
      <text:p text:style-name="P178"><text:s text:c="8"/>$filename='FULL_DB-'.date('d-m-Y-H-i-s').'.sql'; </text:p>
      <text:p text:style-name="P178"><text:s text:c="8"/>$result=exec('mysqldump <text:s/>--password=WFe2GR76 --user=amber_allnet --single-transaction amber_allnet &gt;'.$folder_name.'/'.$filename,$output); </text:p>
      <text:p text:style-name="P178"><text:s text:c="8"/>j('done'); </text:p>
      <text:p text:style-name="P178"><text:s text:c="4"/>}</text:p>
      <text:p text:style-name="P175"/>
      <text:p text:style-name="P175"/>
      <text:p text:style-name="P179">or </text:p>
      <text:p text:style-name="P179"/>
      <text:p text:style-name="P179">&lt;?php</text:p>
      <text:p text:style-name="P179"/>
      <text:p text:style-name="P179">$DBUSER="user";</text:p>
      <text:p text:style-name="P179">$DBPASSWD="password";</text:p>
      <text:p text:style-name="P179">$DATABASE="user_db";</text:p>
      <text:p text:style-name="P179"/>
      <text:p text:style-name="P179">$filename = "backup-" . date("d-m-Y") . ".sql.gz";</text:p>
      <text:p text:style-name="P179">$mime = "application/x-gzip";</text:p>
      <text:p text:style-name="P179"/>
      <text:p text:style-name="P179">header( "Content-Type: " . $mime );</text:p>
      <text:p text:style-name="P179">header( 'Content-Disposition: attachment; filename="' . $filename . '"' );</text:p>
      <text:p text:style-name="P179"/>
      <text:p text:style-name="P179">$cmd = "mysqldump -u $DBUSER --password=$DBPASSWD $DATABASE | gzip --best"; <text:s text:c="2"/></text:p>
      <text:p text:style-name="P179"/>
      <text:p text:style-name="P179">passthru( $cmd );</text:p>
      <text:p text:style-name="P179"/>
      <text:p text:style-name="P179">exit(0);</text:p>
      <text:p text:style-name="P179">?&gt;</text:p>
      <text:p text:style-name="P169"/>
      <text:p text:style-name="P169"/>
      <text:p text:style-name="P186">print data col vise</text:p>
      <text:p text:style-name="P176"/>
      <text:p text:style-name="P176">$c='&lt;table border="1px solid"&gt;'; </text:p>
      <text:p text:style-name="P176"/>
      <text:p text:style-name="P176">$result=array('0'=&gt;'a','1'=&gt;'b','2'=&gt;'c','3'=&gt;'d','4'=&gt;'e','5'=&gt;'f','6'=&gt;'g','7'=&gt;'h','8'=&gt;'i','9'=&gt;'j','10'=&gt;'k','11'=&gt;'l','12'=&gt;'m','13'=&gt;'n','14'=&gt;'o'); </text:p>
      <text:p text:style-name="P176"/>
      <text:p text:style-name="P176"><text:s text:c="2"/>foreach($result as $key=&gt;$value){ </text:p>
      <text:p text:style-name="P176"><text:s text:c="2"/>if($key%3==0 || $key==0){ $c.="&lt;tr&gt;";} </text:p>
      <text:p text:style-name="P176"><text:s text:c="2"/>$c.="&lt;td&gt;".$value."&lt;/td&gt;"; </text:p>
      <text:p text:style-name="P176"><text:s text:c="2"/>if(($key%3 !=0 &amp;&amp; ($key+1)%3 ==0 ) || $key==2){ $c.="&lt;/tr&gt;";} </text:p>
      <text:p text:style-name="P176"><text:s text:c="2"/></text:p>
      <text:p text:style-name="P176"><text:soft-page-break/>} </text:p>
      <text:p text:style-name="P176">$c.="&lt;/table&gt;"; </text:p>
      <text:p text:style-name="P176"><text:s text:c="2"/>echo $c;</text:p>
      <text:p text:style-name="P176"/>
      <text:p text:style-name="P177">output like:</text:p>
      <text:p text:style-name="P177">a b c</text:p>
      <text:p text:style-name="P177">d e f</text:p>
      <text:p text:style-name="P177">g h i</text:p>
      <text:p text:style-name="P176"/>
      <text:p text:style-name="P176"/>
      <text:p text:style-name="P188">api call in php same as curl</text:p>
      <text:p text:style-name="P180"/>
      <text:p text:style-name="P180">if(!function_exists('get_api_reponse')) </text:p>
      <text:p text:style-name="P180">{ </text:p>
      <text:p text:style-name="P180"><text:tab/>function get_api_reponse($url,$post) </text:p>
      <text:p text:style-name="P180"><text:tab/>{<text:tab/> </text:p>
      <text:p text:style-name="P180"><text:s text:c="6"/></text:p>
      <text:p text:style-name="P180"/>
      <text:p text:style-name="P180"><text:tab/><text:tab/>$url = base_url().$url; </text:p>
      <text:p text:style-name="P180"><text:tab/><text:tab/>$data = json_decode(file_get_contents($url.'?'.http_build_query($post)),true); </text:p>
      <text:p text:style-name="P180"><text:tab/><text:tab/>return $data; </text:p>
      <text:p text:style-name="P180"><text:tab/>} </text:p>
      <text:p text:style-name="P180">}</text:p>
      <text:p text:style-name="P176"/>
      <text:p text:style-name="P181">Note: <text:span text:style-name="T108">$post </text:span>is associate array of post params.</text:p>
      <text:p text:style-name="P169"/>
      <text:p text:style-name="P169"/>
      <text:p text:style-name="P169"/>
      <text:p text:style-name="P169"/>
      <text:p text:style-name="P169"/>
      <text:p text:style-name="P169"/>
      <text:p text:style-name="P436">alltest_comman_user<text:span text:style-name="T80">3</text:span></text:p>
      <text:p text:style-name="P437"><text:tab/>WdI-^k7QW-20</text:p>
      <text:p text:style-name="P535"><text:tab/></text:p>
      <text:p text:style-name="P536"/>
      <text:p text:style-name="P436"/>
      <text:p text:style-name="P443">db1</text:p>
      <text:p text:style-name="P442"><text:s/>[username] =&gt; alltest_comman_user1</text:p>
      <text:p text:style-name="P442"><text:s text:c="4"/>[password] =&gt; WdI-^k7QW-20</text:p>
      <text:p text:style-name="P436"/>
      <text:p text:style-name="P436"/>
      <text:p text:style-name="P441">amber_allnet</text:p>
      <text:p text:style-name="P441">WFe2GR76</text:p>
      <text:p text:style-name="P436"/>
      <text:p text:style-name="P589">new server credential</text:p>
      <text:p text:style-name="P590">URL:https://uid.allintheloop.net/</text:p>
      <text:p text:style-name="P545"><text:a xlink:type="simple" xlink:href="https://199.102.44.66:2083/">https://199.102.44.66:2083</text:a></text:p>
      <text:p text:style-name="P545">h?e$BC,Z[j4Y</text:p>
      <text:p text:style-name="P545">uidallintheloop</text:p>
      <text:p text:style-name="P545"/>
      <text:p text:style-name="P151">databse</text:p>
      <text:p text:style-name="P546"><text:span text:style-name="T114">D:</text:span>uidallintheloop_net </text:p>
      <text:p text:style-name="P591"><text:soft-page-break/>U:uidallintheloop_main</text:p>
      <text:p text:style-name="P546"><text:span text:style-name="T114">P:</text:span>WdI-^k7QW-20</text:p>
      <text:p text:style-name="P546"/>
      <text:p text:style-name="P151">database</text:p>
      <text:p text:style-name="P546"><text:span text:style-name="T115">D:</text:span>uidallintheloop_superadmin </text:p>
      <text:p text:style-name="P592">U:uidallintheloop_main<text:tab/></text:p>
      <text:p text:style-name="P546"><text:span text:style-name="T115">P:</text:span>WdI-^k7QW-20</text:p>
      <text:p text:style-name="P546"/>
      <text:p text:style-name="P152">database</text:p>
      <text:p text:style-name="P547">uidallintheloop_<text:span text:style-name="T113">com</text:span> </text:p>
      <text:p text:style-name="P547">WdI-^k7QW-20</text:p>
      <text:p text:style-name="P587">=============================</text:p>
      <text:p text:style-name="P588">test server</text:p>
      <text:p text:style-name="P587">test.allintheloop.net</text:p>
      <text:p text:style-name="P587">allintheloop</text:p>
      <text:p text:style-name="P587">h?e$BC,Z[j4Y</text:p>
      <text:p text:style-name="P587"/>
      <text:p text:style-name="P587">Database</text:p>
      <text:p text:style-name="P587">D:amber_allnet</text:p>
      <text:p text:style-name="P587">P:Wfe2GR76</text:p>
      <text:p text:style-name="P587">U:amber_allnet2</text:p>
      <text:p text:style-name="P587"/>
      <text:p text:style-name="P587">Database</text:p>
      <text:p text:style-name="P587">D:amber_allnetsec2</text:p>
      <text:p text:style-name="P587">P:v1qwq3sf</text:p>
      <text:p text:style-name="P587">U:amber_allnetsec2</text:p>
      <text:p text:style-name="P587"/>
      <text:p text:style-name="P537"/>
      <text:p text:style-name="P444"/>
      <text:p text:style-name="P541">/* </text:p>
      <text:p text:style-name="P541"/>
      <text:p text:style-name="P541">Route::resource('admin/userclaims', 'Admin\\UserclaimsController');</text:p>
      <text:p text:style-name="P541">standard </text:p>
      <text:p text:style-name="P541">========================================= </text:p>
      <text:p text:style-name="P541"/>
      <text:p text:style-name="P541">1. back: so index method </text:p>
      <text:p text:style-name="P541"><text:s text:c="2"/></text:p>
      <text:p text:style-name="P541"><text:s text:c="3"/>&lt;a href="{{ url('/admin/userclaims') }}" title="Back"&gt;&lt;button class="btn btn-warning btn-sm"&gt;&lt;i class="fa fa-arrow-left" aria-hidden="true"&gt;&lt;/i&gt; Back&lt;/button&gt;&lt;/a&gt; </text:p>
      <text:p text:style-name="P541"/>
      <text:p text:style-name="P541">2. addnew: <text:s/>create <text:s/>for form show </text:p>
      <text:p text:style-name="P541"/>
      <text:p text:style-name="P541">&lt;a href="{{ url('/admin/userclaims/create') }}" class="btn btn-success btn-sm" title="Add New Userclaim"&gt; </text:p>
      <text:p text:style-name="P541"><text:s text:c="14"/>&lt;i class="fa fa-plus" aria-hidden="true"&gt;&lt;/i&gt; Add New&lt;/a&gt; </text:p>
      <text:p text:style-name="P541"/>
      <text:p text:style-name="P541">3.store </text:p>
      <text:p text:style-name="P541"/>
      <text:p text:style-name="P541"><text:s text:c="2"/>&lt;form method="POST" action="{{ url('/admin/userclaims') }}" accept-charset="UTF-8" class="form-horizontal" enctype="multipart/form-data"&gt; </text:p>
      <text:p text:style-name="P541"><text:s text:c="28"/>{{ csrf_field() }} </text:p>
      <text:p text:style-name="P541"/>
      <text:p text:style-name="P541"><text:soft-page-break/></text:p>
      <text:p text:style-name="P541">4.edit view: </text:p>
      <text:p text:style-name="P541"/>
      <text:p text:style-name="P541">&lt;a href="{{ url('/admin/userclaims/' . $item-&gt;id . '/edit') }}" title="Edit Userclaim"&gt;&lt;button class="btn btn-primary btn-sm"&gt;&lt;i class="fa fa-pencil-square-o" aria-hidden="true"&gt;&lt;/i&gt; Edit&lt;/button&gt;&lt;/a&gt; </text:p>
      <text:p text:style-name="P541"/>
      <text:p text:style-name="P541">5. edit form action : edit method call </text:p>
      <text:p text:style-name="P541"/>
      <text:p text:style-name="P541">&lt;form action="{{url('/admin/userclaims', [$task-&gt;id])}}" method="POST"&gt; </text:p>
      <text:p text:style-name="P541">&lt;input type="hidden" name="_method" value="PUT"&gt; </text:p>
      <text:p text:style-name="P541"/>
      <text:p text:style-name="P541"><text:s text:c="2"/></text:p>
      <text:p text:style-name="P541">6.delete </text:p>
      <text:p text:style-name="P541"><text:s text:c="3"/>&lt;form method="POST" action="{{ url('/admin/userclaims' . '/' . $item-&gt;id) }}" accept-charset="UTF-8" style="display:inline"&gt; </text:p>
      <text:p text:style-name="P541"><text:s text:c="48"/>{{ method_field('DELETE') }} </text:p>
      <text:p text:style-name="P541"><text:s text:c="48"/>{{ csrf_field() }} <text:s/></text:p>
      <text:p text:style-name="P541"/>
      <text:p text:style-name="P541"><text:s/>7. show method : for view </text:p>
      <text:p text:style-name="P541"><text:s text:c="2"/></text:p>
      <text:p text:style-name="P541"><text:s text:c="2"/>&lt;a href="{{ url('/admin/userclaims/' . $item-&gt;id) }}" title="View Userclaim"&gt;&lt;button class="btn btn-info btn-sm"&gt;&lt;i class="fa fa-eye" aria-hidden="true"&gt;&lt;/i&gt; View&lt;/button&gt;&lt;/a&gt; <text:s text:c="2"/></text:p>
      <text:p text:style-name="P541"/>
      <text:p text:style-name="P541"/>
      <text:p text:style-name="P541"><text:s text:c="2"/>8. sidebar </text:p>
      <text:p text:style-name="P541"/>
      <text:p text:style-name="P541">&lt;li class="{{(Request::path()=='holiday' || Request::is('holiday/*')) ? 'active' : ''}}"&gt; </text:p>
      <text:p text:style-name="P541"><text:s text:c="24"/>&lt;a href="{{url('/holiday')}}"&gt; </text:p>
      <text:p text:style-name="P541"><text:s text:c="28"/>&lt;i class="fa fa-calendar" aria-hidden="true"&gt;&lt;/i&gt; </text:p>
      <text:p text:style-name="P541"><text:s text:c="28"/>&lt;span class=""&gt;Holidays&lt;/span&gt; </text:p>
      <text:p text:style-name="P541"><text:s text:c="24"/>&lt;/a&gt; </text:p>
      <text:p text:style-name="P541"><text:s text:c="20"/>&lt;/li&gt; <text:s text:c="43"/></text:p>
      <text:p text:style-name="P541"/>
      <text:p text:style-name="P541">*/</text:p>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text:soft-page-break/></text:p>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7">1.install node &amp; npm </text:p>
      <text:p text:style-name="P447">2.install angular cli 6 <text:s/>by command "npm -g install @angular/cli" </text:p>
      <text:p text:style-name="P447">3.To Check cli version by command "ng version" </text:p>
      <text:p text:style-name="P447"><text:s text:c="2"/>getting like below </text:p>
      <text:p text:style-name="P447"/>
      <text:p text:style-name="P447"><text:s text:c="3"/>This is the output I'm getting: </text:p>
      <text:p text:style-name="P447"/>
      <text:p text:style-name="P447"><text:s text:c="4"/>/ \ <text:s text:c="2"/>_ __ <text:s text:c="2"/>__ _ _ <text:s text:c="2"/>_| | __ _ _ __ <text:s text:c="4"/>/ ___| | <text:s text:c="2"/>|_ _| </text:p>
      <text:p text:style-name="P447"><text:s text:c="3"/>/ △ \ | '_ \ / _` | | | | |/ _` | '__| <text:s text:c="2"/>| | <text:s text:c="2"/>| | <text:s text:c="3"/>| | </text:p>
      <text:p text:style-name="P447"><text:s text:c="2"/>/ ___ \| | | | (_| | |_| | | (_| | | <text:s text:c="5"/>| |___| |___ | | </text:p>
      <text:p text:style-name="P447"><text:s/>/_/ <text:s text:c="2"/>\_\_| |_|\__, |\__,_|_|\__,_|_| <text:s text:c="6"/>\____|_____|___| </text:p>
      <text:p text:style-name="P447"><text:s text:c="16"/>|___/ </text:p>
      <text:p text:style-name="P447"/>
      <text:p text:style-name="P447"/>
      <text:p text:style-name="P447">Angular CLI: 6.0.0 </text:p>
      <text:p text:style-name="P447">Node: 8.11.1 </text:p>
      <text:p text:style-name="P447">OS: linux x64 </text:p>
      <text:p text:style-name="P447">Angular: </text:p>
      <text:p text:style-name="P447">... </text:p>
      <text:p text:style-name="P447"/>
      <text:p text:style-name="P447"/>
      <text:p text:style-name="P447">4.create project by "ng new crmapp" <text:s/>here crmapp is a yr proj name </text:p>
      <text:p text:style-name="P447"/>
      <text:p text:style-name="P447">5. We will mostly be working inside the src/app folder. This is the directory structure of the project: </text:p>
      <text:p text:style-name="P447"/>
      <text:p text:style-name="P447"><draw:frame draw:style-name="fr1" draw:name="Image1" text:anchor-type="paragraph" svg:width="9.763cm" svg:height="14.817cm" draw:z-index="0"><draw:image xlink:href="Pictures/100002010000017100000230F715A676.png" xlink:type="simple" xlink:show="embed" xlink:actuate="onLoad"/></draw:frame><text:soft-page-break/> <text:s text:c="2"/></text:p>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8">6. Navigate inside your project's folder by command “ cd crmapp”</text:p>
      <text:p text:style-name="P448">7. Serve your application <text:s/>by <text:s/>“ ng serve “</text:p>
      <text:p text:style-name="P448">8. You application will be running from . <text:s/>In browser</text:p>
      <text:p text:style-name="P448"/>
      <text:p text:style-name="P449">understand the structure</text:p>
      <text:p text:style-name="P449"/>
      <text:p text:style-name="P449"><text:span text:style-name="T86">A) <text:s/></text:span>index.html <text:s/>is main file <text:s/>its structure like </text:p>
      <text:p text:style-name="P449"/>
      <text:p text:style-name="P449">&lt;!doctype html&gt; </text:p>
      <text:p text:style-name="P449">&lt;html lang="en"&gt; </text:p>
      <text:p text:style-name="P449"><text:s/>&lt;head&gt; </text:p>
      <text:p text:style-name="P449"><text:s text:c="6"/>&lt;meta charset="utf-8"&gt; </text:p>
      <text:p text:style-name="P449"><text:s text:c="6"/>&lt;title&gt;Crmapp&lt;/title&gt; </text:p>
      <text:p text:style-name="P449"><text:s text:c="6"/>&lt;meta name="viewport" content="width=device-width, initial-scale=1"&gt; </text:p>
      <text:p text:style-name="P449"><text:s text:c="5"/></text:p>
      <text:p text:style-name="P449"><text:s text:c="6"/>&lt;!-- CSS FILE INCLUDE --&gt; </text:p>
      <text:p text:style-name="P449"><text:s text:c="6"/>&lt;link rel="stylesheet" href="<text:span text:style-name="T82">assets/bootstrap/css/bootstrap.min.css</text:span>"&gt; </text:p>
      <text:p text:style-name="P449"><text:s/>&lt;/head&gt; </text:p>
      <text:p text:style-name="P449"><text:s text:c="2"/>&lt;body&gt; </text:p>
      <text:p text:style-name="P449"><text:s text:c="7"/>&lt;div class="wrapper"&gt; </text:p>
      <text:p text:style-name="P449"><text:s text:c="8"/><text:span text:style-name="T84">&lt;app-root&gt;&lt;/app-root&gt;</text:span> </text:p>
      <text:p text:style-name="P449"><text:s text:c="7"/>&lt;/div&gt; </text:p>
      <text:p text:style-name="P449"><text:soft-page-break/></text:p>
      <text:p text:style-name="P449"><text:s text:c="4"/>&lt;!-- JS FILE INCLUDE --&gt; </text:p>
      <text:p text:style-name="P449"><text:s text:c="6"/>&lt;script src="<text:span text:style-name="T82">assets/plugins/jQuery/jquery-2.2.3.min.js</text:span>"&gt;&lt;/script&gt; </text:p>
      <text:p text:style-name="P449"><text:s/>&lt;/body&gt; </text:p>
      <text:p text:style-name="P449">&lt;/html&gt;</text:p>
      <text:p text:style-name="P449"/>
      <text:p text:style-name="P449"><text:span text:style-name="T86">B) </text:span>Put css file &amp; js file into assest folder (path as above) <text:s/>&amp; write css in style.css file like core</text:p>
      <text:p text:style-name="P449"/>
      <text:p text:style-name="P450">C) by <text:span text:style-name="T87">default in src/app directory</text:span></text:p>
      <text:p text:style-name="P450"><text:s text:c="6"/></text:p>
      <text:list xml:id="list4548274228765147666" text:style-name="L2">
        <text:list-item>
          <text:p text:style-name="P579">app.components.html <text:s text:c="15"/>(write below code in this file)</text:p>
        </text:list-item>
      </text:list>
      <text:p text:style-name="P450"/>
      <text:p text:style-name="P452"><text:s text:c="6"/><text:span text:style-name="T88"><text:s/>&lt;app-header&gt;&lt;/app-header&gt; </text:span></text:p>
      <text:p text:style-name="P453"><text:s text:c="7"/>&lt;app-sidebar&gt;&lt;/app-sidebar&gt; </text:p>
      <text:p text:style-name="P453"><text:s text:c="10"/>&lt;div id="content"&gt; </text:p>
      <text:p text:style-name="P453"><text:s text:c="14"/>&lt;router-outlet&gt;&lt;/router-outlet&gt; </text:p>
      <text:p text:style-name="P453"><text:s text:c="10"/>&lt;/div&gt; </text:p>
      <text:p text:style-name="P453"><text:s text:c="7"/>&lt;app-footer&gt;&lt;/app-footer&gt;</text:p>
      <text:p text:style-name="P450"/>
      <text:list xml:id="list7686866744564213272" text:style-name="L3">
        <text:list-item>
          <text:p text:style-name="P580">app.component.css or scss <text:s text:c="7"/>( write css for html of particular component)</text:p>
        </text:list-item>
        <text:list-item>
          <text:p text:style-name="P582">app.component.spec.ts</text:p>
        </text:list-item>
        <text:list-item>
          <text:p text:style-name="P581">app.component.ts <text:s text:c="22"/>(component file wherein css &amp; html link)</text:p>
        </text:list-item>
      </text:list>
      <text:p text:style-name="P454"><text:s/></text:p>
      <text:p text:style-name="P455"><text:s text:c="16"/><text:span text:style-name="T89">index.html ma <text:s/></text:span><text:span text:style-name="T85">&lt;app-root&gt;&lt;/app-root&gt; <text:s/>tag <text:s text:c="2"/></text:span><text:span text:style-name="T90">e app.component.ts file ma selector hoy</text:span></text:p>
      <text:p text:style-name="P474"><text:s text:c="15"/>@ ne decorate kehvay</text:p>
      <text:p text:style-name="P455"><text:span text:style-name="T90"><text:s text:c="14"/>templateUrl: './app.component.html', <text:s text:c="2"/>--------------------------</text:span><text:span text:style-name="T91">v</text:span><text:span text:style-name="T90"> <text:s/></text:span></text:p>
      <text:p text:style-name="P474"><text:s text:c="14"/>styleUrls: ['./app.component.css']</text:p>
      <text:p text:style-name="P451"/>
      <text:p text:style-name="P451"><text:s text:c="6"/></text:p>
      <text:list xml:id="list2094652144360049820" text:style-name="L4">
        <text:list-item>
          <text:p text:style-name="P584">app.component.html</text:p>
        </text:list-item>
      </text:list>
      <text:p text:style-name="P455"/>
      <text:p text:style-name="P456"><text:span text:style-name="T90"><text:s text:c="17"/></text:span><text:span text:style-name="T91">in this file <text:s/>call selector of oth</text:span><text:span text:style-name="T92">er</text:span><text:span text:style-name="T91"> component &amp; routing</text:span></text:p>
      <text:p text:style-name="P476"><text:s text:c="16"/>like, for ex.</text:p>
      <text:p text:style-name="P456"><text:s text:c="11"/></text:p>
      <text:p text:style-name="P456"><text:s text:c="16"/><text:span text:style-name="T93"><text:s/>&lt;app-header&gt;&lt;/app-header&gt; <text:s text:c="8"/>&lt;------------ this is other component make by command</text:span></text:p>
      <text:p text:style-name="P457"><text:s text:c="16"/>&lt;app-sidebar&gt;&lt;/app-sidebar&gt; </text:p>
      <text:p text:style-name="P457"><text:s text:c="21"/>&lt;div id="content"&gt; </text:p>
      <text:p text:style-name="P457"><text:s text:c="28"/>&lt;router-outlet&gt;&lt;/router-outlet&gt; <text:s text:c="9"/><text:span text:style-name="T94">&lt;</text:span>------- <text:span text:style-name="T94">this is for routing</text:span></text:p>
      <text:p text:style-name="P457"><text:s text:c="21"/>&lt;/div&gt; </text:p>
      <text:p text:style-name="P457"><text:s text:c="16"/>&lt;app-footer&gt;&lt;/app-footer&gt;</text:p>
      <text:p text:style-name="P456"><text:s text:c="16"/></text:p>
      <text:p text:style-name="P475"><text:s text:c="13"/></text:p>
      <text:p text:style-name="P459"><text:s text:c="13"/><text:span text:style-name="T95">make new component by command “ng g c header” <text:s/>or <text:s/>“ng g c <text:s/>layouts/header” <text:s/></text:span></text:p>
      <text:p text:style-name="P477"><text:s text:c="15"/>or </text:p>
      <text:p text:style-name="P477"><text:s text:c="12"/>ng generate component AccountList</text:p>
      <text:p text:style-name="P459"/>
      <text:p text:style-name="P460"><text:s text:c="13"/><text:span text:style-name="T96">then 4 file generate in app/src or app/src/layout <text:s/>directory <text:s text:c="2"/>as well as <text:s/>component added <text:s text:c="12"/>automatically in <text:s/>app.module.ts file 's <text:s/>declarations.</text:span></text:p>
      <text:p text:style-name="P456"/>
      <text:p text:style-name="P458"><text:s text:c="12"/><text:span text:style-name="T96">header.component.html <text:s text:c="2"/>write header code &amp; its css write in <text:s/>header.component..css file</text:span></text:p>
      <text:p text:style-name="P456"/>
      <text:p text:style-name="P456"/>
      <text:p text:style-name="P474"><text:soft-page-break/></text:p>
      <text:list xml:id="list175224387201018" text:continue-numbering="true" text:style-name="L4">
        <text:list-item>
          <text:p text:style-name="P583"><text:s/>app.module.ts <text:s text:c="28"/>(this file internal link with ng modules)</text:p>
        </text:list-item>
      </text:list>
      <text:p text:style-name="P449"/>
      <text:p text:style-name="P449"/>
      <text:p text:style-name="P449"/>
      <text:p text:style-name="P449"/>
      <text:p text:style-name="P449"/>
      <text:p text:style-name="P449"/>
      <text:p text:style-name="P150">Angular Routing</text:p>
      <text:p text:style-name="P461"/>
      <text:p text:style-name="P461">make one file name <text:s/>app-routing.module.ts</text:p>
      <text:p text:style-name="P461"/>
      <text:p text:style-name="P461">put below code :</text:p>
      <text:p text:style-name="P461"/>
      <text:p text:style-name="P461">import { NgModule } from '@angular/core'; </text:p>
      <text:p text:style-name="P461">import { Routes, RouterModule } from '@angular/router'; </text:p>
      <text:p text:style-name="P461"/>
      <text:p text:style-name="P461"/>
      <text:p text:style-name="P461">import { UsersComponent } from './admin/users/users.component'; </text:p>
      <text:p text:style-name="P461">import { ManagersComponent } from './admin/managers/managers.component'; </text:p>
      <text:p text:style-name="P461">import { DashboardComponent } from './admin/dashboard/dashboard.component'; </text:p>
      <text:p text:style-name="P461"/>
      <text:p text:style-name="P461"/>
      <text:p text:style-name="P461"/>
      <text:p text:style-name="P461">const routes: Routes = [ </text:p>
      <text:p text:style-name="P461"><text:s/></text:p>
      <text:p text:style-name="P461"><text:s text:c="2"/>{ </text:p>
      <text:p text:style-name="P461"><text:s text:c="4"/>path: 'dashboard', </text:p>
      <text:p text:style-name="P461"><text:s text:c="4"/>component: DashboardComponent </text:p>
      <text:p text:style-name="P461"><text:s text:c="2"/>}, </text:p>
      <text:p text:style-name="P461"/>
      <text:p text:style-name="P461"/>
      <text:p text:style-name="P461"><text:s text:c="2"/>{ </text:p>
      <text:p text:style-name="P461"><text:s text:c="4"/>path: 'users', </text:p>
      <text:p text:style-name="P461"><text:s text:c="4"/>component: UsersComponent </text:p>
      <text:p text:style-name="P461"><text:s text:c="2"/>}, </text:p>
      <text:p text:style-name="P461"/>
      <text:p text:style-name="P461"><text:s text:c="2"/>{<text:tab/> </text:p>
      <text:p text:style-name="P461"><text:s text:c="4"/>path: 'managers', </text:p>
      <text:p text:style-name="P461"><text:s text:c="4"/>component: ManagersComponent </text:p>
      <text:p text:style-name="P461"><text:s text:c="2"/>}, </text:p>
      <text:p text:style-name="P461"/>
      <text:p text:style-name="P461">]; </text:p>
      <text:p text:style-name="P461"/>
      <text:p text:style-name="P461"/>
      <text:p text:style-name="P461">@NgModule({ </text:p>
      <text:p text:style-name="P461"><text:s text:c="2"/>imports: [RouterModule.forRoot(routes)], </text:p>
      <text:p text:style-name="P461"><text:s text:c="2"/>exports: [RouterModule] </text:p>
      <text:p text:style-name="P461">}) </text:p>
      <text:p text:style-name="P461">export class <text:span text:style-name="T97">AppRoutingModule</text:span> { } </text:p>
      <text:p text:style-name="P461"/>
      <text:p text:style-name="P461"/>
      <text:p text:style-name="P461"><text:soft-page-break/></text:p>
      <text:p text:style-name="P461"/>
      <text:p text:style-name="P461">here <text:s/>need to declare path &amp; on <text:s/>that path which component call.</text:p>
      <text:p text:style-name="P461">But need to import that component first on top <text:span text:style-name="T98">of this file</text:span>.</text:p>
      <text:p text:style-name="P461"/>
      <text:p text:style-name="P461"/>
      <text:p text:style-name="P462"><text:span text:style-name="T97">AppRoutingModule <text:s/></text:span><text:span text:style-name="T100">this is also import &amp; <text:s/>imports <text:s/>app.module.ts file</text:span></text:p>
      <text:p text:style-name="P462"/>
      <text:p text:style-name="P478">like below</text:p>
      <text:p text:style-name="P463"><text:s text:c="53"/></text:p>
      <text:p text:style-name="P478">import {AppRoutingModule} from <text:s/>'./app-routing.module';</text:p>
      <text:p text:style-name="P463"/>
      <text:p text:style-name="P478">@NgModule <text:s/>-&gt; imports: <text:s/>-&gt; write AppRoutingModule, <text:s text:c="5"/></text:p>
      <text:p text:style-name="P463"/>
      <text:p text:style-name="P463"/>
      <text:p text:style-name="P463"/>
      <text:p text:style-name="P463"/>
      <text:p text:style-name="P479">Angular <text:s/>services</text:p>
      <text:p text:style-name="P464"/>
      <text:p text:style-name="P464"/>
      <text:p text:style-name="P480">ng generate service data <text:s text:c="3"/>then create <text:s/>Open up the new service file: /src/app/data.service.ts:</text:p>
      <text:p text:style-name="P465"/>
      <text:p text:style-name="P481"><text:s/>then <text:s/>u can see </text:p>
      <text:p text:style-name="P466"/>
      <text:p text:style-name="P466"/>
      <text:p text:style-name="P466"/>
      <text:p text:style-name="P466"/>
      <text:p text:style-name="P466"/>
      <text:p text:style-name="P466"/>
      <text:p text:style-name="P466"/>
      <text:p text:style-name="P466"/>
      <text:p text:style-name="P481">import { Injectable } from '@angular/core';</text:p>
      <text:p text:style-name="P466"/>
      <text:p text:style-name="P481">@Injectable({</text:p>
      <text:p text:style-name="P481"><text:s text:c="2"/>providedIn: 'root'</text:p>
      <text:p text:style-name="P481">})</text:p>
      <text:p text:style-name="P481">export class DataService {</text:p>
      <text:p text:style-name="P466"/>
      <text:p text:style-name="P481"><text:s text:c="2"/>constructor() { }</text:p>
      <text:p text:style-name="P481">}</text:p>
      <text:p text:style-name="P466"/>
      <text:p text:style-name="P466"/>
      <text:p text:style-name="P466"/>
      <text:p text:style-name="P481">in this at top to import httpclient</text:p>
      <text:p text:style-name="P466"/>
      <text:p text:style-name="P481">import { HttpClient } from '@angular/common/http';</text:p>
      <text:p text:style-name="P466"/>
      <text:p text:style-name="P466">whithin constructor to make instance </text:p>
      <text:p text:style-name="P466"/>
      <text:p text:style-name="P466">so this file look like</text:p>
      <text:p text:style-name="P466"/>
      <text:p text:style-name="P466"/>
      <text:p text:style-name="P481"><text:soft-page-break/></text:p>
      <text:p text:style-name="P481">import { Injectable } from '@angular/core';</text:p>
      <text:p text:style-name="P466"><text:span text:style-name="T99">import { </text:span><text:span text:style-name="T83">HttpClient</text:span><text:span text:style-name="T99"> } from '@angular/common/http';</text:span></text:p>
      <text:p text:style-name="P466"/>
      <text:p text:style-name="P481">@Injectable({</text:p>
      <text:p text:style-name="P481"><text:s text:c="2"/>providedIn: 'root'</text:p>
      <text:p text:style-name="P481">})</text:p>
      <text:p text:style-name="P481">export class DataService {</text:p>
      <text:p text:style-name="P466"/>
      <text:p text:style-name="P466">//<text:span text:style-name="T102">define varible here like <text:s/>api_url='http://test.com';</text:span></text:p>
      <text:p text:style-name="P466"/>
      <text:p text:style-name="P466"><text:span text:style-name="T99"><text:s/>constructor(</text:span><text:span text:style-name="T83">private http: HttpClient</text:span><text:span text:style-name="T99">) { }</text:span></text:p>
      <text:p text:style-name="P466"/>
      <text:p text:style-name="P467"><text:s text:c="2"/>getUsers() {</text:p>
      <text:p text:style-name="P468"><text:s text:c="3"/><text:span text:style-name="T101">//GET</text:span></text:p>
      <text:p text:style-name="P467"><text:s text:c="4"/>return this.http.get('https://jsonplaceholder.typicode.com/users')</text:p>
      <text:p text:style-name="P467"><text:s text:c="2"/>}</text:p>
      <text:p text:style-name="P482"><text:s/>postexample(){ </text:p>
      <text:p text:style-name="P482"><text:s text:c="3"/>let a={"name":"Rupesh","salary":"50K","age":"20"}; </text:p>
      <text:p text:style-name="P482"><text:s text:c="3"/>//return this.httpClient.get('http://dummy.restapiexample.com/api/v1/employees',a); </text:p>
      <text:p text:style-name="P482"><text:s text:c="4"/>let post_param={"lang_id":"Rupesh","secure_key":"123456"}; </text:p>
      <text:p text:style-name="P482"><text:s text:c="4"/>return this.httpClient.get('https://test.allintheloop.net/native_single_fcm_v2/event/searchEventBySecurekey ',post_param); </text:p>
      <text:p text:style-name="P482"><text:s text:c="3"/></text:p>
      <text:p text:style-name="P482"><text:s text:c="2"/>}</text:p>
      <text:p text:style-name="P481">}</text:p>
      <text:p text:style-name="P466"/>
      <text:p text:style-name="P466"/>
      <text:p text:style-name="P466"/>
      <text:p text:style-name="P483">Before we can use the HTTPClient, we need to add as an import in our app's /src/app/app.module.ts file:</text:p>
      <text:p text:style-name="P469"/>
      <text:p text:style-name="P469"><text:span text:style-name="T99">Ref: </text:span><text:a xlink:type="simple" xlink:href="https://coursetro.com/posts/code/154/Angular-6-Tutorial---Learn-Angular-6-in-this-Crash-Course">https://coursetro.com/posts/code/154/Angular-6-Tutorial---Learn-Angular-6-in-this-Crash-Course</text:a></text:p>
      <text:p text:style-name="P469"/>
      <text:p text:style-name="P469"/>
      <text:p text:style-name="P473"><text:span text:style-name="T99">Ref api :</text:span><text:a xlink:type="simple" xlink:href="http://dummy.restapiexample.com/">http://dummy.restapiexample.com/</text:a></text:p>
      <text:p text:style-name="P473"/>
      <text:p text:style-name="P473"/>
      <text:p text:style-name="P471">curd in angular</text:p>
      <text:p text:style-name="P471"><text:a xlink:type="simple" xlink:href="https://www.devglan.com/angular/angular-6-example"><text:span text:style-name="T99">https://www.devglan.com/angular/angular-6-example</text:span></text:a></text:p>
      <text:p text:style-name="P471"/>
      <text:p text:style-name="P484">Jquery in angular</text:p>
      <text:p text:style-name="P484"><text:a xlink:type="simple" xlink:href="https://medium.com/@swarnakishore/how-to-include-and-use-jquery-in-angular-cli-project-592e0fe63176">https://medium.com/@swarnakishore/how-to-include-and-use-jquery-in-angular-cli-project-592e0fe63176</text:a></text:p>
      <text:p text:style-name="P484"/>
      <text:p text:style-name="P488">in index.html</text:p>
      <text:p text:style-name="P488">&lt;script src="<text:a xlink:type="simple" xlink:href="https://cdn.datatables.net/1.10.16/js/jquery.dataTables.min.js">https://cdn.datatables.net/1.10.16/js/jquery.dataTables.min.js</text:a>"&gt;&lt;/script&gt;</text:p>
      <text:p text:style-name="P488"/>
      <text:p text:style-name="P488"/>
      <text:p text:style-name="P488"/>
      <text:p text:style-name="P488"><text:soft-page-break/>in component file</text:p>
      <text:p text:style-name="P488"/>
      <text:p text:style-name="P488">import * as $ from 'jquery';</text:p>
      <text:p text:style-name="P488"/>
      <text:p text:style-name="P490">(or)</text:p>
      <text:p text:style-name="P490">declare var $: any;</text:p>
      <text:p text:style-name="P484"/>
      <text:p text:style-name="P488">use in function </text:p>
      <text:p text:style-name="P488"/>
      <text:p text:style-name="P488"><text:s text:c="2"/>ngOnInit() </text:p>
      <text:p text:style-name="P488"><text:s text:c="2"/>{ </text:p>
      <text:p text:style-name="P488"><text:s text:c="6"/>this.getAllUsers(); </text:p>
      <text:p text:style-name="P488"><text:s text:c="7"/>$(document).ready(function(){ </text:p>
      <text:p text:style-name="P488"><text:s text:c="8"/>$("button").click(function(){ </text:p>
      <text:p text:style-name="P488"><text:s text:c="12"/>alert("click ok"); </text:p>
      <text:p text:style-name="P488"><text:s text:c="8"/>}); </text:p>
      <text:p text:style-name="P488"><text:s text:c="4"/>}); </text:p>
      <text:p text:style-name="P488"><text:s text:c="2"/>}</text:p>
      <text:p text:style-name="P484"/>
      <text:p text:style-name="P484"/>
      <text:p text:style-name="P484"/>
      <text:p text:style-name="P486">promise</text:p>
      <text:p text:style-name="P486"/>
      <text:p text:style-name="P485">editEmployee(id) {</text:p>
      <text:p text:style-name="P485"><text:s text:c="4"/>return new Promise((resolve) =&gt; {</text:p>
      <text:p text:style-name="P485"><text:s text:c="8"/>this._empService.getEmployee(id).subscribe((employee)=&gt; {</text:p>
      <text:p text:style-name="P485"><text:s text:c="12"/>this.employee = employee[0];</text:p>
      <text:p text:style-name="P485"><text:s text:c="12"/>console.log(employee[0]);</text:p>
      <text:p text:style-name="P485"><text:s text:c="12"/>resolve();</text:p>
      <text:p text:style-name="P485"><text:s text:c="8"/>});</text:p>
      <text:p text:style-name="P485"><text:s text:c="4"/>});</text:p>
      <text:p text:style-name="P485">}</text:p>
      <text:p text:style-name="P485"/>
      <text:p text:style-name="P485">this.editEmployee(6).then(()=&gt; {</text:p>
      <text:p text:style-name="P485"><text:s text:c="4"/>console.log(this.employee);</text:p>
      <text:p text:style-name="P485">}</text:p>
      <text:p text:style-name="P485"/>
      <text:p text:style-name="P485"/>
      <text:p text:style-name="P485"/>
      <text:p text:style-name="P485"/>
      <text:p text:style-name="P489">attribute binding</text:p>
      <text:p text:style-name="P489"><text:a xlink:type="simple" xlink:href="https://www.concretepage.com/angular-2/angular-2-attribute-binding-example">https://www.concretepage.com/angular-2/angular-2-attribute-binding-example</text:a></text:p>
      <text:p text:style-name="P489"/>
      <text:p text:style-name="P489"/>
      <text:p text:style-name="P489"/>
      <text:p text:style-name="P492">productio N development</text:p>
      <text:p text:style-name="P491"><text:a xlink:type="simple" xlink:href="https://medium.com/@balramchavan/separating-production-and-development-http-urls-using-environment-ts-file-in-angular-4c2dd0c5a8b0">https://medium.com/@balramchavan/separating-production-and-development-http-urls-using-environment-ts-file-in-angular-4c2dd0c5a8b0</text:a></text:p>
      <text:p text:style-name="P491"/>
      <text:p text:style-name="P491"/>
      <text:p text:style-name="P491"/>
      <text:p text:style-name="P491"/>
      <text:p text:style-name="P491"><text:soft-page-break/></text:p>
      <text:p text:style-name="P491"/>
      <text:p text:style-name="P491"/>
      <text:p text:style-name="P491"/>
      <text:p text:style-name="P491"/>
      <text:p text:style-name="P493">ng serve <text:s/>--host 0.0.0.0 <text:s text:c="2"/>for local running in any pc</text:p>
      <text:p text:style-name="P493"/>
      <text:p text:style-name="P493">ng build <text:s/>--prod <text:s text:c="2"/></text:p>
      <text:p text:style-name="P493"><text:s/>for generate build &amp; automatic make dist folder</text:p>
      <text:p text:style-name="P493">to copy content of dist folder &amp; put anywhere u want</text:p>
      <text:p text:style-name="P493"/>
      <text:p text:style-name="P493">then goto the that folder</text:p>
      <text:p text:style-name="P493">run</text:p>
      <text:p text:style-name="P493">php -S localhost:4200 <text:s/></text:p>
      <text:p text:style-name="P493"/>
      <text:p text:style-name="P493">u can put domain name isteasd of localhost</text:p>
      <text:p text:style-name="P493"/>
      <text:p text:style-name="P493">&amp; for migrate on server only migrate dist folder content</text:p>
      <text:p text:style-name="P493"/>
      <text:p text:style-name="P493"/>
      <text:p text:style-name="P493"/>
      <text:p text:style-name="P493"/>
      <text:p text:style-name="P494">Ref : <text:a xlink:type="simple" xlink:href="https://www.sitepoint.com/ultimate-angular-cli-reference/">https://www.sitepoint.com/ultimate-angular-cli-reference/</text:a> <text:s text:c="2"/><text:span text:style-name="T103">for basic understaning</text:span></text:p>
      <text:p text:style-name="P494"/>
      <text:p text:style-name="P495">for good project structure <text:s/>&amp; all thisngs for coding</text:p>
      <text:p text:style-name="P495"/>
      <text:p text:style-name="P495"><text:a xlink:type="simple" xlink:href="http://jasonwatmore.com/post/2018/05/16/angular-6-user-registration-and-login-example-tutorial">http://jasonwatmore.com/post/2018/05/16/angular-6-user-registration-and-login-example-tutorial</text:a></text:p>
      <text:p text:style-name="P495"/>
      <text:p text:style-name="P495"><text:a xlink:type="simple" xlink:href="http://jasonwatmore.com/post/2018/10/29/angular-7-user-registration-and-login-example-tutorial">http://jasonwatmore.com/post/2018/10/29/angular-7-user-registration-and-login-example-tutorial</text:a></text:p>
      <text:p text:style-name="P495"/>
      <text:p text:style-name="P495"/>
      <text:p text:style-name="P498">Make restapi url diffent fro prod &amp; dev or define constant </text:p>
      <text:p text:style-name="P496"/>
      <text:p text:style-name="P496">Dont hard code the URL. Use environment.prod.ts and environment.ts files which are inside src/environments. for localhost, in environment.ts file use some variable to save your url.</text:p>
      <text:p text:style-name="P496"/>
      <text:p text:style-name="P497"><text:span text:style-name="T104">In </text:span>environment.ts <text:s/><text:span text:style-name="T104">file </text:span></text:p>
      <text:p text:style-name="P496">export const environment = </text:p>
      <text:p text:style-name="P496">{</text:p>
      <text:p text:style-name="P496"><text:s text:c="4"/>production: false,</text:p>
      <text:p text:style-name="P496"><text:s text:c="4"/>API_URL: 'http://localhost:8080',</text:p>
      <text:p text:style-name="P496">};</text:p>
      <text:p text:style-name="P496"/>
      <text:p text:style-name="P496">for production, in environment.prod.ts</text:p>
      <text:p text:style-name="P496"/>
      <text:p text:style-name="P496">export const environment = </text:p>
      <text:p text:style-name="P496">{</text:p>
      <text:p text:style-name="P496"><text:s text:c="4"/>production: true,</text:p>
      <text:p text:style-name="P496"><text:s text:c="4"/>API_URL: 'http://api.productionurl.com',</text:p>
      <text:p text:style-name="P496">};</text:p>
      <text:p text:style-name="P496">When using in your code import the variable,</text:p>
      <text:p text:style-name="P496"/>
      <text:p text:style-name="P496"><text:soft-page-break/>import { environment } from '../../environments/environment';</text:p>
      <text:p text:style-name="P496">....</text:p>
      <text:p text:style-name="P496">....</text:p>
      <text:p text:style-name="P496"/>
      <text:p text:style-name="P496">private API_URL= environment.API_URL;</text:p>
      <text:p text:style-name="P496">whenever your are using for production use angular cli command option</text:p>
      <text:p text:style-name="P496"/>
      <text:p text:style-name="P496">ng build --env=prod</text:p>
      <text:p text:style-name="P496">The file contents for the current environment will overwrite these during build. The build system defaults to the dev environment which uses environment.ts, but if you do ng build --env=prod then environment.prod.ts will be used instead. The list of which env maps to which file can be found in .angular-cli.json.</text:p>
      <text:p text:style-name="P496"/>
      <text:p text:style-name="P496"/>
      <text:p text:style-name="P496"/>
      <text:p text:style-name="P496"/>
      <text:p text:style-name="P499">Reactive form validation </text:p>
      <text:p text:style-name="P502"><text:a xlink:type="simple" xlink:href="http://jasonwatmore.com/post/2018/05/10/angular-6-reactive-forms-validation-example">http://jasonwatmore.com/post/2018/05/10/angular-6-reactive-forms-validation-example</text:a></text:p>
      <text:p text:style-name="P502"/>
      <text:p text:style-name="P502"/>
      <text:p text:style-name="P500">Rxjs, observable,map,subcribe,filter,ascy pipe</text:p>
      <text:p text:style-name="P503"><text:a xlink:type="simple" xlink:href="https://www.techiediaries.com/angular-rxjs-tutorial/">https://www.techiediaries.com/angular-rxjs-tutorial/</text:a></text:p>
      <text:p text:style-name="P503"><text:a xlink:type="simple" xlink:href="https://codecraft.tv/courses/angular/pipes/async-pipe/">https://codecraft.tv/courses/angular/pipes/async-pipe/</text:a></text:p>
      <text:p text:style-name="P503"/>
      <text:p text:style-name="P501">Directive <text:s/><text:span text:style-name="T106">structural directive &amp; custome directive</text:span> <text:span text:style-name="T106">&amp; page 198 </text:span></text:p>
      <text:p text:style-name="P504">Ngstyle ,Ng class, &amp; <text:s/>much more with <text:s/><text:span text:style-name="T105">structural directive * </text:span>ng if ,ng for, ng switch</text:p>
      <text:p text:style-name="P504"><text:a xlink:type="simple" xlink:href="https://codecraft.tv/assets/books/angular-from-theory-to-practice.pdf">https://codecraft.tv/assets/books/angular-from-theory-to-practice.pdf</text:a></text:p>
      <text:p text:style-name="P504"/>
      <text:p text:style-name="P505">pipe also in above</text:p>
      <text:p text:style-name="P505"/>
      <text:p text:style-name="P505"/>
      <text:p text:style-name="P505"/>
      <text:p text:style-name="P506">NGMOdel for two way binding</text:p>
      <text:p text:style-name="P506"><text:a xlink:type="simple" xlink:href="https://appdividend.com/2018/10/03/angular-ngmodel-directive-example-tutorial/">https://appdividend.com/2018/10/03/angular-ngmodel-directive-example-tutorial/</text:a></text:p>
      <text:p text:style-name="P506"/>
      <text:p text:style-name="P505"/>
      <text:p text:style-name="P505"/>
      <text:p text:style-name="P507">Template driven form (ng model valu)</text:p>
      <text:p text:style-name="P507"><text:a xlink:type="simple" xlink:href="https://grokonez.com/frontend/angular/angular-6/angular-6-template-driven-form-ngmodel-for-two-way-data-binding">https://grokonez.com/frontend/angular/angular-6/angular-6-template-driven-form-ngmodel-for-two-way-data-binding</text:a></text:p>
      <text:p text:style-name="P507"/>
      <text:p text:style-name="P533"><text:a xlink:type="simple" xlink:href="https://phpenthusiast.com/blog/angular-form-ngform-and-two-ways-data-binding">https://phpenthusiast.com/blog/angular-form-ngform-and-two-ways-data-binding</text:a></text:p>
      <text:p text:style-name="P533"/>
      <text:p text:style-name="P507"/>
      <text:p text:style-name="P530"><text:a xlink:type="simple" xlink:href="http://jasonwatmore.com/post/2018/05/11/angular-6-template-driven-forms-validation-example">http://jasonwatmore.com/post/2018/05/11/angular-6-template-driven-forms-validation-example</text:a></text:p>
      <text:p text:style-name="P530"/>
      <text:p text:style-name="P531">Event binding in angular</text:p>
      <text:p text:style-name="P531"><text:a xlink:type="simple" xlink:href="https://investmentnovel.com/angular-6-event-binding-example-tutorial/">https://investmentnovel.com/angular-6-event-binding-example-tutorial/</text:a></text:p>
      <text:p text:style-name="P531"/>
      <text:p text:style-name="P530"/>
      <text:p text:style-name="P487">firebase authentication &amp; crud ful guide with project</text:p>
      <text:p text:style-name="P508"/>
      <text:p text:style-name="P510"><text:soft-page-break/>full demo</text:p>
      <text:p text:style-name="P510"><text:a xlink:type="simple" xlink:href="https://www.djamware.com/post/5bbf534580aca7466989441c/angular-6-firebase-tutorial-firestore-crud-web-application">https://www.djamware.com/post/5bbf534580aca7466989441c/angular-6-firebase-tutorial-firestore-crud-web-application</text:a></text:p>
      <text:p text:style-name="P510"/>
      <text:p text:style-name="P508"/>
      <text:p text:style-name="P508"><text:a xlink:type="simple" xlink:href="https://angular-templates.io/tutorials/about/angular-crud-with-firebase">https://angular-templates.io/tutorials/about/angular-crud-with-firebase</text:a></text:p>
      <text:p text:style-name="P509"><text:a xlink:type="simple" xlink:href="https://github.com/angular/angularfire2">https://github.com/angular/angularfire2</text:a></text:p>
      <text:p text:style-name="P509"/>
      <text:p text:style-name="P509"/>
      <text:p text:style-name="P509"/>
      <text:p text:style-name="P509"/>
      <text:p text:style-name="P508"/>
      <text:p text:style-name="P511">pivote tbl in laravel</text:p>
      <text:p text:style-name="P512"><text:a xlink:type="simple" xlink:href="https://appdividend.com/2018/05/17/laravel-many-to-many-relationship-example/">https://appdividend.com/2018/05/17/laravel-many-to-many-relationship-example/</text:a></text:p>
      <text:p text:style-name="P512"/>
      <text:p text:style-name="P532">Good Tutorial of Laravel</text:p>
      <text:p text:style-name="P532"><text:a xlink:type="simple" xlink:href="https://www.scoop.it/topic/web-development-by-investment-novel-3?page=2">https://www.scoop.it/topic/web-development-by-investment-novel-3?page=2</text:a></text:p>
      <text:p text:style-name="P532"/>
      <text:p text:style-name="P512"/>
      <text:p text:style-name="P512"/>
      <text:p text:style-name="P512"/>
      <text:p text:style-name="P512"/>
      <text:p text:style-name="P512"/>
      <text:p text:style-name="P512"/>
      <text:p text:style-name="P512"/>
      <text:p text:style-name="P512"/>
      <text:p text:style-name="P512"/>
      <text:p text:style-name="P512"/>
      <text:p text:style-name="P512"/>
      <text:p text:style-name="P516">lampp/xampp file explain</text:p>
      <text:p text:style-name="P516"/>
      <text:p text:style-name="P516"><text:a xlink:type="simple" xlink:href="https://dzone.com/articles/lamppxampp-commands">https://dzone.com/articles/lamppxampp-commands</text:a></text:p>
      <text:p text:style-name="P512"/>
      <text:p text:style-name="P512"/>
      <text:p text:style-name="P512"/>
      <text:p text:style-name="P513">large file upload in phpmyadmin for xampp <text:span text:style-name="T110">only</text:span></text:p>
      <text:p text:style-name="P521">=======================================</text:p>
      <text:p text:style-name="P513"/>
      <text:p text:style-name="P514"><text:a xlink:type="simple" xlink:href="https://www.thecodedeveloper.com/import-large-sql-files-xampp/">https://www.thecodedeveloper.com/import-large-sql-files-xampp/</text:a></text:p>
      <text:p text:style-name="P514"/>
      <text:p text:style-name="P515"/>
      <text:p text:style-name="P515"/>
      <text:p text:style-name="P515"/>
      <text:p text:style-name="P519">FOR LAMPP <text:s/>ONLY</text:p>
      <text:p text:style-name="P519">================</text:p>
      <text:p text:style-name="P517"/>
      <text:p text:style-name="P519">goto the directory </text:p>
      <text:p text:style-name="P519">opt/lampp/bin</text:p>
      <text:p text:style-name="P519"/>
      <text:p text:style-name="P520">then for export (outside from phpmyadmin)</text:p>
      <text:p text:style-name="P518">mysqldump <text:s/>-h hotname -u moon_user -p moon_mag &gt; moon_mag-25-09-2018.sql</text:p>
      <text:p text:style-name="P520">or</text:p>
      <text:p text:style-name="P518"><text:soft-page-break/>./mysqldump <text:s/>-h hotname -u moon_user -p moon_mag &gt; moon_mag-25-09-2018.sql</text:p>
      <text:p text:style-name="P518"/>
      <text:p text:style-name="P520">for import</text:p>
      <text:p text:style-name="P520">./mysql -u root -p password databaseame &lt; <text:s/>sql file path</text:p>
      <text:p text:style-name="P520">./mysql -u root amber_allnet &lt; /home/nteam/Downloads/FULL_DB-05-03-2019-04-36-10.sql</text:p>
      <text:p text:style-name="P520"/>
      <text:p text:style-name="P520"/>
      <text:p text:style-name="P522">if problem occur then </text:p>
      <text:p text:style-name="P522"/>
      <text:p text:style-name="P525">1.</text:p>
      <text:p text:style-name="P522">change in php.ini <text:s text:c="2"/>located @ opt/lampp/etc/php.ini</text:p>
      <text:p text:style-name="P522"/>
      <text:p text:style-name="P522">post_max_size = 1024M</text:p>
      <text:p text:style-name="P522">upload_max_filesize = 1024M</text:p>
      <text:p text:style-name="P522">max_execution_time = 300</text:p>
      <text:p text:style-name="P522">max_input_time = 540</text:p>
      <text:p text:style-name="P522">memory_limit = 1000M</text:p>
      <text:p text:style-name="P522"/>
      <text:p text:style-name="P525">2. </text:p>
      <text:p text:style-name="P523">my.cnf file located @ opt/lampp/etc/</text:p>
      <text:p text:style-name="P523"/>
      <text:p text:style-name="P525">innodb_log_file_size mysql variable in your my.cnf configuration to for example 128MB or higher.</text:p>
      <text:p text:style-name="P525">Server dropped an incorrect or too large packet. If mysqld gets a packet that is too large or incorrect, it assumes that something has gone wrong with the client and closes the connection. To fix, you can increase the maximal packet size limit max_allowed_packet in my.cnf file, eg. set max_allowed_packet = 128M, then restart your MySQL server: </text:p>
      <text:p text:style-name="P525"/>
      <text:p text:style-name="P525">3.</text:p>
      <text:p text:style-name="P522"/>
      <text:p text:style-name="P524">\phpmyadmin\libraries\config.default.php</text:p>
      <text:p text:style-name="P524"/>
      <text:p text:style-name="P524">Open this configuration file in any editor and change $cfg['ExecTimeLimit'] = 300; to $cfg['ExecTimeLimit'] = 0;</text:p>
      <text:p text:style-name="P522"/>
      <text:p text:style-name="P522"/>
      <text:p text:style-name="P522"/>
      <text:p text:style-name="P526">./mysql -u root -p paaword</text:p>
      <text:p text:style-name="P526">or</text:p>
      <text:p text:style-name="P526">./mysql -u root -h hostname -p password</text:p>
      <text:p text:style-name="P526">or </text:p>
      <text:p text:style-name="P526">./mysql -u root</text:p>
      <text:p text:style-name="P526"/>
      <text:p text:style-name="P526">then show databases;</text:p>
      <text:p text:style-name="P526">use</text:p>
      <text:p text:style-name="P526"/>
      <text:p text:style-name="P526"/>
      <text:p text:style-name="P527">import into db via thirdparty(great option)</text:p>
      <text:p text:style-name="P527">=================================</text:p>
      <text:p text:style-name="P527"><text:a xlink:type="simple" xlink:href="https://wesbos.com/import-large-mysql-database-bigdump-php/">https://wesbos.com/import-large-mysql-database-bigdump-php/</text:a></text:p>
      <text:p text:style-name="P527"/>
      <text:p text:style-name="P527"/>
      <text:p text:style-name="P527"/>
      <text:p text:style-name="P528"><text:soft-page-break/></text:p>
      <text:p text:style-name="P528">For mysql : mysql -u <text:s/>-p <text:s/>-h <text:s/>&lt; rswakeyword3.sql(dumpfile&gt;)</text:p>
      <text:p text:style-name="P528"/>
      <text:p text:style-name="P528">For data transfer: scp -rv /pathToTransfer/ <text:span text:style-name="T111">username</text:span> @<text:span text:style-name="T112">hostname</text:span>:/pathToStore/</text:p>
      <text:p text:style-name="P529">e.g:</text:p>
      <text:p text:style-name="P528"/>
      <text:p text:style-name="P595">scp -rv /home/nteam/ <text:s/><text:a xlink:type="simple" xlink:href="mailto:fmv@fmv.cc">fmv@fmv.cc</text:a>:/home/fmv/</text:p>
      <text:p text:style-name="P595"/>
      <text:p text:style-name="P595"/>
      <text:p text:style-name="P595"/>
      <text:p text:style-name="P595"/>
      <text:p text:style-name="P595"/>
      <text:p text:style-name="P596"><text:a xlink:type="simple" xlink:href="https://www.codeproject.com/Tips/418814/Socket-Programming-in-PHP">https://www.codeproject.com/Tips/418814/Socket-Programming-in-PHP</text:a></text:p>
      <text:p text:style-name="P596"/>
      <text:p text:style-name="P598">Google Review by api</text:p>
      <text:p text:style-name="P597"/>
      <text:p text:style-name="P597"><text:a xlink:type="simple" xlink:href="https://www.launch2success.com/guide/display-google-reviews-website-2017/">https://www.launch2success.com/guide/display-google-reviews-website-2017/</text:a></text:p>
      <text:p text:style-name="P597"><text:a xlink:type="simple" xlink:href="https://developers.google.com/places/place-id">https://developers.google.com/places/place-id</text:a></text:p>
      <text:p text:style-name="P597">use curl for get place 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7:28:08.814862585</meta:creation-date>
    <meta:editing-duration>P168DT22H28M1S</meta:editing-duration>
    <meta:editing-cycles>590</meta:editing-cycles>
    <meta:generator>LibreOffice/4.2.3.3$Linux_X86_64 LibreOffice_project/420m0$Build-3</meta:generator>
    <dc:date>2019-03-15T17:52:21.865113645</dc:date>
    <meta:document-statistic meta:table-count="0" meta:image-count="1" meta:object-count="0" meta:page-count="56" meta:paragraph-count="1729" meta:word-count="6052" meta:character-count="65971" meta:non-whitespace-character-count="55061"/>
  </office:meta>
</office:document-meta>
</file>